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imes New Roman" svg:font-family="Times New Roman"/>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6666666666666666in"/>
    </style:style>
    <style:style style:name="co3" style:family="table-column">
      <style:table-column-properties fo:break-before="auto" style:column-width="11.864583333333334in"/>
    </style:style>
    <style:style style:name="co4" style:family="table-column">
      <style:table-column-properties fo:break-before="auto" style:column-width="0.6666666865348816in"/>
    </style:style>
    <style:style style:name="co5" style:family="table-column">
      <style:table-column-properties fo:break-before="auto" style:column-width="7.760416666666667in"/>
    </style:style>
    <style:style style:name="co6" style:family="table-column">
      <style:table-column-properties fo:break-before="auto" style:column-width="0.9791666666666666in"/>
    </style:style>
    <style:style style:name="co7" style:family="table-column">
      <style:table-column-properties fo:break-before="auto" style:column-width="0.23958333333333334in"/>
    </style:style>
    <style:style style:name="co8" style:family="table-column">
      <style:table-column-properties fo:break-before="auto" style:column-width="0.6666666865348816in"/>
    </style:style>
    <style:style style:name="co9" style:family="table-column">
      <style:table-column-properties fo:break-before="auto" style:column-width="0.6666666865348816in"/>
    </style:style>
    <style:style style:name="co10" style:family="table-column">
      <style:table-column-properties fo:break-before="auto" style:column-width="0.6666666865348816in"/>
    </style:style>
    <style:style style:name="co11" style:family="table-column">
      <style:table-column-properties fo:break-before="auto" style:column-width="0.6666666865348816in"/>
    </style:style>
    <style:style style:name="co12" style:family="table-column">
      <style:table-column-properties fo:break-before="auto" style:column-width="0.6666666865348816in"/>
    </style:style>
    <style:style style:name="co13" style:family="table-column">
      <style:table-column-properties fo:break-before="auto" style:column-width="0.6666666865348816in"/>
    </style:style>
    <style:style style:name="co14" style:family="table-column">
      <style:table-column-properties fo:break-before="auto" style:column-width="0.6666666865348816in"/>
    </style:style>
    <style:style style:name="co15" style:family="table-column">
      <style:table-column-properties fo:break-before="auto" style:column-width="0.6666666865348816in"/>
    </style:style>
    <style:style style:name="co16" style:family="table-column">
      <style:table-column-properties fo:break-before="auto" style:column-width="0.6666666865348816in"/>
    </style:style>
    <style:style style:name="co17" style:family="table-column">
      <style:table-column-properties fo:break-before="auto" style:column-width="0.6666666865348816in"/>
    </style:style>
    <style:style style:name="co18" style:family="table-column">
      <style:table-column-properties fo:break-before="auto" style:column-width="0.6666666865348816in"/>
    </style:style>
    <style:style style:name="co19" style:family="table-column">
      <style:table-column-properties fo:break-before="auto" style:column-width="0.6666666865348816in"/>
    </style:style>
    <style:style style:name="co20" style:family="table-column">
      <style:table-column-properties fo:break-before="auto" style:column-width="0.6666666865348816in"/>
    </style:style>
    <style:style style:name="co21" style:family="table-column">
      <style:table-column-properties fo:break-before="auto" style:column-width="0.6666666865348816in"/>
    </style:style>
    <style:style style:name="co22" style:family="table-column">
      <style:table-column-properties fo:break-before="auto" style:column-width="0.6666666865348816in"/>
    </style:style>
    <style:style style:name="co23" style:family="table-column">
      <style:table-column-properties fo:break-before="auto" style:column-width="0.6666666865348816in"/>
    </style:style>
    <style:style style:name="co24" style:family="table-column">
      <style:table-column-properties fo:break-before="auto" style:column-width="0.6666666865348816in"/>
    </style:style>
    <style:style style:name="co25" style:family="table-column">
      <style:table-column-properties fo:break-before="auto" style:column-width="0.6666666865348816in"/>
    </style:style>
    <style:style style:name="ro1" style:family="table-row">
      <style:table-row-properties style:row-height="0.1875in" fo:break-before="auto" style:use-optimal-row-height="false"/>
    </style:style>
    <style:style style:name="ro2" style:family="table-row">
      <style:table-row-properties style:row-height="0.75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3.0104166666666665in" fo:break-before="auto" style:use-optimal-row-height="true"/>
    </style:style>
    <style:style style:name="ro5" style:family="table-row">
      <style:table-row-properties style:row-height="4.604166666666667in" fo:break-before="auto" style:use-optimal-row-height="true"/>
    </style:style>
    <style:style style:name="ro6" style:family="table-row">
      <style:table-row-properties style:row-height="2.8333333333333335in" fo:break-before="auto" style:use-optimal-row-height="true"/>
    </style:style>
    <style:style style:name="ro7" style:family="table-row">
      <style:table-row-properties style:row-height="3.1875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2.9166666666666665in" fo:break-before="auto" style:use-optimal-row-height="true"/>
    </style:style>
    <style:style style:name="ro11" style:family="table-row">
      <style:table-row-properties style:row-height="1.09375in" fo:break-before="auto" style:use-optimal-row-height="true"/>
    </style:style>
    <style:style style:name="ro12" style:family="table-row">
      <style:table-row-properties style:row-height="1.3125in" fo:break-before="auto" style:use-optimal-row-height="true"/>
    </style:style>
    <style:style style:name="ro13" style:family="table-row">
      <style:table-row-properties style:row-height="5.6875in" fo:break-before="auto" style:use-optimal-row-height="true"/>
    </style:style>
    <style:style style:name="ro14" style:family="table-row">
      <style:table-row-properties style:row-height="4.25in" fo:break-before="auto" style:use-optimal-row-height="true"/>
    </style:style>
    <style:style style:name="ro15" style:family="table-row">
      <style:table-row-properties style:row-height="0.3541666666666667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1.59375in" fo:break-before="auto" style:use-optimal-row-height="true"/>
    </style:style>
    <style:style style:name="ro20" style:family="table-row">
      <style:table-row-properties style:row-height="1.7708333333333333in" fo:break-before="auto" style:use-optimal-row-height="true"/>
    </style:style>
    <style:style style:name="ro21" style:family="table-row">
      <style:table-row-properties style:row-height="1.2395833333333333in" fo:break-before="auto" style:use-optimal-row-height="true"/>
    </style:style>
    <style:style style:name="ro22" style:family="table-row">
      <style:table-row-properties style:row-height="0.53125in" fo:break-before="auto" style:use-optimal-row-height="true"/>
    </style:style>
    <style:style style:name="ro23" style:family="table-row">
      <style:table-row-properties style:row-height="2.125in" fo:break-before="auto" style:use-optimal-row-height="true"/>
    </style:style>
    <style:style style:name="ro24" style:family="table-row">
      <style:table-row-properties style:row-height="2.65625in" fo:break-before="auto" style:use-optimal-row-height="true"/>
    </style:style>
    <style:style style:name="ro25" style:family="table-row">
      <style:table-row-properties style:row-height="1.4166666666666667in" fo:break-before="auto" style:use-optimal-row-height="true"/>
    </style:style>
    <style:style style:name="ro26" style:family="table-row">
      <style:table-row-properties style:row-height="2.4791666666666665in" fo:break-before="auto" style:use-optimal-row-height="true"/>
    </style:style>
    <style:style style:name="ro27" style:family="table-row">
      <style:table-row-properties style:row-height="1.9479166666666667in" fo:break-before="auto" style:use-optimal-row-height="true"/>
    </style:style>
    <style:style style:name="ro28" style:family="table-row">
      <style:table-row-properties style:row-height="2.3020833333333335in" fo:break-before="auto" style:use-optimal-row-height="true"/>
    </style:style>
    <style:style style:name="ro29" style:family="table-row">
      <style:table-row-properties style:row-height="0.22916666666666666in" fo:break-before="auto" style:use-optimal-row-height="false"/>
    </style:style>
    <style:style style:name="ro30" style:family="table-row">
      <style:table-row-properties style:row-height="0.21875in" fo:break-before="auto" style:use-optimal-row-height="true"/>
    </style:style>
    <style:style style:name="ro31" style:family="table-row">
      <style:table-row-properties style:row-height="0.21875in" fo:break-before="auto" style:use-optimal-row-height="false"/>
    </style:style>
    <style:style style:name="ro32" style:family="table-row">
      <style:table-row-properties style:row-height="3.3645833333333335in" fo:break-before="auto" style:use-optimal-row-height="true"/>
    </style:style>
    <style:style style:name="ro33" style:family="table-row">
      <style:table-row-properties style:row-height="4.78125in" fo:break-before="auto" style:use-optimal-row-height="true"/>
    </style:style>
    <style:style style:name="ro34" style:family="table-row">
      <style:table-row-properties style:row-height="0.17708333333333334in" fo:break-before="auto" style:use-optimal-row-height="false"/>
    </style:style>
    <style:style style:name="ro35" style:family="table-row">
      <style:table-row-properties style:row-height="3.3333333333333335in" fo:break-before="auto" style:use-optimal-row-height="true"/>
    </style:style>
    <style:style style:name="ro36" style:family="table-row">
      <style:table-row-properties style:row-height="0.17708333333333334in" fo:break-before="auto" style:use-optimal-row-height="false"/>
    </style:style>
    <style:style style:name="ro37" style:family="table-row">
      <style:table-row-properties style:row-height="3.75in" fo:break-before="auto" style:use-optimal-row-height="true"/>
    </style:style>
    <style:style style:name="ro38" style:family="table-row">
      <style:table-row-properties style:row-height="5.666666666666667in" fo:break-before="auto" style:use-optimal-row-height="true"/>
    </style:style>
    <style:style style:name="ro39" style:family="table-row">
      <style:table-row-properties style:row-height="4.072916666666667in" fo:break-before="auto" style:use-optimal-row-height="true"/>
    </style:style>
    <style:style style:name="ro40" style:family="table-row">
      <style:table-row-properties style:row-height="0.17708333333333334in" fo:break-before="auto" style:use-optimal-row-height="false"/>
    </style:style>
    <style:style style:name="ro41" style:family="table-row">
      <style:table-row-properties style:row-height="1.6666666666666667in" fo:break-before="auto" style:use-optimal-row-height="true"/>
    </style:style>
    <style:style style:name="ro42" style:family="table-row">
      <style:table-row-properties style:row-height="5.3125in" fo:break-before="auto" style:use-optimal-row-height="true"/>
    </style:style>
    <style:style style:name="ro43" style:family="table-row">
      <style:table-row-properties style:row-height="0.17708333333333334in" fo:break-before="auto" style:use-optimal-row-height="false"/>
    </style:style>
    <style:style style:name="ro44" style:family="table-row">
      <style:table-row-properties style:row-height="5.135416666666667in" fo:break-before="auto" style:use-optimal-row-height="true"/>
    </style:style>
    <style:style style:name="ro45" style:family="table-row">
      <style:table-row-properties style:row-height="3.5416666666666665in" fo:break-before="auto" style:use-optimal-row-height="true"/>
    </style:style>
    <style:style style:name="ro46" style:family="table-row">
      <style:table-row-properties style:row-height="0.17708333333333334in" fo:break-before="auto" style:use-optimal-row-height="false"/>
    </style:style>
    <style:style style:name="ro47" style:family="table-row">
      <style:table-row-properties style:row-height="4.583333333333333in" fo:break-before="auto" style:use-optimal-row-height="true"/>
    </style:style>
    <style:style style:name="ro48" style:family="table-row">
      <style:table-row-properties style:row-height="0.17708333333333334in" fo:break-before="auto" style:use-optimal-row-height="false"/>
    </style:style>
    <style:style style:name="ro49" style:family="table-row">
      <style:table-row-properties style:row-height="1.25in" fo:break-before="auto" style:use-optimal-row-height="true"/>
    </style:style>
    <style:style style:name="ro50" style:family="table-row">
      <style:table-row-properties style:row-height="0.17708333333333334in" fo:break-before="auto" style:use-optimal-row-height="false"/>
    </style:style>
    <style:style style:name="ro51" style:family="table-row">
      <style:table-row-properties style:row-height="0.17708333333333334in" fo:break-before="auto" style:use-optimal-row-height="false"/>
    </style:style>
    <style:style style:name="ro52" style:family="table-row">
      <style:table-row-properties style:row-height="0.17708333333333334in" fo:break-before="auto" style:use-optimal-row-height="false"/>
    </style:style>
    <style:style style:name="ro53" style:family="table-row">
      <style:table-row-properties style:row-height="5in" fo:break-before="auto" style:use-optimal-row-height="true"/>
    </style:style>
    <style:style style:name="ro54" style:family="table-row">
      <style:table-row-properties style:row-height="0.17708333333333334in" fo:break-before="auto" style:use-optimal-row-height="false"/>
    </style:style>
    <style:style style:name="ro55" style:family="table-row">
      <style:table-row-properties style:row-height="0.17708333333333334in" fo:break-before="auto" style:use-optimal-row-height="false"/>
    </style:style>
    <style:style style:name="ro56" style:family="table-row">
      <style:table-row-properties style:row-height="0.20833333333333334in" fo:break-before="auto" style:use-optimal-row-height="true"/>
    </style:style>
    <style:style style:name="ro57" style:family="table-row">
      <style:table-row-properties style:row-height="0.17708333333333334in" fo:break-before="auto" style:use-optimal-row-height="false"/>
    </style:style>
    <style:style style:name="ro58" style:family="table-row">
      <style:table-row-properties style:row-height="0.17708333333333334in" fo:break-before="auto" style:use-optimal-row-height="false"/>
    </style:style>
    <style:style style:name="ro59" style:family="table-row">
      <style:table-row-properties style:row-height="0.17708333333333334in" fo:break-before="auto" style:use-optimal-row-height="false"/>
    </style:style>
    <style:style style:name="ro60" style:family="table-row">
      <style:table-row-properties style:row-height="0.28125in" fo:break-before="auto" style:use-optimal-row-height="true"/>
    </style:style>
    <style:style style:name="ro61" style:family="table-row">
      <style:table-row-properties style:row-height="0.17708333333333334in" fo:break-before="auto" style:use-optimal-row-height="false"/>
    </style:style>
    <style:style style:name="ro62" style:family="table-row">
      <style:table-row-properties style:row-height="5.489583333333333in" fo:break-before="auto" style:use-optimal-row-height="true"/>
    </style:style>
    <style:style style:name="ro63" style:family="table-row">
      <style:table-row-properties style:row-height="0.17708333333333334in" fo:break-before="auto" style:use-optimal-row-height="false"/>
    </style:style>
    <style:style style:name="ro64" style:family="table-row">
      <style:table-row-properties style:row-height="0.17708333333333334in" fo:break-before="auto" style:use-optimal-row-height="false"/>
    </style:style>
    <style:style style:name="ro65" style:family="table-row">
      <style:table-row-properties style:row-height="0.17708333333333334in" fo:break-before="auto" style:use-optimal-row-height="false"/>
    </style:style>
    <style:style style:name="ro66" style:family="table-row">
      <style:table-row-properties style:row-height="3.8958333333333335in" fo:break-before="auto" style:use-optimal-row-height="true"/>
    </style:style>
    <style:style style:name="ro67" style:family="table-row">
      <style:table-row-properties style:row-height="4.958333333333333in" fo:break-before="auto" style:use-optimal-row-height="true"/>
    </style:style>
    <style:style style:name="ta1" style:family="table" style:master-page-name="PageStyle_5f_Instruções para preenchimento">
      <style:table-properties table:display="true" style:writing-mode="lr-tb"/>
    </style:style>
    <style:style style:name="ta2" style:family="table" style:master-page-name="PageStyle_5f_GPR">
      <style:table-properties table:display="true" style:writing-mode="lr-tb"/>
    </style:style>
    <style:style style:name="ta3" style:family="table" style:master-page-name="PageStyle_5f_GRE">
      <style:table-properties table:display="true" style:writing-mode="lr-tb"/>
    </style:style>
    <style:style style:name="ta4" style:family="table" style:master-page-name="PageStyle_5f_GCO">
      <style:table-properties table:display="true" style:writing-mode="lr-tb"/>
    </style:style>
    <style:style style:name="ta5" style:family="table" style:master-page-name="PageStyle_5f_AQU">
      <style:table-properties table:display="true" style:writing-mode="lr-tb"/>
    </style:style>
    <style:style style:name="ta6" style:family="table" style:master-page-name="PageStyle_5f_GQA">
      <style:table-properties table:display="true" style:writing-mode="lr-tb"/>
    </style:style>
    <style:style style:name="ta7" style:family="table" style:master-page-name="PageStyle_5f_GPP">
      <style:table-properties table:display="true" style:writing-mode="lr-tb"/>
    </style:style>
    <style:style style:name="ta8" style:family="table" style:master-page-name="PageStyle_5f_MED">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top="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ce29" style:family="table-cell" style:parent-style-name="Default" style:data-style-name="N0">
      <style:table-cell-properties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0">
      <style:table-cell-properties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fo:border-lef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data-style-name="N0">
      <style:table-cell-properties fo:border-righ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3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4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8"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9" style:family="table-cell" style:parent-style-name="Default" style:data-style-name="N0">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data-style-name="N0">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54"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5"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6"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7"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5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9"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2"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6" style:family="table-cell" style:parent-style-name="Default" style:data-style-name="N0">
      <style:table-cell-properties fo:border-left="1.0pt solid #000000" fo:border-right="1.0pt solid #000000" fo:border-top="1.0pt solid #000000" fo:border-bottom="1.0pt solid #000000" fo:wrap-option="wrap" style:vertical-align="bottom"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68"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69"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1" style:family="table-cell" style:parent-style-name="Default" style:data-style-name="N0">
      <style:table-cell-properties fo:border-left="1.0pt solid #000000" fo:border-right="1.0pt solid #000000" fo:border-top="1.0pt solid #000000" fo:border-bottom="1.0pt solid #000000"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data-style-name="N0">
      <style:table-cell-properties fo:border-left="1.0pt solid #000000" fo:border-right="1.0pt solid #000000" fo:border-top="1.0pt solid #000000" fo:border-bottom="1.0pt solid #000000" fo:wrap-option="wrap" style:vertical-align="bottom" fo:background-color="#CC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ce87" style:family="table-cell" style:parent-style-name="Default" style:data-style-name="N0">
      <style:table-cell-properties fo:border-left="1.0pt solid #000000" fo:border-right="1.0pt solid #000000" fo:border-top="1.0pt solid #000000" fo:border-bottom="1.0pt solid #000000" fo:wrap-option="wrap" style:vertical-align="bottom" fo:background-color="#99CC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91" style:family="table-cell" style:parent-style-name="Default" style:data-style-name="N0">
      <style:table-cell-properties fo:border-left="1.0pt solid #000000" fo:border-right="1.0pt solid #000000" fo:border-top="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data-style-name="N0">
      <style:table-cell-properties fo:border-left="1.0pt solid #000000" fo:border-right="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9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data-style-name="N0">
      <style:table-cell-properties fo:border-left="1.0pt solid #000000"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9" style:family="table-cell" style:parent-style-name="Default" style:data-style-name="N0">
      <style:table-cell-properties fo:border-left="1.0pt solid #000000"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data-style-name="N178">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data-style-name="N0">
      <style:table-cell-properties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6" style:family="table-cell" style:parent-style-name="Default" style:data-style-name="N0">
      <style:table-cell-properties fo:border-left="1.0pt solid #000000" fo:border-right="1.0pt solid #000000" fo:border-top="1.0pt solid #000000" fo:border-bottom="1.0pt solid #000000" style:vertical-align="bottom" fo:background-color="#CCFFCC"/>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107"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10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data-style-name="N179">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2" style:family="table-cell" style:parent-style-name="Default" style:data-style-name="N0">
      <style:table-cell-properties fo:border-left="1.0pt solid #000000" fo:border-right="1.0pt solid #000000" fo:border-top="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3" style:family="table-cell" style:parent-style-name="Default" style:data-style-name="N0">
      <style:table-cell-properties fo:border-left="1.0pt solid #000000" fo:border-right="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115"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1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1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9"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0"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1"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22"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123"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4"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5"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1" style:family="text">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4"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6"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7"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T20"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22"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2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office:automatic-styles>
  <office:body>
    <office:spreadsheet>
      <table:table table:name="Instruções para preenchimento" table:style-name="ta1" table:print="false">
        <office:forms form:automatic-focus="false" form:apply-design-mode="false"/>
        <table:table-column table:style-name="co2" table:default-cell-style-name="ce-1"/>
        <table:table-column table:style-name="co3" table:default-cell-style-name="ce-1"/>
        <table:table-column table:style-name="co2" table:number-columns-repeated="4" table:default-cell-style-name="ce-1"/>
        <table:table-column table:style-name="co1" table:default-cell-style-name="ce15" table:number-columns-repeated="250"/>
        <table:table-row table:style-name="ro1">
          <table:table-cell/>
          <table:table-cell table:style-name="ce21"/>
        </table:table-row>
        <table:table-row table:style-name="ro2">
          <table:table-cell table:style-name="ce22"/>
          <table:table-cell table:style-name="ce23" office:value-type="string">
            <text:p>INSTRUÇÕES</text:p>
          </table:table-cell>
          <table:table-cell table:style-name="ce24"/>
        </table:table-row>
        <table:table-row table:style-name="ro3">
          <table:table-cell table:style-name="ce22"/>
          <table:table-cell table:style-name="ce25" office:value-type="string">
            <text:p>Instruções para preenchimento da planilha</text:p>
          </table:table-cell>
          <table:table-cell table:style-name="ce24"/>
        </table:table-row>
        <table:table-row table:style-name="ro4">
          <table:table-cell table:style-name="ce22"/>
          <table:table-cell table:style-name="ce26" office:value-type="string">
            <text:p>Coluna A - Resultado esperado / evidência: Número e descrição dos resultados. Utilizado pela empresa para inserir as evidências objetivas.</text:p>
          </table:table-cell>
          <table:table-cell table:style-name="ce24"/>
        </table:table-row>
        <table:table-row table:style-name="ro5">
          <table:table-cell table:style-name="ce22"/>
          <table:table-cell table:style-name="ce26" office:value-type="string">
            <text:p>Coluna B - Utilizado pela empresa para inserir onde a fonte de evidência é originada, por exemplo: GS - Gerência Superior, LP - Líder do Projeto, DES - Desenvolvedor, SQA, SCM, RM, SPG etc.</text:p>
          </table:table-cell>
          <table:table-cell table:style-name="ce24"/>
        </table:table-row>
        <table:table-row table:style-name="ro6">
          <table:table-cell table:style-name="ce22"/>
          <table:table-cell table:style-name="ce26" office:value-type="string">
            <text:p>Coluna C - ORG: Utilizado pela empresa para assinalar um "x" quando a evidência objetiva corresponde a toda a organização.</text:p>
          </table:table-cell>
          <table:table-cell table:style-name="ce24"/>
        </table:table-row>
        <table:table-row table:style-name="ro7">
          <table:table-cell table:style-name="ce22"/>
          <table:table-cell table:style-name="ce26" office:value-type="string">
            <text:p>Coluna D - Projeto 1: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E - Projeto 2: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F - Projeto 3: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G - Projeto 4: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H - Projeto 5: Utilizado pela empresa para assinalar um "x" se a EO estiver associada ao projeto.  Insira o nome do projeto correspondente.</text:p>
          </table:table-cell>
          <table:table-cell table:style-name="ce24"/>
        </table:table-row>
        <table:table-row table:style-name="ro8">
          <table:table-cell table:style-name="ce22"/>
          <table:table-cell table:style-name="ce26" office:value-type="string">
            <text:p>Coluna I,J: Utilizado pela empresa para inserir mais colunas, se necessário; insira o nome do projeto e preencha com "x" se a EO estiver associada ao projeto.</text:p>
          </table:table-cell>
          <table:table-cell table:style-name="ce24"/>
        </table:table-row>
        <table:table-row table:style-name="ro1">
          <table:table-cell/>
          <table:table-cell table:style-name="ce27"/>
        </table:table-row>
      </table:table>
      <table:table table:name="GPR" table:style-name="ta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4" table:default-cell-style-name="ce15" table:number-columns-repeated="248"/>
        <table:table-row table:style-name="ro10">
          <table:table-cell table:style-name="ce28" office:value-type="string">
            <text:p>Gerência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number-columns-repeated="6" table:style-name="ce39"/>
        </table:table-row>
        <table:table-row table:style-name="ro14">
          <table:table-cell table:style-name="ce37" office:value-type="string">
            <text:p>GPR 1. O escopo do trabalho para o projeto é definido.
As evidências apresentadas para este resultado permitem assegurar que o escopo do projeto foi definido?</text:p>
          </table:table-cell>
          <table:table-cell table:style-name="ce38"/>
          <table:table-cell table:number-columns-repeated="6" table:style-name="ce40"/>
        </table:table-row>
        <table:table-row table:style-name="ro15">
          <table:table-cell table:style-name="ce41" office:value-type="string">
            <text:p>Escopo do projeto</text:p>
          </table:table-cell>
          <table:table-cell table:style-name="ce42" office:value-type="string">
            <text:p>Gestor de escopo</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16">
          <table:table-cell table:style-name="ce44" office:value-type="string">
            <text:p>Escopo da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16">
          <table:table-cell table:style-name="ce44" office:value-type="string">
            <text:p>Escopo do planejamento</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16">
          <table:table-cell table:style-name="ce44" office:value-type="string">
            <text:p>Escopo da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16">
          <table:table-cell table:style-name="ce44" office:value-type="string">
            <text:p>Escopo da construção 2</text:p>
          </table:table-cell>
          <table:table-cell table:style-name="ce42" office:value-type="string">
            <text:p>Gestor de escopo</text:p>
          </table:table-cell>
          <table:table-cell table:style-name="ce42"/>
          <table:table-cell table:style-name="ce43" table:formula="oooc:=HYPERLINK(&quot;https://docs.google.com/document/d/13zUVQGnq6y--SqJ_BujSdTj0w4ujm9VRPmLKS6hbwUA/edit&quot;;&quot;D&quot;)" office:value-type="string">
            <text:p>D</text:p>
          </table:table-cell>
          <table:table-cell table:number-columns-repeated="4" table:style-name="ce42"/>
        </table:table-row>
        <table:table-row table:style-name="ro16">
          <table:table-cell table:style-name="ce45" office:value-type="string">
            <text:p>Escopo da construção 3</text:p>
          </table:table-cell>
          <table:table-cell table:style-name="ce43" office:value-type="string">
            <text:p>Gestor de escopo</text:p>
          </table:table-cell>
          <table:table-cell table:style-name="ce43"/>
          <table:table-cell table:style-name="ce43" table:formula="oooc:=HYPERLINK(&quot;https://docs.google.com/document/d/17W4hVgjr1Kuc1voXUGsHDwf2Si9AWHDq-CPnhG35BdM/edit&quot;;&quot;D&quot;)" office:value-type="string">
            <text:p>D</text:p>
          </table:table-cell>
          <table:table-cell table:number-columns-repeated="4" table:style-name="ce43"/>
        </table:table-row>
        <table:table-row table:style-name="ro16">
          <table:table-cell table:style-name="ce45" office:value-type="string">
            <text:p>Escopo da construção 4</text:p>
          </table:table-cell>
          <table:table-cell table:style-name="ce43" office:value-type="string">
            <text:p>Gestor de escopo</text:p>
          </table:table-cell>
          <table:table-cell table:style-name="ce43"/>
          <table:table-cell table:style-name="ce43" table:formula="oooc:=HYPERLINK(&quot;http://goo.gl/MaSq1&quot;;&quot;D&quot;)" office:value-type="string">
            <text:p>D</text:p>
          </table:table-cell>
          <table:table-cell table:number-columns-repeated="4" table:style-name="ce43"/>
        </table:table-row>
        <table:table-row table:style-name="ro16">
          <table:table-cell table:style-name="ce45" office:value-type="string">
            <text:p>Escopo da construção 5</text:p>
          </table:table-cell>
          <table:table-cell table:style-name="ce43" office:value-type="string">
            <text:p>Gestor de escopo</text:p>
          </table:table-cell>
          <table:table-cell table:style-name="ce43"/>
          <table:table-cell table:style-name="ce43" table:formula="oooc:=HYPERLINK(&quot;https://docs.google.com/file/d/0B3-8gMhY5JT8dnk3ZHdZakJZVGs/edit&quot;;&quot;D&quot;)" office:value-type="string">
            <text:p>D</text:p>
          </table:table-cell>
          <table:table-cell table:number-columns-repeated="4" table:style-name="ce43"/>
        </table:table-row>
        <table:table-row table:style-name="ro16">
          <table:table-cell table:style-name="ce45" office:value-type="string">
            <text:p>Escopo da construção 6</text:p>
          </table:table-cell>
          <table:table-cell table:style-name="ce43" office:value-type="string">
            <text:p>Gestor de escopo</text:p>
          </table:table-cell>
          <table:table-cell table:style-name="ce43"/>
          <table:table-cell table:style-name="ce43" table:formula="oooc:=HYPERLINK(&quot;https://docs.google.com/file/d/0B3-8gMhY5JT8Z3k3SzFEcnZ0VWs/edit&quot;;&quot;D&quot;)" office:value-type="string">
            <text:p>D</text:p>
          </table:table-cell>
          <table:table-cell table:number-columns-repeated="4" table:style-name="ce43"/>
        </table:table-row>
        <table:table-row table:style-name="ro17">
          <table:table-cell table:style-name="ce45" office:value-type="string">
            <text:p>Ata da reunião de abertura do projeto</text:p>
          </table:table-cell>
          <table:table-cell table:style-name="ce43" office:value-type="string">
            <text:p>Patrocinador</text:p>
          </table:table-cell>
          <table:table-cell table:style-name="ce43"/>
          <table:table-cell table:style-name="ce43" table:formula="oooc:=HYPERLINK(&quot;https://docs.google.com/document/d/12mOvvAmlFeiNW4TG6INgqibgWTNJDE43wObAG_Ym4K8/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 As tarefas e os produtos de trabalho do projeto são dimensionados utilizando métodos apropriados.
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number-columns-repeated="7" table:style-name="ce40"/>
        </table:table-row>
        <table:table-row table:style-name="ro3">
          <table:table-cell table:style-name="ce44" office:value-type="string">
            <text:p>Planning Poker para Histórias de Usuários</text:p>
          </table:table-cell>
          <table:table-cell table:style-name="ce42" office:value-type="string">
            <text:p>Gestor de tempo</text:p>
          </table:table-cell>
          <table:table-cell table:style-name="ce42"/>
          <table:table-cell table:style-name="ce43" table:formula="oooc:=HYPERLINK(&quot;https://docs.google.com/spreadsheet/ccc?key=0An-8gMhY5JT8dHRuWGRfM05HUEswb25RcTN4LVRFbXc#gid=0&quot;;&quot;D&quot;)" office:value-type="string">
            <text:p>D</text:p>
          </table:table-cell>
          <table:table-cell table:number-columns-repeated="4" table:style-name="ce42"/>
        </table:table-row>
        <table:table-row table:style-name="ro3">
          <table:table-cell table:style-name="ce44" office:value-type="string">
            <text:p>Plano de gerência de tempo - seção "5. Estimativas"</text:p>
          </table:table-cell>
          <table:table-cell table:style-name="ce42" office:value-type="string">
            <text:p>Gestor de tempo</text:p>
          </table:table-cell>
          <table:table-cell table:style-name="ce43"/>
          <table:table-cell table:style-name="ce42" table:formula="oooc:=HYPERLINK(&quot;https://docs.google.com/document/d/1TR6Ozh3YPPCMSjPKRhqC4Z24QqG5IZ6xRws87lKVP_k/edit&quot;;&quot;D&quot;)" office:value-type="string">
            <text:p>D</text:p>
          </table:table-cell>
          <table:table-cell table:number-columns-repeated="4" table:style-name="ce42"/>
        </table:table-row>
        <table:table-row table:style-name="ro19">
          <table:table-cell table:style-name="ce44" office:value-type="string">
            <text:p>Campo "Tamanho" nos tickets rotulados como "História" no redmine.</text:p>
          </table:table-cell>
          <table:table-cell table:style-name="ce42" office:value-type="string">
            <text:p>Gestor de tempo</text:p>
          </table:table-cell>
          <table:table-cell table:style-name="ce43"/>
          <table:table-cell table:style-name="ce42" table:formula="oooc:=HYPERLINK(&quot;http://fs.inf.ufg.br:3000/redmine/versions/8&quot;;&quot;D&quot;)" office:value-type="string">
            <text:p>D</text:p>
          </table:table-cell>
          <table:table-cell table:number-columns-repeated="4" table:style-name="ce43"/>
        </table:table-row>
        <table:table-row table:style-name="ro20">
          <table:table-cell table:style-name="ce44" office:value-type="string">
            <text:p>Ata de Reunião qual foram estimadas as hitórias de usuários 6 a 16.</text:p>
          </table:table-cell>
          <table:table-cell table:style-name="ce43" office:value-type="string">
            <text:p>Gestor de Integração</text:p>
          </table:table-cell>
          <table:table-cell table:style-name="ce42"/>
          <table:table-cell table:style-name="ce42" table:formula="oooc:=HYPERLINK(&quot;https://docs.google.com/document/d/1fwNHaCDXp-rW5vSdNk1QSENsdE5uxovNvo62HL3rNqk/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3. O modelo e as fases do ciclo de vida do projeto são definidos.
As evidências apresentadas para este resultado permitem assegurar que  o modelo do ciclo de vida do projeto foi definido, indicando suas fases, as relações de sequência e interdependência entre elas?</text:p>
          </table:table-cell>
          <table:table-cell table:number-columns-repeated="7" table:style-name="ce40"/>
        </table:table-row>
        <table:table-row table:style-name="ro15">
          <table:table-cell table:style-name="ce44" office:value-type="string">
            <text:p>Ciclo de vida</text:p>
          </table:table-cell>
          <table:table-cell table:style-name="ce42" office:value-type="string">
            <text:p>Gestor de Projeto</text:p>
          </table:table-cell>
          <table:table-cell table:style-name="ce42"/>
          <table:table-cell table:style-name="ce43" table:formula="oooc:=HYPERLINK(&quot;https://docs.google.com/document/d/1A7CaBkHLJTTGQ8KW-XlK1VbvCQhCE5-ZMolNX_491xg/edit&quot;;&quot;D&quot;)" office:value-type="string">
            <text:p>D</text:p>
          </table:table-cell>
          <table:table-cell table:number-columns-repeated="4" table:style-name="ce42"/>
        </table:table-row>
        <table:table-row table:style-name="ro21">
          <table:table-cell table:style-name="ce44" office:value-type="string">
            <text:p>Ata Aprovação do plano - contendo o ciclo de vida</text:p>
          </table:table-cell>
          <table:table-cell table:style-name="ce42" office:value-type="string">
            <text:p>Gestor de Projet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2">
          <table:table-cell table:style-name="ce44" office:value-type="string">
            <text:p>EAP Concepção</text:p>
          </table:table-cell>
          <table:table-cell table:number-columns-repeated="2"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22">
          <table:table-cell table:style-name="ce44" office:value-type="string">
            <text:p>EAP Planejamento </text:p>
          </table:table-cell>
          <table:table-cell table:number-columns-repeated="2"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22">
          <table:table-cell table:style-name="ce44" office:value-type="string">
            <text:p>EAP Construção 1</text:p>
          </table:table-cell>
          <table:table-cell table:number-columns-repeated="2"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22">
          <table:table-cell table:style-name="ce44" office:value-type="string">
            <text:p>EAP Construção 2</text:p>
          </table:table-cell>
          <table:table-cell table:number-columns-repeated="2" table:style-name="ce42"/>
          <table:table-cell table:style-name="ce43" table:formula="oooc:=HYPERLINK(&quot;https://docs.google.com/file/d/0B1o0n1pKs9sqQ2QzSXBQbUNKdnc/edit&quot;;&quot;D&quot;)" office:value-type="string">
            <text:p>D</text:p>
          </table:table-cell>
          <table:table-cell table:number-columns-repeated="4" table:style-name="ce42"/>
        </table:table-row>
        <table:table-row table:style-name="ro22">
          <table:table-cell table:style-name="ce44" office:value-type="string">
            <text:p>EAP Construção 3</text:p>
          </table:table-cell>
          <table:table-cell table:number-columns-repeated="2" table:style-name="ce42"/>
          <table:table-cell table:style-name="ce43" table:formula="oooc:=HYPERLINK(&quot;https://docs.google.com/file/d/0ByBzeH1ls34EekFkMlpkOHNEVVU/edit&quot;;&quot;D&quot;)" office:value-type="string">
            <text:p>D</text:p>
          </table:table-cell>
          <table:table-cell table:number-columns-repeated="4" table:style-name="ce42"/>
        </table:table-row>
        <table:table-row table:style-name="ro22">
          <table:table-cell table:style-name="ce44" office:value-type="string">
            <text:p>EAP Construção 4</text:p>
          </table:table-cell>
          <table:table-cell table:number-columns-repeated="2" table:style-name="ce42"/>
          <table:table-cell table:style-name="ce43" table:formula="oooc:=HYPERLINK(&quot;https://docs.google.com/file/d/0ByBzeH1ls34EcGlDanF3clBBQzQ/edit&quot;;&quot;D&quot;)" office:value-type="string">
            <text:p>D</text:p>
          </table:table-cell>
          <table:table-cell table:number-columns-repeated="4" table:style-name="ce42"/>
        </table:table-row>
        <table:table-row table:style-name="ro22">
          <table:table-cell table:style-name="ce44" office:value-type="string">
            <text:p>EAP Construção 5</text:p>
          </table:table-cell>
          <table:table-cell table:number-columns-repeated="2" table:style-name="ce42"/>
          <table:table-cell table:style-name="ce43" table:formula="oooc:=HYPERLINK(&quot;https://docs.google.com/file/d/0B3-8gMhY5JT8dnk3ZHdZakJZVGs/edit&quot;;&quot;D&quot;)" office:value-type="string">
            <text:p>D</text:p>
          </table:table-cell>
          <table:table-cell table:number-columns-repeated="4" table:style-name="ce42"/>
        </table:table-row>
        <table:table-row table:style-name="ro22">
          <table:table-cell table:style-name="ce44" office:value-type="string">
            <text:p>EAP Construção 6</text:p>
          </table:table-cell>
          <table:table-cell table:number-columns-repeated="2" table:style-name="ce42"/>
          <table:table-cell table:style-name="ce43" table:formula="oooc:=HYPERLINK(&quot;https://docs.google.com/file/d/0B3-8gMhY5JT8cHVuVVJmYWcwOD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té o nível F) O esforço e o custo para a execução das tarefas e dos produtos de trabalho são estimados com base em dados históricos ou referências técnicas.
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number-columns-repeated="7" table:style-name="ce40"/>
        </table:table-row>
        <table:table-row table:style-name="ro21">
          <table:table-cell table:style-name="ce44" office:value-type="string">
            <text:p>Cronograma - Tarefas estimadas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1">
          <table:table-cell table:style-name="ce44" office:value-type="string">
            <text:p>Cronograma - Tarefas estimadas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1">
          <table:table-cell table:style-name="ce44" office:value-type="string">
            <text:p>Cronograma - Tarefas estimadas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3">
          <table:table-cell table:style-name="ce44" office:value-type="string">
            <text:p>Tempo Estimado Construção 2 - Estimativa da Atividade no campo "Tempo estimado" da atividade</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3">
          <table:table-cell table:style-name="ce45" office:value-type="string">
            <text:p>Tempo Estimado Construção 3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23">
          <table:table-cell table:style-name="ce45" office:value-type="string">
            <text:p>Tempo Estimado Construção 4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7&quot;;&quot;D&quot;)" office:value-type="string">
            <text:p>D</text:p>
          </table:table-cell>
          <table:table-cell table:number-columns-repeated="4" table:style-name="ce43"/>
        </table:table-row>
        <table:table-row table:style-name="ro23">
          <table:table-cell table:style-name="ce49" office:value-type="string">
            <text:p>Tempo Estimado Construção 5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9&quot;;&quot;D&quot;)" office:value-type="string">
            <text:p>D</text:p>
          </table:table-cell>
          <table:table-cell table:number-columns-repeated="4" table:style-name="ce43"/>
        </table:table-row>
        <table:table-row table:style-name="ro23">
          <table:table-cell table:style-name="ce50" office:value-type="string">
            <text:p>Tempo Estimado Construção 6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10&quot;;&quot;D&quot;)" office:value-type="string">
            <text:p>D</text:p>
          </table:table-cell>
          <table:table-cell table:number-columns-repeated="4" table:style-name="ce43"/>
        </table:table-row>
        <table:table-row table:style-name="ro17">
          <table:table-cell table:style-name="ce45" office:value-type="string">
            <text:p>Custos das iterações - Análise e Projeções</text:p>
          </table:table-cell>
          <table:table-cell table:style-name="ce43" office:value-type="string">
            <text:p>Gestor de tempo</text:p>
          </table:table-cell>
          <table:table-cell table:style-name="ce43"/>
          <table:table-cell table:style-name="ce43" table:formula="oooc:=HYPERLINK(&quot;https://docs.google.com/spreadsheet/ccc?key=0At0foN2nkleIdEdpNEt1ZVRaMW1xSzlWaDdoTVVnbVE#gid=1&quot;;&quot;D&quot;)" office:value-type="string">
            <text:p>D</text:p>
          </table:table-cell>
          <table:table-cell table:number-columns-repeated="4" table:style-name="ce43"/>
        </table:table-row>
        <table:table-row table:style-name="ro23">
          <table:table-cell table:style-name="ce44" office:value-type="string">
            <text:p>Plano de Tempo - Método de Estimativa de Horas - Ver Seção 5 "Estimativa de Esforço"</text:p>
          </table:table-cell>
          <table:table-cell table:style-name="ce42" office:value-type="string">
            <text:p>Gestor de tempo</text:p>
          </table:table-cell>
          <table:table-cell table:style-name="ce42"/>
          <table:table-cell table:style-name="ce43" table:formula="oooc:=HYPERLINK(&quot;https://docs.google.com/document/d/1TR6Ozh3YPPCMSjPKRhqC4Z24QqG5IZ6xRws87lKVP_k/edit&quot;;&quot;D&quot;)" office:value-type="string">
            <text:p>D</text:p>
          </table:table-cell>
          <table:table-cell table:number-columns-repeated="4" table:style-name="ce42"/>
        </table:table-row>
        <table:table-row table:style-name="ro24">
          <table:table-cell table:style-name="ce45" office:value-type="string">
            <text:p>Plano de Custo - Método de Estimativa de Custo - Ver Tabela 2.1 "Valores dos Recursos Humanos"</text:p>
          </table:table-cell>
          <table:table-cell table:style-name="ce43" office:value-type="string">
            <text:p>Gestor de Custo</text:p>
          </table:table-cell>
          <table:table-cell table:style-name="ce43"/>
          <table:table-cell table:style-name="ce43" table:formula="oooc:=HYPERLINK(&quot;https://docs.google.com/document/d/14VXx0hi-SxaQYZepzOQihRXwkyTP78rTQxBRconIu-8/edit&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 partir do nível E) O planejamento e as estimativas das tarefas do projeto são feitos baseados no repositório de estimativas e no conjunto de ativos de processo organizacional.
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5. O orçamento e o cronograma do projeto, incluindo a definição de marcos e pontos de controle, são estabelecidos e mantidos.
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number-columns-repeated="7" table:style-name="ce40"/>
        </table:table-row>
        <table:table-row table:style-name="ro16">
          <table:table-cell table:style-name="ce44" office:value-type="string">
            <text:p>Cronograma - concepçã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3&quot;;&quot;D&quot;)" office:value-type="string">
            <text:p>D</text:p>
          </table:table-cell>
          <table:table-cell table:number-columns-repeated="4" table:style-name="ce42"/>
        </table:table-row>
        <table:table-row table:style-name="ro16">
          <table:table-cell table:style-name="ce44" office:value-type="string">
            <text:p>Cronograma - planejament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4&quot;;&quot;D&quot;)" office:value-type="string">
            <text:p>D</text:p>
          </table:table-cell>
          <table:table-cell table:number-columns-repeated="4" table:style-name="ce42"/>
        </table:table-row>
        <table:table-row table:style-name="ro16">
          <table:table-cell table:style-name="ce44" office:value-type="string">
            <text:p>Cronograma - construção 1</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5&quot;;&quot;D&quot;)" office:value-type="string">
            <text:p>D</text:p>
          </table:table-cell>
          <table:table-cell table:number-columns-repeated="4" table:style-name="ce42"/>
        </table:table-row>
        <table:table-row table:style-name="ro16">
          <table:table-cell table:style-name="ce44" office:value-type="string">
            <text:p>Cronograma - construção 2</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6">
          <table:table-cell table:style-name="ce44" office:value-type="string">
            <text:p>Cronograma - construção 3</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16">
          <table:table-cell table:style-name="ce44" office:value-type="string">
            <text:p>Cronograma - construção 4</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16">
          <table:table-cell table:style-name="ce44" office:value-type="string">
            <text:p>Cronograma - construção 5</text:p>
          </table:table-cell>
          <table:table-cell table:style-name="ce42" office:value-type="string">
            <text:p>Gestor de tempo</text:p>
          </table:table-cell>
          <table:table-cell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16">
          <table:table-cell table:style-name="ce44" office:value-type="string">
            <text:p>Cronograma - construção 6</text:p>
          </table:table-cell>
          <table:table-cell table:style-name="ce42" office:value-type="string">
            <text:p>Gestor de tempo</text:p>
          </table:table-cell>
          <table:table-cell table:style-name="ce42"/>
          <table:table-cell table:style-name="ce43" table:formula="oooc:=HYPERLINK(&quot;http://fs.inf.ufg.br:3000/redmine/versions/10&quot;;&quot;D&quot;)" office:value-type="string">
            <text:p>D</text:p>
          </table:table-cell>
          <table:table-cell table:number-columns-repeated="4" table:style-name="ce42"/>
        </table:table-row>
        <table:table-row table:style-name="ro22">
          <table:table-cell table:style-name="ce44" office:value-type="string">
            <text:p>Cronograma do projeto</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22">
          <table:table-cell table:style-name="ce44" office:value-type="string">
            <text:p>Orçamento do projeto</text:p>
          </table:table-cell>
          <table:table-cell table:style-name="ce42" office:value-type="string">
            <text:p>Gestor de custo</text:p>
          </table:table-cell>
          <table:table-cell table:style-name="ce42"/>
          <table:table-cell table:style-name="ce43"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25">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5" office:value-type="string">
            <text:p>Gráfico de Gantt Contrução 2</text:p>
          </table:table-cell>
          <table:table-cell table:style-name="ce42" office:value-type="string">
            <text:p>Gestor de tempo</text:p>
          </table:table-cell>
          <table:table-cell table:style-name="ce45"/>
          <table:table-cell table:style-name="ce45" table:formula="oooc:=HYPERLINK(&quot;http://goo.gl/O1J4G&quot;;&quot;D&quot;)" office:value-type="string">
            <text:p>D</text:p>
          </table:table-cell>
          <table:table-cell table:number-columns-repeated="4" table:style-name="ce45"/>
        </table:table-row>
        <table:table-row table:style-name="ro16">
          <table:table-cell table:style-name="ce45" office:value-type="string">
            <text:p>Gráfico de Gantt Contrução 3</text:p>
          </table:table-cell>
          <table:table-cell table:style-name="ce42" office:value-type="string">
            <text:p>Gestor de tempo</text:p>
          </table:table-cell>
          <table:table-cell table:style-name="ce45"/>
          <table:table-cell table:style-name="ce45" table:formula="oooc:=HYPERLINK(&quot;http://goo.gl/yWQHk&quot;;&quot;D&quot;)" office:value-type="string">
            <text:p>D</text:p>
          </table:table-cell>
          <table:table-cell table:number-columns-repeated="4" table:style-name="ce45"/>
        </table:table-row>
        <table:table-row table:style-name="ro16">
          <table:table-cell table:style-name="ce45" office:value-type="string">
            <text:p>Gráfico de Gantt Contrução 4</text:p>
          </table:table-cell>
          <table:table-cell table:style-name="ce42" office:value-type="string">
            <text:p>Gestor de tempo</text:p>
          </table:table-cell>
          <table:table-cell table:style-name="ce45"/>
          <table:table-cell table:style-name="ce45" table:formula="oooc:=HYPERLINK(&quot;http://goo.gl/cTNb9&quot;;&quot;D&quot;)" office:value-type="string">
            <text:p>D</text:p>
          </table:table-cell>
          <table:table-cell table:number-columns-repeated="4" table:style-name="ce45"/>
        </table:table-row>
        <table:table-row table:style-name="ro16">
          <table:table-cell table:style-name="ce45" office:value-type="string">
            <text:p>Gráfico de Gantt Contrução 5</text:p>
          </table:table-cell>
          <table:table-cell table:style-name="ce42" office:value-type="string">
            <text:p>Gestor de tempo</text:p>
          </table:table-cell>
          <table:table-cell table:style-name="ce45"/>
          <table:table-cell table:style-name="ce45" table:formula="oooc:=HYPERLINK(&quot;http://goo.gl/udiwT&quot;;&quot;D&quot;)" office:value-type="string">
            <text:p>D</text:p>
          </table:table-cell>
          <table:table-cell table:number-columns-repeated="4" table:style-name="ce45"/>
        </table:table-row>
        <table:table-row table:style-name="ro18">
          <table:table-cell table:style-name="ce45"/>
          <table:table-cell table:style-name="ce43"/>
          <table:table-cell table:number-columns-repeated="6" table:style-name="ce45"/>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6. Os riscos do projeto são identificados e o seu impacto, probabilidade de ocorrência e prioridade de tratamento são determinados e documentados.
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number-columns-repeated="7" table:style-name="ce40"/>
        </table:table-row>
        <table:table-row table:style-name="ro15">
          <table:table-cell table:style-name="ce44" office:value-type="string">
            <text:p>Lista de riscos</text:p>
          </table:table-cell>
          <table:table-cell table:style-name="ce42" office:value-type="string">
            <text:p>Gestor de riscos</text:p>
          </table:table-cell>
          <table:table-cell table:style-name="ce42"/>
          <table:table-cell table:style-name="ce43" table:formula="oooc:=HYPERLINK(&quot;https://docs.google.com/spreadsheet/ccc?key=0AorrXwQyqk6rdEc2LURtSFViMDhCRE8tTHRENGU1ZkE#gid=0&quot;;&quot;D&quot;)" office:value-type="string">
            <text:p>D</text:p>
          </table:table-cell>
          <table:table-cell table:number-columns-repeated="4" table:style-name="ce42"/>
        </table:table-row>
        <table:table-row table:style-name="ro25">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3">
          <table:table-cell table:style-name="ce44" office:value-type="string">
            <text:p>Dados estatísticos do risco - Construção 3</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3">
          <table:table-cell table:style-name="ce44" office:value-type="string">
            <text:p>Dados estatísticos do risco - Construção 4</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15">
          <table:table-cell table:style-name="ce44" office:value-type="string">
            <text:p>Plano de riscos</text:p>
          </table:table-cell>
          <table:table-cell table:style-name="ce42" office:value-type="string">
            <text:p>Gestor de riscos</text:p>
          </table:table-cell>
          <table:table-cell table:style-name="ce42"/>
          <table:table-cell table:style-name="ce43" table:formula="oooc:=HYPERLINK(&quot;https://docs.google.com/document/d/1fKuXIptJ2RzC86o9eZrkh9PJxKJgPDpj3Np8FIAeyQY/edit&quot;;&quot;I&quot;)" office:value-type="string">
            <text:p>I</text:p>
          </table:table-cell>
          <table:table-cell table:number-columns-repeated="4" table:style-name="ce42"/>
        </table:table-row>
        <table:table-row table:style-name="ro3">
          <table:table-cell table:style-name="ce44" office:value-type="string">
            <text:p>Relatório Previsto x Realizado de Riscos das Iterações</text:p>
          </table:table-cell>
          <table:table-cell table:style-name="ce42" office:value-type="string">
            <text:p>Gestor de riscos</text:p>
          </table:table-cell>
          <table:table-cell table:style-name="ce42"/>
          <table:table-cell table:style-name="ce42" table:formula="oooc:=HYPERLINK(&quot;https://drive.google.com/?tab=wo&amp;authuser=0#folders/0B9zzkX_djEt1TmM0Qlk0aUlJM28&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7. Os recursos humanos para o projeto são planejados considerando o perfil e o conhecimento necessários para executá-lo.
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number-columns-repeated="7" table:style-name="ce40"/>
        </table:table-row>
        <table:table-row table:style-name="ro16">
          <table:table-cell table:style-name="ce44" office:value-type="string">
            <text:p>Capacitação dos recursos humanos</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1">
          <table:table-cell table:style-name="ce44" office:value-type="string">
            <text:p>Plano de recursos humanos - Seção 2 - Definição dos papéi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6">
          <table:table-cell table:style-name="ce44" office:value-type="string">
            <text:p>Alocação do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6">
          <table:table-cell table:style-name="ce44" office:value-type="string">
            <text:p>Plano de recursos humanos - Seção 5</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9">
          <table:table-cell table:style-name="ce44" office:value-type="string">
            <text:p>Ata Aprovação do plano - contendo planejamentos dos recursos human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5" office:value-type="string">
            <text:p>Treinamentos Realizados</text:p>
          </table:table-cell>
          <table:table-cell table:style-name="ce43" office:value-type="string">
            <text:p>Gestor de RH</text:p>
          </table:table-cell>
          <table:table-cell table:style-name="ce43"/>
          <table:table-cell table:style-name="ce43" table:formula="oooc:=HYPERLINK(&quot;http://goo.gl/mul2p&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5">
          <table:table-cell table:style-name="ce46" office:value-type="string">
            <text:p>
</text:p>
          </table:table-cell>
          <table:table-cell table:style-name="ce47" office:value-type="string">
            <text:p>(T,L,P,N,NA)</text:p>
          </table:table-cell>
          <table:table-cell table:number-columns-repeated="6" table:style-name="ce48"/>
        </table:table-row>
        <table:table-row table:style-name="ro13">
          <table:table-cell table:style-name="ce37" office:value-type="string">
            <text:p>GPR 8. (Até o Nível F) Os recursos e o ambiente de trabalho necessários para executar o projeto são planejados.
As evidências apresentadas para este resultado permitem assegurar que foram planejados os recursos e o ambiente de trabalho necessários? (obs: aqui trata-se de outros recursos que não recursos humanos).</text:p>
          </table:table-cell>
          <table:table-cell table:style-name="ce38"/>
          <table:table-cell table:number-columns-repeated="6" table:style-name="ce40"/>
        </table:table-row>
        <table:table-row table:style-name="ro19">
          <table:table-cell table:style-name="ce44" office:value-type="string">
            <text:p>Plano de gerência de configuração - Seção 6 - Padrões e feramenta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2">
          <table:table-cell table:style-name="ce44" office:value-type="string">
            <text:p>Papéis - ferramenta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1">
          <table:table-cell table:style-name="ce44" office:value-type="string">
            <text:p>Comprometimento com o projeto - contendo ferramenta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0">
          <table:table-cell table:style-name="ce44" office:value-type="string">
            <text:p>Aquisição de ferramentas necessárias para desenvolvimento das atividades</text:p>
          </table:table-cell>
          <table:table-cell table:style-name="ce42" office:value-type="string">
            <text:p>Gesttor de Aquisição</text:p>
          </table:table-cell>
          <table:table-cell table:style-name="ce42"/>
          <table:table-cell table:style-name="ce42" table:formula="oooc:=HYPERLINK(&quot;http://goo.gl/3hVjZ&quot;;&quot;D&quot;)" office:value-type="string">
            <text:p>D</text:p>
          </table:table-cell>
          <table:table-cell table:number-columns-repeated="4" table:style-name="ce42"/>
        </table:table-row>
        <table:table-row table:style-name="ro4">
          <table:table-cell table:style-name="ce44" office:value-type="string">
            <text:p>Descrição do ambiente de trabalho minimamente necessário - Ver Tópico "9. Ambiente de Trabalho" do Plano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 partir do nível E) Os recursos e o ambiente de trabalho necessários para executar os projetos são planejados a partir dos ambientes padrão de trabalho da organização.
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
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number-columns-repeated="7" table:style-name="ce40"/>
        </table:table-row>
        <table:table-row table:style-name="ro19">
          <table:table-cell table:style-name="ce44" office:value-type="string">
            <text:p>Plano de gerência de configuração - Seção 5.6 - Itens de configura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0">
          <table:table-cell table:style-name="ce44" office:value-type="string">
            <text:p>Plano de gerência de configuração - Seção 5.5 - Estrutura dos diretório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9">
          <table:table-cell table:style-name="ce44" office:value-type="string">
            <text:p>Plano de gerência de configuração - Seção 5.4 - Local de Armazenament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9">
          <table:table-cell table:style-name="ce44" office:value-type="string">
            <text:p>Plano de gerência de configuração - Seção 7.3 - Geração da baselin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4">
          <table:table-cell table:style-name="ce44" office:value-type="string">
            <text:p>Plano de gerência de configuração - Seção 6.5 -  Padrões do proprietário de pastas e arquivos no Google Driv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0. Um plano geral para a execução do projeto é estabelecido com a integração de planos específicos.
As evidências apresentadas para este resultado permitem assegurar que as informações de planejamento do projeto foram documentadas, organizadas e relacionadas entre si, de forma a comporem o plano de projeto?
</text:p>
          </table:table-cell>
          <table:table-cell table:number-columns-repeated="7" table:style-name="ce40"/>
        </table:table-row>
        <table:table-row table:style-name="ro15">
          <table:table-cell table:style-name="ce44" office:value-type="string">
            <text:p>Plano de projeto</text:p>
          </table:table-cell>
          <table:table-cell table:style-name="ce42" office:value-type="string">
            <text:p>Gestor de integração</text:p>
          </table:table-cell>
          <table:table-cell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1. A viabilidade de atingir as metas do projeto é explicitamente avaliada  considerando restrições e recursos disponíveis. Se necessário, ajustes são realizados.
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8"/>
          <table:table-cell table:number-columns-repeated="6" table:style-name="ce40"/>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D&quot;)" office:value-type="string">
            <text:p>D</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D&quot;)" office:value-type="string">
            <text:p>D</text:p>
          </table:table-cell>
          <table:table-cell table:number-columns-repeated="4" table:style-name="ce42"/>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2. O Plano do Projeto é revisado com todos os interessados e o compromisso com ele é obtido e mantido.
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8"/>
          <table:table-cell table:number-columns-repeated="6" table:style-name="ce40"/>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D&quot;)" office:value-type="string">
            <text:p>D</text:p>
          </table:table-cell>
          <table:table-cell table:number-columns-repeated="4" table:style-name="ce42"/>
        </table:table-row>
        <table:table-row table:style-name="ro25">
          <table:table-cell table:style-name="ce44" office:value-type="string">
            <text:p>Ata reunião apresentação do plano de projeto - Compromiss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21">
          <table:table-cell table:style-name="ce44" office:value-type="string">
            <text:p>Comprometimento com cronograma concepção</text:p>
          </table:table-cell>
          <table:table-cell table:style-name="ce42" office:value-type="string">
            <text:p>Gestor de tempo</text:p>
          </table:table-cell>
          <table:table-cell table:style-name="ce42"/>
          <table:table-cell table:style-name="ce43" table:formula="oooc:=HYPERLINK(&quot;https://docs.google.com/file/d/0B5WQTz2m7u3aUUt5dnc3ZVI3ME0/edit&quot;;&quot;D&quot;)" office:value-type="string">
            <text:p>D</text:p>
          </table:table-cell>
          <table:table-cell table:number-columns-repeated="4" table:style-name="ce42"/>
        </table:table-row>
        <table:table-row table:style-name="ro21">
          <table:table-cell table:style-name="ce44" office:value-type="string">
            <text:p>Comprometimento com cronograma construção 1</text:p>
          </table:table-cell>
          <table:table-cell table:style-name="ce42" office:value-type="string">
            <text:p>Gestor de tempo</text:p>
          </table:table-cell>
          <table:table-cell table:style-name="ce42"/>
          <table:table-cell table:style-name="ce43" table:formula="oooc:=HYPERLINK(&quot;https://docs.google.com/file/d/0B_edhm_LbSqRV19yZGFva093WUk/edit&quot;;&quot;D&quot;)" office:value-type="string">
            <text:p>D</text:p>
          </table:table-cell>
          <table:table-cell table:number-columns-repeated="4" table:style-name="ce42"/>
        </table:table-row>
        <table:table-row table:style-name="ro26">
          <table:table-cell table:style-name="ce44" office:value-type="string">
            <text:p>Comprometimento com cronograma construção 2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6">
          <table:table-cell table:style-name="ce44" office:value-type="string">
            <text:p>Comprometimento com cronograma construção 3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26">
          <table:table-cell table:style-name="ce44" office:value-type="string">
            <text:p>Comprometimento com cronograma construção 4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26">
          <table:table-cell table:style-name="ce44" office:value-type="string">
            <text:p>Comprometimento com cronograma construção 5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26">
          <table:table-cell table:style-name="ce44" office:value-type="string">
            <text:p>Comprometimento com cronograma construção 6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0&quot;;&quot;D&quot;)" office:value-type="string">
            <text:p>D</text:p>
          </table:table-cell>
          <table:table-cell table:number-columns-repeated="4" table:style-name="ce42"/>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I&quot;)" office:value-type="string">
            <text:p>I</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1" office:value-type="string">
            <text:p>GPR 13. O escopo, as tarefas, as estimativas, o orçamento e o cronograma do projeto são monitorados em relação ao planejado.
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number-columns-repeated="6" table:style-name="ce40"/>
        </table:table-row>
        <table:table-row table:style-name="ro22">
          <table:table-cell table:style-name="ce44" office:value-type="string">
            <text:p>Previsto x realizado - Iteração 2</text:p>
          </table:table-cell>
          <table:table-cell table:style-name="ce42" office:value-type="string">
            <text:p>Gestor de  esco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7">
          <table:table-cell table:style-name="ce44" office:value-type="string">
            <text:p>Previsto x realizado do cronograma</text:p>
          </table:table-cell>
          <table:table-cell table:style-name="ce42" office:value-type="string">
            <text:p>Gestor de tempo</text:p>
          </table:table-cell>
          <table:table-cell table:style-name="ce42"/>
          <table:table-cell table:style-name="ce43" table:formula="oooc:=HYPERLINK(&quot;https://docs.google.com/document/d/1zSySo8UfMfhY9Q8Cstm2-Y5Ur0pDx_xbv6eEW8pW6Iw/edit&quot;;&quot;D&quot;)" office:value-type="string">
            <text:p>D</text:p>
          </table:table-cell>
          <table:table-cell table:number-columns-repeated="4" table:style-name="ce42"/>
        </table:table-row>
        <table:table-row table:style-name="ro16">
          <table:table-cell table:style-name="ce44" office:value-type="string">
            <text:p>Previsto x Relizado - Construção 2</text:p>
          </table:table-cell>
          <table:table-cell table:style-name="ce42" office:value-type="string">
            <text:p>Gestor de tem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6">
          <table:table-cell table:style-name="ce44" office:value-type="string">
            <text:p>Previsto x Relizado - Construção 3</text:p>
          </table:table-cell>
          <table:table-cell table:style-name="ce42" office:value-type="string">
            <text:p>Gestor de tempo</text:p>
          </table:table-cell>
          <table:table-cell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44" office:value-type="string">
            <text:p>Previsto x Relizado - Construção 4</text:p>
          </table:table-cell>
          <table:table-cell table:style-name="ce42" office:value-type="string">
            <text:p>Gestor de tempo</text:p>
          </table:table-cell>
          <table:table-cell table:style-name="ce42"/>
          <table:table-cell table:style-name="ce43" table:formula="oooc:=HYPERLINK(&quot;https://docs.google.com/file/d/0B_AKKxuLdRfmUU0xZlVmYUlISjg/edit&quot;;&quot;D&quot;)" office:value-type="string">
            <text:p>D</text:p>
          </table:table-cell>
          <table:table-cell table:number-columns-repeated="4" table:style-name="ce42"/>
        </table:table-row>
        <table:table-row table:style-name="ro16">
          <table:table-cell table:style-name="ce44" office:value-type="string">
            <text:p>Previsto x Relizado - Construção 5</text:p>
          </table:table-cell>
          <table:table-cell table:style-name="ce42" office:value-type="string">
            <text:p>Gestor de tempo</text:p>
          </table:table-cell>
          <table:table-cell table:style-name="ce42"/>
          <table:table-cell table:style-name="ce43" table:formula="oooc:=HYPERLINK(&quot;https://docs.google.com/file/d/0B_AKKxuLdRfmYjhrXzNtMU1CVlk/edit&quot;;&quot;D&quot;)" office:value-type="string">
            <text:p>D</text:p>
          </table:table-cell>
          <table:table-cell table:number-columns-repeated="4" table:style-name="ce42"/>
        </table:table-row>
        <table:table-row table:style-name="ro22">
          <table:table-cell table:style-name="ce44" office:value-type="string">
            <text:p>Previsto x realizado custo</text:p>
          </table:table-cell>
          <table:table-cell table:style-name="ce42" office:value-type="string">
            <text:p>Gestor de custos</text:p>
          </table:table-cell>
          <table:table-cell table:style-name="ce42"/>
          <table:table-cell table:style-name="ce43"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27">
          <table:table-cell table:style-name="ce44" office:value-type="string">
            <text:p>Analise das iterações - Horas previstas/Horas realizadas, Custo previsto/Custo realizado</text:p>
          </table:table-cell>
          <table:table-cell table:style-name="ce42" office:value-type="string">
            <text:p>Gestor de custos</text:p>
          </table:table-cell>
          <table:table-cell table:style-name="ce42"/>
          <table:table-cell table:style-name="ce43"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comunicação</text:p>
          </table:table-cell>
          <table:table-cell table:style-name="ce42"/>
          <table:table-cell table:style-name="ce43" table:formula="oooc:=HYPERLINK(&quot;https://docs.google.com/file/d/0B3-8gMhY5JT8SV85QUNNX2lrSDA/edit&quot;;&quot;I&quot;)" office:value-type="string">
            <text:p>I</text:p>
          </table:table-cell>
          <table:table-cell table:number-columns-repeated="4" table:style-name="ce42"/>
        </table:table-row>
        <table:table-row table:style-name="ro17">
          <table:table-cell table:style-name="ce44" office:value-type="string">
            <text:p>Previsto realizado do escopo do projeto</text:p>
          </table:table-cell>
          <table:table-cell table:style-name="ce42" office:value-type="string">
            <text:p>Gestor de  escopo</text:p>
          </table:table-cell>
          <table:table-cell table:style-name="ce42"/>
          <table:table-cell table:style-name="ce43" table:formula="oooc:=HYPERLINK(&quot;https://docs.google.com/spreadsheet/ccc?key=0Ar6w1oZSPJktdFlUb3lWaEpZZXo5UktKQTZnTW0ybXc#gid=0&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1" office:value-type="string">
            <text:p>GPR 14. Os recursos materiais e humanos bem como os dados relevantes do projeto são monitorados em relação ao planejado.
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number-columns-repeated="6" table:style-name="ce40"/>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7">
          <table:table-cell table:style-name="ce44" office:value-type="string">
            <text:p>Previsto x realizado dos recursos humanos</text:p>
          </table:table-cell>
          <table:table-cell table:style-name="ce42" office:value-type="string">
            <text:p>Gestor de tempo</text:p>
          </table:table-cell>
          <table:table-cell table:style-name="ce42"/>
          <table:table-cell table:style-name="ce43" table:formula="oooc:=HYPERLINK(&quot;https://docs.google.com/spreadsheet/ccc?key=0At0foN2nkleIdEdpNEt1ZVRaMW1xSzlWaDdoTVVnbVE#gid=2&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RH</text:p>
          </table:table-cell>
          <table:table-cell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1" office:value-type="string">
            <text:p>GPR 15. Os riscos são monitorados em relação ao planejado.
As evidências apresentadas para este resultado permitem assegurar que o projeto foi monitorado ao longo de seu ciclo de vida, comparando o planejado e o realizado em relação aos riscos?</text:p>
          </table:table-cell>
          <table:table-cell table:style-name="ce38"/>
          <table:table-cell table:number-columns-repeated="6" table:style-name="ce40"/>
        </table:table-row>
        <table:table-row table:style-name="ro3">
          <table:table-cell table:style-name="ce44" office:value-type="string">
            <text:p>Previsto x realizado dos riscos - construção 1</text:p>
          </table:table-cell>
          <table:table-cell table:style-name="ce42" office:value-type="string">
            <text:p>Gestor de riscos</text:p>
          </table:table-cell>
          <table:table-cell table:style-name="ce42"/>
          <table:table-cell table:style-name="ce43" table:formula="oooc:=HYPERLINK(&quot;https://docs.google.com/document/d/1apvkerYnxOb_BSP5rzGSIwk4HNwTXUipyWfp1rItpy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2</text:p>
          </table:table-cell>
          <table:table-cell table:style-name="ce42" office:value-type="string">
            <text:p>Gestor de riscos</text:p>
          </table:table-cell>
          <table:table-cell table:style-name="ce42"/>
          <table:table-cell table:style-name="ce43" table:formula="oooc:=HYPERLINK(&quot;https://docs.google.com/document/d/1PIokHtQCABZkxYvlaOjioSysrZ0maxR-0-qYrsTRCqc/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3</text:p>
          </table:table-cell>
          <table:table-cell table:style-name="ce42" office:value-type="string">
            <text:p>Gestor de riscos</text:p>
          </table:table-cell>
          <table:table-cell table:style-name="ce42"/>
          <table:table-cell table:style-name="ce43" table:formula="oooc:=HYPERLINK(&quot;https://docs.google.com/document/d/1szdHUpkquZMR5vUFFIJPQOS0KgZVRdsGAoNz2CUyXm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4</text:p>
          </table:table-cell>
          <table:table-cell table:style-name="ce42" office:value-type="string">
            <text:p>Gestor de riscos</text:p>
          </table:table-cell>
          <table:table-cell table:style-name="ce42"/>
          <table:table-cell table:style-name="ce43" table:formula="oooc:=HYPERLINK(&quot;https://docs.google.com/document/d/19ybrnjVd8xZxilEB79qHlJVDIk7HURbuAgMjm2G6VMk/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6</text:p>
          </table:table-cell>
          <table:table-cell table:style-name="ce42" office:value-type="string">
            <text:p>Gestor de riscos</text:p>
          </table:table-cell>
          <table:table-cell table:style-name="ce42"/>
          <table:table-cell table:style-name="ce43" table:formula="oooc:=HYPERLINK(&quot;https://docs.google.com/spreadsheet/ccc?key=0AjW_jC1OuoQudE13bTFqMFFxaDZyc0lCb3M4aG15dkE#gid=0&quot;;&quot;D&quot;)" office:value-type="string">
            <text:p>D</text:p>
          </table:table-cell>
          <table:table-cell table:number-columns-repeated="4" table:style-name="ce42"/>
        </table:table-row>
        <table:table-row table:style-name="ro22">
          <table:table-cell table:style-name="ce44" office:value-type="string">
            <text:p>Análise de Risco do Projeto</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16">
          <table:table-cell table:style-name="ce44" office:value-type="string">
            <text:p>Dados estatísticos do risco</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3">
          <table:table-cell table:style-name="ce44" office:value-type="string">
            <text:p>Comunicação do monitoramento dos riscos</text:p>
          </table:table-cell>
          <table:table-cell table:style-name="ce42" office:value-type="string">
            <text:p>Gestor de riscos</text:p>
          </table:table-cell>
          <table:table-cell table:style-name="ce42"/>
          <table:table-cell table:style-name="ce43" table:formula="oooc:=HYPERLINK(&quot;https://docs.google.com/file/d/0B3-8gMhY5JT8dklZQzRKWmlQWU0/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1" office:value-type="string">
            <text:p>GPR 16. O envolvimento das partes interessadas no projeto é planejado, monitorado e mantido.
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number-columns-repeated="6" table:style-name="ce40"/>
        </table:table-row>
        <table:table-row table:style-name="ro22">
          <table:table-cell table:style-name="ce44" office:value-type="string">
            <text:p>Plano de Comunicação</text:p>
          </table:table-cell>
          <table:table-cell table:style-name="ce42" office:value-type="string">
            <text:p>Gestor de comunicação</text:p>
          </table:table-cell>
          <table:table-cell table:style-name="ce42"/>
          <table:table-cell table:style-name="ce42" table:formula="oooc:=HYPERLINK(&quot;https://docs.google.com/document/d/1d8L2JlpsJ_ENK3iJ8Z1m68KewGowyWrZEt2g9v0SDg8/edit&quot;;&quot;I&quot;)" office:value-type="string">
            <text:p>I</text:p>
          </table:table-cell>
          <table:table-cell table:number-columns-repeated="4" table:style-name="ce42"/>
        </table:table-row>
        <table:table-row table:style-name="ro25">
          <table:table-cell table:style-name="ce44" office:value-type="string">
            <text:p>Planejamento das comunicações (Previsto x Realizado)</text:p>
          </table:table-cell>
          <table:table-cell table:style-name="ce42" office:value-type="string">
            <text:p>Gestor de comunicação</text:p>
          </table:table-cell>
          <table:table-cell table:style-name="ce42"/>
          <table:table-cell table:style-name="ce42" table:formula="oooc:=HYPERLINK(&quot;https://docs.google.com/spreadsheet/ccc?key=0AlYuaso833V1dGplRTIxaUg2TkszeFVCdjZHVmFmN0E#gid=0&quot;;&quot;D&quot;)" office:value-type="string">
            <text:p>D</text:p>
          </table:table-cell>
          <table:table-cell table:number-columns-repeated="4" table:style-name="ce42"/>
        </table:table-row>
        <table:table-row table:style-name="ro27">
          <table:table-cell table:style-name="ce44" office:value-type="string">
            <text:p>Comunicações realizadas - verificar dentro das pastas as comunicações de cada iteração</text:p>
          </table:table-cell>
          <table:table-cell table:style-name="ce42" office:value-type="string">
            <text:p>Gestor de comunicação</text:p>
          </table:table-cell>
          <table:table-cell table:style-name="ce42"/>
          <table:table-cell table:style-name="ce52" table:formula="oooc:=HYPERLINK(&quot;https://drive.google.com/?tab=mo&amp;authuser=0#folders/0B5WQTz2m7u3aYjlSNEZlUkhrb0E&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52"/>
          <table:table-cell table:number-columns-repeated="4" table:style-name="ce42"/>
        </table:table-row>
        <table:table-row table:style-name="ro18">
          <table:table-cell table:style-name="ce45"/>
          <table:table-cell table:number-columns-repeated="2" table:style-name="ce43"/>
          <table:table-cell table:style-name="ce52"/>
          <table:table-cell table:number-columns-repeated="4" table:style-name="ce43"/>
        </table:table-row>
        <table:table-row table:style-name="ro18">
          <table:table-cell table:style-name="ce45"/>
          <table:table-cell table:number-columns-repeated="2" table:style-name="ce43"/>
          <table:table-cell table:style-name="ce52"/>
          <table:table-cell table:number-columns-repeated="4" table:style-name="ce43"/>
        </table:table-row>
        <table:table-row table:style-name="ro18">
          <table:table-cell table:style-name="ce45"/>
          <table:table-cell table:number-columns-repeated="2" table:style-name="ce43"/>
          <table:table-cell table:style-name="ce52"/>
          <table:table-cell table:number-columns-repeated="4" table:style-name="ce43"/>
        </table:table-row>
        <table:table-row table:style-name="ro18">
          <table:table-cell table:style-name="ce45"/>
          <table:table-cell table:number-columns-repeated="2" table:style-name="ce43"/>
          <table:table-cell table:style-name="ce52"/>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51" office:value-type="string">
            <text:p>GPR 17. Revisões são realizadas em marcos do projeto e conforme estabelecido no planejamento.
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8"/>
          <table:table-cell table:number-columns-repeated="6" table:style-name="ce40"/>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6">
          <table:table-cell table:style-name="ce44" office:value-type="string">
            <text:p>Cronograma - marcos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22">
          <table:table-cell table:style-name="ce53" office:value-type="string">
            <text:p>Planejamento por Marco</text:p>
          </table:table-cell>
          <table:table-cell table:style-name="ce42" office:value-type="string">
            <text:p>Gestor de tempo</text:p>
          </table:table-cell>
          <table:table-cell table:style-name="ce42"/>
          <table:table-cell table:style-name="ce42" table:formula="oooc:=HYPERLINK(&quot;http://fs.inf.ufg.br:3000/redmine/projects/sgb02-2012-/roadmap&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8. Registros de problemas identificados e o resultado da análise de questões pertinentes, incluindo dependências críticas, são estabelecidos e tratados com as partes interessadas.
As evidências apresentadas para este resultado permitem assegurar que existem registros de identificação e análise dos problemas ocorridos no projeto e de que estes problemas foram  tratados com os interessados? </text:p>
          </table:table-cell>
          <table:table-cell table:style-name="ce38"/>
          <table:table-cell table:number-columns-repeated="6" table:style-name="ce40"/>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0">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9. Ações para corrigir desvios em relação ao planejado e para prevenir a repetição dos problemas identificados são estabelecidas, implementadas e acompanhadas até a sua conclusão.
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number-columns-repeated="6" table:style-name="ce40"/>
        </table:table-row>
        <table:table-row table:style-name="ro20">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4">
          <table:table-cell table:style-name="ce44" office:value-type="string">
            <text:p>Histórico do problema/ação - Ver redmine - ticket tipo "problema/ação", histórico - Fechada por "pessoa diferente de executante"</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0. (A partir do nível E) Equipes envolvidas no projeto são estabelecidas e mantidas a partir das regras e diretrizes para estruturação, formação e atuação.
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1. (A partir do nível E) Experiências relacionadas aos processos contribuem para os ativos de processo organizacional.
As evidências apresentadas para este resultado permitem assegurar que foram coletadas, a partir dos projetos, potenciais contribuições aos ativos de processo?  </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E) Um processo definido para o projeto é estabelecido de acordo com a estratégia para adaptação do processo da organização.
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B) Os objetivos de qualidade e de desempenho do processo definido para o projeto são estabelecidos e mantidos.
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3. (A partir do nível B) O processo definido para o projeto que o possibilita atender seus objetivos de qualidade e de desempenho é composto com base em técnicas estatísticas e outras técnicas quantitativas.
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4. (A partir do nível B) Subprocessos e atributos críticos para avaliar o desempenho e que estão relacionados ao alcance dos objetivos de qualidade e de desempenho do processo do projeto são selecionados.
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5. (A partir do nível B) Medidas e técnicas analíticas são selecionadas para serem utilizadas na gerência quantitativa.
As evidências apresentadas para este resultado permitem assegurar que foram selecionadas as medidas e as técnicas analíticas que serão utilizadas para a gerência quantitativa d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6. (A partir do nível B) O desempenho dos subprocessos escolhidos para gerência quantitativa é monitorado usando técnicas estatísticas e outras técnicas quantitativas.
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7. (A partir do nível B) O projeto é gerenciado usando técnicas estatísticas e outras técnicas quantitativas para determinar se seus objetivos de qualidade e de desempenho do processo serão atingidos.
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8. (A partir do nível B) Questões que afetam os objetivos de qualidade e de desempenho do processo do projeto são alvo de análise de causa raiz.
As evidências apresentadas para este questões que afetam os objetivos de qualidade e de desempenho do processo do projeto são alvo de análise de causa raiz?</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4">
          <table:table-cell table:style-name="ce44" office:value-type="string">
            <text:p>Cronograma concepçã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Cronograma planejament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4">
          <table:table-cell table:style-name="ce44" office:value-type="string">
            <text:p>Cronograma construção 1 - atividades de Gestão de tempo, custo, risco, qualidade, integração, comunicação, recursos humanos.</text:p>
          </table:table-cell>
          <table:table-cell table:number-columns-repeated="2"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4">
          <table:table-cell table:style-name="ce44" office:value-type="string">
            <text:p>Cronograma construção 2 - atividades de Gestão de tempo, custo, risco, qualidade, integração, comunicação, recursos humanos.</text:p>
          </table:table-cell>
          <table:table-cell table:number-columns-repeated="2"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4">
          <table:table-cell table:style-name="ce44" office:value-type="string">
            <text:p>Cronograma construção 3 - atividades de Gestão de tempo, custo, risco, qualidade, integração, comunicação, recursos humanos.</text:p>
          </table:table-cell>
          <table:table-cell table:number-columns-repeated="2"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4">
          <table:table-cell table:style-name="ce44" office:value-type="string">
            <text:p>Cronograma construção 4 - atividades de Gestão de tempo, custo, risco, qualidade, integração, comunicação, recursos humanos.</text:p>
          </table:table-cell>
          <table:table-cell table:number-columns-repeated="2"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4">
          <table:table-cell table:style-name="ce44" office:value-type="string">
            <text:p>Cronograma construção 5 - atividades de Gestão de tempo, custo, risco, qualidade, integração, comunicação, recursos humanos.</text:p>
          </table:table-cell>
          <table:table-cell table:number-columns-repeated="2"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19">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25">
          <table:table-cell table:style-name="ce44" office:value-type="string">
            <text:p>Plano de medição - ver Métricas para Gerência de Projetos</text:p>
          </table:table-cell>
          <table:table-cell table:number-columns-repeated="2"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7">
          <table:table-cell table:style-name="ce44" office:value-type="string">
            <text:p>Relatório de Métrica NOR (Número de Ocorrências Relacionadas a Riscos)</text:p>
          </table:table-cell>
          <table:table-cell table:number-columns-repeated="2" table:style-name="ce42"/>
          <table:table-cell table:style-name="ce43" table:formula="oooc:=HYPERLINK(&quot;https://docs.google.com/spreadsheet/ccc?key=0AvuBmsDTuwcpdEZQNXVOSUw2VEZCUUd6am1heHFseEE#gid=0&quot;;&quot;D&quot;)" office:value-type="string">
            <text:p>D</text:p>
          </table:table-cell>
          <table:table-cell table:number-columns-repeated="4" table:style-name="ce42"/>
        </table:table-row>
        <table:table-row table:style-name="ro25">
          <table:table-cell table:style-name="ce44" office:value-type="string">
            <text:p>Relatório de Métrica PRS (Relação Previsto / Realizado - Esforço)</text:p>
          </table:table-cell>
          <table:table-cell table:number-columns-repeated="2" table:style-name="ce42"/>
          <table:table-cell table:style-name="ce43" table:formula="oooc:=HYPERLINK(&quot;https://docs.google.com/spreadsheet/ccc?key=0AiK7fARCgpd8dGZycDJlUHNvZmRNOE03TWpyUE54Mnc#gid=0&quot;;&quot;D&quot;)" office:value-type="string">
            <text:p>D</text:p>
          </table:table-cell>
          <table:table-cell table:number-columns-repeated="4" table:style-name="ce42"/>
        </table:table-row>
        <table:table-row table:style-name="ro25">
          <table:table-cell table:style-name="ce44" office:value-type="string">
            <text:p>Relatório de Métrica PRC (Relação Previsto / Realizado - Custo)</text:p>
          </table:table-cell>
          <table:table-cell table:number-columns-repeated="2" table:style-name="ce42"/>
          <table:table-cell table:style-name="ce43" table:formula="oooc:=HYPERLINK(&quot;https://docs.google.com/spreadsheet/ccc?key=0AiK7fARCgpd8dHJ2X0p4QXZJajFPamZrTHpscDBpbnc#gid=0&quot;;&quot;D&quot;)" office:value-type="string">
            <text:p>D</text:p>
          </table:table-cell>
          <table:table-cell table:number-columns-repeated="4" table:style-name="ce42"/>
        </table:table-row>
        <table:table-row table:style-name="ro25">
          <table:table-cell table:style-name="ce44" office:value-type="string">
            <text:p>Relatório de Métrica PRE (Relação Previsto / Realizado - Escopo)</text:p>
          </table:table-cell>
          <table:table-cell table:number-columns-repeated="2" table:style-name="ce42"/>
          <table:table-cell table:style-name="ce43" table:formula="oooc:=HYPERLINK(&quot;https://docs.google.com/spreadsheet/ccc?key=0AiK7fARCgpd8dDZkTnZhYm9KcGU2TmxlbkNJSGF6RlE#gid=0&quot;;&quot;D&quot;)" office:value-type="string">
            <text:p>D</text:p>
          </table:table-cell>
          <table:table-cell table:number-columns-repeated="4" table:style-name="ce42"/>
        </table:table-row>
        <table:table-row table:style-name="ro17">
          <table:table-cell table:style-name="ce44" office:value-type="string">
            <text:p>Relatório de Execução Construção 2</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1&amp;f%5B%5D=&amp;months=6&amp;month=10&amp;year=2012&amp;zoom=2&quot;;&quot;D&quot;)" office:value-type="string">
            <text:p>D</text:p>
          </table:table-cell>
          <table:table-cell table:number-columns-repeated="4" table:style-name="ce42"/>
        </table:table-row>
        <table:table-row table:style-name="ro17">
          <table:table-cell table:style-name="ce44" office:value-type="string">
            <text:p>Relatório de Execução Construção 3</text:p>
          </table:table-cell>
          <table:table-cell table:number-columns-repeated="2" table:style-name="ce42"/>
          <table:table-cell table:style-name="ce42" table:formula="oooc:=HYPERLINK(&quot;http://goo.gl/hYK5E&quot;;&quot;D&quot;)" office:value-type="string">
            <text:p>D</text:p>
          </table:table-cell>
          <table:table-cell table:number-columns-repeated="4" table:style-name="ce42"/>
        </table:table-row>
        <table:table-row table:style-name="ro17">
          <table:table-cell table:style-name="ce44" office:value-type="string">
            <text:p>Relatório de Execução Construção 4</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7&amp;f%5B%5D=&amp;months=6&amp;month=10&amp;year=2012&amp;zoom=2&quot;;&quot;D&quot;)" office:value-type="string">
            <text:p>D</text:p>
          </table:table-cell>
          <table:table-cell table:number-columns-repeated="4" table:style-name="ce42"/>
        </table:table-row>
        <table:table-row table:style-name="ro17">
          <table:table-cell table:style-name="ce44" office:value-type="string">
            <text:p>Relatório de Execução Construção 5</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9&amp;f%5B%5D=&amp;months=6&amp;month=10&amp;year=2012&amp;zoom=2&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19">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5">
          <table:table-cell table:style-name="ce44" office:value-type="string">
            <text:p>Plano de projeto</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6">
          <table:table-cell table:style-name="ce44" office:value-type="string">
            <text:p>Aquisição de ferramentas</text:p>
          </table:table-cell>
          <table:table-cell table:number-columns-repeated="2" table:style-name="ce42"/>
          <table:table-cell table:style-name="ce43" table:formula="oooc:=HYPERLINK(&quot;https://drive.google.com/?tab=mo&amp;authuser=0#folders/0B5WQTz2m7u3aZURZY1cxR21oM3M&quot;;&quot;D&quot;)" office:value-type="string">
            <text:p>D</text:p>
          </table:table-cell>
          <table:table-cell table:number-columns-repeated="4" table:style-name="ce42"/>
        </table:table-row>
        <table:table-row table:style-name="ro19">
          <table:table-cell table:style-name="ce44" office:value-type="string">
            <text:p>Plano de projeto - recursos humanos - papéis natureza gestão - ferramenta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2">
          <table:table-cell table:style-name="ce44" office:value-type="string">
            <text:p>Guia do conhecimento</text:p>
          </table:table-cell>
          <table:table-cell table:number-columns-repeated="2" table:style-name="ce42"/>
          <table:table-cell table:style-name="ce43" table:formula="oooc:=HYPERLINK(&quot;https://drive.google.com/?tab=mo&amp;authuser=0#folders/0B5WQTz2m7u3aZmprbVZ1T0hJWWM&quot;;&quot;D&quot;)" office:value-type="string">
            <text:p>D</text:p>
          </table:table-cell>
          <table:table-cell table:number-columns-repeated="4" table:style-name="ce42"/>
        </table:table-row>
        <table:table-row table:style-name="ro15">
          <table:table-cell table:style-name="ce44" office:value-type="string">
            <text:p>Abertura do projeto</text:p>
          </table:table-cell>
          <table:table-cell table:number-columns-repeated="2" table:style-name="ce43"/>
          <table:table-cell table:style-name="ce43" table:formula="oooc:=HYPERLINK(&quot;http://sgb-02-2012.googlecode.com/files/PlanoGeralDaF%C3%A1bricaDeSoftware-segundoSemestre2012.pdf&quot;;&quot;I&quot;)" office:value-type="string">
            <text:p>I</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23">
          <table:table-cell table:style-name="ce44" office:value-type="string">
            <text:p>Plano de projeto - recursos humanos - papéis natureza gestão - responsabilidades e autoridade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1">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22">
          <table:table-cell table:style-name="ce44" office:value-type="string">
            <text:p>Capacitação da equipe</text:p>
          </table:table-cell>
          <table:table-cell table:number-columns-repeated="2"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1">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6">
          <table:table-cell table:style-name="ce44" office:value-type="string">
            <text:p>Comunicação da distribuição</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25">
          <table:table-cell table:style-name="ce44" office:value-type="string">
            <text:p>Plano de projeto - Recursos humanos - Treinamentos planejados</text:p>
          </table:table-cell>
          <table:table-cell table:number-columns-repeated="2" table:style-name="ce42"/>
          <table:table-cell table:style-name="ce43" table:formula="oooc:=HYPERLINK(&quot;https://docs.google.com/document/d/1yBLTLpvO4hBUUjuWJ0TdIwN0jazewAsljNYhQ-x9Obo/edit&quot;;&quot;I&quot;)" office:value-type="string">
            <text:p>I</text:p>
          </table:table-cell>
          <table:table-cell table:number-columns-repeated="4" table:style-name="ce42"/>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s://drive.google.com/?authuser=0&amp;pli=1#folders/0B3-8gMhY5JT8ZmQ1M2pFN0ZWTDg&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22">
          <table:table-cell table:style-name="ce44" office:value-type="string">
            <text:p>Comunicação realizada</text:p>
          </table:table-cell>
          <table:table-cell table:number-columns-repeated="2" table:style-name="ce42"/>
          <table:table-cell table:style-name="ce43" table:formula="oooc:=HYPERLINK(&quot;https://drive.google.com/?tab=mo&amp;authuser=0#folders/0B5WQTz2m7u3aYjlSNEZlUkhrb0E&quot;;&quot;D&quot;)" office:value-type="string">
            <text:p>D</text:p>
          </table:table-cell>
          <table:table-cell table:number-columns-repeated="4" table:style-name="ce42"/>
        </table:table-row>
        <table:table-row table:style-name="ro20">
          <table:table-cell table:style-name="ce44" office:value-type="string">
            <text:p>Plano de projeto - Comunicações - Comunicações planejadas - Gerência de projeto</text:p>
          </table:table-cell>
          <table:table-cell table:number-columns-repeated="2"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7">
          <table:table-cell table:style-name="ce44" office:value-type="string">
            <text:p>Revisão do processo com alta gerência</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3">
          <table:table-cell table:style-name="ce71" office:value-type="string">
            <text:p>Registro da apresentação para a alta gerência</text:p>
          </table:table-cell>
          <table:table-cell table:number-columns-repeated="2" table:style-name="ce72"/>
          <table:table-cell table:style-name="ce72" table:formula="oooc:=HYPERLINK(&quot;http://fs.inf.ufg.br/redmine/issues/409&quot;;&quot;I&quot;)" office:value-type="string">
            <text:p>I</text:p>
          </table:table-cell>
          <table:table-cell table:number-columns-repeated="4" table:style-name="ce72"/>
        </table:table-row>
        <table:table-row table:style-name="ro27">
          <table:table-cell table:style-name="ce44" office:value-type="string">
            <text:p>Apresentação de marco e revisão dos processos (Registro dos envolvidos)</text:p>
          </table:table-cell>
          <table:table-cell table:number-columns-repeated="2" table:style-name="ce42"/>
          <table:table-cell table:style-name="ce42" table:formula="oooc:=HYPERLINK(&quot;http://fs.inf.ufg.br/redmine/issues/43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22">
          <table:table-cell table:style-name="ce71" office:value-type="string">
            <text:p>Plano x executado</text:p>
          </table:table-cell>
          <table:table-cell table:number-columns-repeated="7" table:style-name="ce72"/>
        </table:table-row>
        <table:table-row table:style-name="ro20">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25">
          <table:table-cell table:style-name="ce76" office:value-type="string">
            <text:p>Dicionário da EAP - critérios de aceitação - Concepção</text:p>
          </table:table-cell>
          <table:table-cell table:number-columns-repeated="2" table:style-name="ce77"/>
          <table:table-cell table:style-name="ce78" table:formula="oooc:=HYPERLINK(&quot;https://docs.google.com/document/d/1lmBByEYsys0cRMnOAFm4eS80YJfBIC0h9KtRnAqg9Ck/edit&quot;;&quot;D&quot;)" office:value-type="string">
            <text:p>D</text:p>
          </table:table-cell>
          <table:table-cell table:number-columns-repeated="4" table:style-name="ce77"/>
        </table:table-row>
        <table:table-row table:style-name="ro25">
          <table:table-cell table:style-name="ce76" office:value-type="string">
            <text:p>Dicionário da EAP - critérios de aceitação - Planejamento</text:p>
          </table:table-cell>
          <table:table-cell table:number-columns-repeated="2" table:style-name="ce77"/>
          <table:table-cell table:style-name="ce78" table:formula="oooc:=HYPERLINK(&quot;https://docs.google.com/document/d/1GV-TxL-qkNTsWufD5bPCsN8bIAjPF1Coz7WHVrgNBVk/edit&quot;;&quot;D&quot;)" office:value-type="string">
            <text:p>D</text:p>
          </table:table-cell>
          <table:table-cell table:number-columns-repeated="4" table:style-name="ce77"/>
        </table:table-row>
        <table:table-row table:style-name="ro25">
          <table:table-cell table:style-name="ce44" office:value-type="string">
            <text:p>Dicionário da EAP - critérios de aceitação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77"/>
        </table:table-row>
        <table:table-row table:style-name="ro25">
          <table:table-cell table:style-name="ce44" office:value-type="string">
            <text:p>Dicionário da EAP - critérios de aceitação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25">
          <table:table-cell table:style-name="ce44" office:value-type="string">
            <text:p>Dicionário da EAP - critérios de aceitação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25">
          <table:table-cell table:style-name="ce44" office:value-type="string">
            <text:p>Dicionário da EAP - critérios de aceitação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8">
          <table:table-cell table:style-name="ce71"/>
          <table:table-cell table:number-columns-repeated="7" table:style-name="ce7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32">
          <table:table-cell table:style-name="ce44" office:value-type="string">
            <text:p>Plano de Gerência de configuração - 5.6 Lista de Itens de Configuração e 6.5 Padrões do proprietário de pastas e arquivos no Google Drive

</text:p>
          </table:table-cell>
          <table:table-cell table:number-columns-repeated="2"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6">
          <table:table-cell table:style-name="ce44" office:value-type="string">
            <text:p>Comunicação de dados relevantes</text:p>
          </table:table-cell>
          <table:table-cell table:number-columns-repeated="2"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24">
          <table:table-cell table:style-name="ce44" office:value-type="string">
            <text:p>Plano de Gerência de configuração - 6.5 Padrões do proprietário de pastas e arquivos no Google Drive

</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1">
          <table:table-cell table:style-name="ce44" office:value-type="string">
            <text:p>Qualidade de produto de artefatos de gerência</text:p>
          </table:table-cell>
          <table:table-cell table:number-columns-repeated="7" table:style-name="ce42"/>
        </table:table-row>
        <table:table-row table:style-name="ro20">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E" table:style-name="ta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8" table:default-cell-style-name="ce15" table:number-columns-repeated="248"/>
        <table:table-row table:style-name="ro35">
          <table:table-cell table:style-name="ce28" office:value-type="string">
            <text:p>Gerência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90"/>
          <table:table-cell table:number-columns-repeated="6" table:style-name="ce39"/>
        </table:table-row>
        <table:table-row table:style-name="ro13">
          <table:table-cell table:style-name="ce37" office:value-type="string">
            <text:p>GRE 1. O entendimento dos requisitos é obtido junto aos fornecedores de requisitos.
As evidências apresentadas para este resultado permitem assegurar: (i) que as pessoas autorizadas a definir e a alterar requisitos foram identificadas? (ii) que existe um documento de requisitos que represente seu entendimento? (iii) que os requisitos foram aceitos pelo cliente ou um representante?</text:p>
          </table:table-cell>
          <table:table-cell table:style-name="ce90"/>
          <table:table-cell table:number-columns-repeated="6" table:style-name="ce40"/>
        </table:table-row>
        <table:table-row table:style-name="ro20">
          <table:table-cell table:style-name="ce44" office:value-type="string">
            <text:p>Plano de projeto - Comunicação - Partes interessadas - Fornecedor de requisitos</text:p>
          </table:table-cell>
          <table:table-cell table:style-name="ce42" office:value-type="string">
            <text:p>Gestor de Comunicação e RH</text:p>
          </table:table-cell>
          <table:table-cell table:style-name="ce42"/>
          <table:table-cell table:style-name="ce43" table:formula="oooc:=HYPERLINK(&quot;https://docs.google.com/document/d/1d8L2JlpsJ_ENK3iJ8Z1m68KewGowyWrZEt2g9v0SDg8/edit&quot;;&quot;I&quot;)" office:value-type="string">
            <text:p>I</text:p>
          </table:table-cell>
          <table:table-cell table:number-columns-repeated="4" table:style-name="ce42"/>
        </table:table-row>
        <table:table-row table:style-name="ro3">
          <table:table-cell table:style-name="ce44" office:value-type="string">
            <text:p>Alocação da equipe - Engenheiro de requisitos</text:p>
          </table:table-cell>
          <table:table-cell table:style-name="ce42" office:value-type="string">
            <text:p>Gestor de Comunicação 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22">
          <table:table-cell table:style-name="ce44" office:value-type="string">
            <text:p>Requisitos - testlink</text:p>
          </table:table-cell>
          <table:table-cell table:style-name="ce42" office:value-type="string">
            <text:p>Equipe de Requisitos</text:p>
          </table:table-cell>
          <table:table-cell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2">
          <table:table-cell table:style-name="ce91" office:value-type="string">
            <text:p>Especificação de requisitos</text:p>
          </table:table-cell>
          <table:table-cell table:style-name="ce42" office:value-type="string">
            <text:p>Equipe de Requisitos</text:p>
          </table:table-cell>
          <table:table-cell table:style-name="ce42"/>
          <table:table-cell table:style-name="ce43" table:formula="oooc:=HYPERLINK(&quot;https://docs.google.com/document/d/1mfEk5MWrcJ99fgh4MLV5t4ZXKLdR97rC3Rc8_ZXWu64/edit#&quot;;&quot;D&quot;)" office:value-type="string">
            <text:p>D</text:p>
          </table:table-cell>
          <table:table-cell table:number-columns-repeated="4" table:style-name="ce42"/>
        </table:table-row>
        <table:table-row table:style-name="ro19">
          <table:table-cell table:style-name="ce92" office:value-type="string">
            <text:p>Validação de Estórias 1, 2,3 e 4 - Registro de comunicação via e-mail</text:p>
          </table:table-cell>
          <table:table-cell table:style-name="ce42" office:value-type="string">
            <text:p>Equipe de Requisitos</text:p>
          </table:table-cell>
          <table:table-cell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17">
          <table:table-cell table:style-name="ce44" office:value-type="string">
            <text:p>Ata de validação de histórias - 1, 3 e 4</text:p>
          </table:table-cell>
          <table:table-cell table:style-name="ce42" office:value-type="string">
            <text:p>Equipe de Requisitos</text:p>
          </table:table-cell>
          <table:table-cell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21">
          <table:table-cell table:style-name="ce44" office:value-type="string">
            <text:p>Ata de validação de histórias - 1, 2, 3, 4, 5, 7, 8, 9 e 10.</text:p>
          </table:table-cell>
          <table:table-cell table:style-name="ce42" office:value-type="string">
            <text:p>Equipe de Requisitos</text:p>
          </table:table-cell>
          <table:table-cell table:style-name="ce42"/>
          <table:table-cell table:style-name="ce43" table:formula="oooc:=HYPERLINK(&quot;https://docs.google.com/document/d/1AcdOHWy7j3vANm3wanu6f9H_Bpjwao1MSj94Vue4tkQ/edit&quot;;&quot;D&quot;)" office:value-type="string">
            <text:p>D</text:p>
          </table:table-cell>
          <table:table-cell table:number-columns-repeated="4" table:style-name="ce42"/>
        </table:table-row>
        <table:table-row table:style-name="ro17">
          <table:table-cell table:style-name="ce44" office:value-type="string">
            <text:p>Ata de validação de histórias - 14,15,16</text:p>
          </table:table-cell>
          <table:table-cell table:style-name="ce42" office:value-type="string">
            <text:p>Equipe de Requisitos</text:p>
          </table:table-cell>
          <table:table-cell table:style-name="ce42"/>
          <table:table-cell table:style-name="ce43" table:formula="oooc:=HYPERLINK(&quot;https://docs.google.com/file/d/0B7u8zuw2WPBUY3JWZnZ5TkFpcU0/edit&quot;;&quot;D&quot;)" office:value-type="string">
            <text:p>D</text:p>
          </table:table-cell>
          <table:table-cell table:number-columns-repeated="4" table:style-name="ce42"/>
        </table:table-row>
        <table:table-row table:style-name="ro3">
          <table:table-cell table:style-name="ce44" office:value-type="string">
            <text:p>Ata de validação de histórias - 6, 11, 12 e 13</text:p>
          </table:table-cell>
          <table:table-cell table:style-name="ce42" office:value-type="string">
            <text:p>Equipe de Requisitos</text:p>
          </table:table-cell>
          <table:table-cell table:style-name="ce42"/>
          <table:table-cell table:style-name="ce43" table:formula="oooc:=HYPERLINK(&quot;https://docs.google.com/document/d/10tqf1onrjw27LUdeqQZR3-ZqhLubhOPgAQMHE_qkUEA/edit&quot;;&quot;D&quot;)" office:value-type="string">
            <text:p>D</text:p>
          </table:table-cell>
          <table:table-cell table:number-columns-repeated="4" table:style-name="ce42"/>
        </table:table-row>
        <table:table-row table:style-name="ro21">
          <table:table-cell table:style-name="ce44" office:value-type="string">
            <text:p>Plano de requisitos - seção 5.8 Validação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7">
          <table:table-cell table:style-name="ce44" office:value-type="string">
            <text:p>Aprovação de Requisitos não funcionais</text:p>
          </table:table-cell>
          <table:table-cell table:style-name="ce42" office:value-type="string">
            <text:p>Equipe de Requisitos</text:p>
          </table:table-cell>
          <table:table-cell table:style-name="ce42"/>
          <table:table-cell table:style-name="ce43" table:formula="oooc:=HYPERLINK(&quot;http://goo.gl/831Jh&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2. Os requisitos são avaliados com base em critérios objetivos e um comprometimento da equipe técnica com estes requisitos é obtido.
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90"/>
          <table:table-cell table:number-columns-repeated="6" table:style-name="ce40"/>
        </table:table-row>
        <table:table-row table:style-name="ro28">
          <table:table-cell table:style-name="ce44" office:value-type="string">
            <text:p>Plano de requisitos - Seção 5.7 - Comprometimento com as estórias (Também apresenta método de avaliação)</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7">
          <table:table-cell table:style-name="ce44" office:value-type="string">
            <text:p>US1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2&quot;;&quot;D&quot;)" office:value-type="string">
            <text:p>D</text:p>
          </table:table-cell>
          <table:table-cell table:number-columns-repeated="4" table:style-name="ce42"/>
        </table:table-row>
        <table:table-row table:style-name="ro17">
          <table:table-cell table:style-name="ce44" office:value-type="string">
            <text:p>US2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3&quot;;&quot;D&quot;)" office:value-type="string">
            <text:p>D</text:p>
          </table:table-cell>
          <table:table-cell table:number-columns-repeated="4" table:style-name="ce42"/>
        </table:table-row>
        <table:table-row table:style-name="ro17">
          <table:table-cell table:style-name="ce44" office:value-type="string">
            <text:p>US3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4&quot;;&quot;D&quot;)" office:value-type="string">
            <text:p>D</text:p>
          </table:table-cell>
          <table:table-cell table:number-columns-repeated="4" table:style-name="ce42"/>
        </table:table-row>
        <table:table-row table:style-name="ro17">
          <table:table-cell table:style-name="ce44" office:value-type="string">
            <text:p>US4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5&quot;;&quot;D&quot;)" office:value-type="string">
            <text:p>D</text:p>
          </table:table-cell>
          <table:table-cell table:number-columns-repeated="4" table:style-name="ce43"/>
        </table:table-row>
        <table:table-row table:style-name="ro17">
          <table:table-cell table:style-name="ce44" office:value-type="string">
            <text:p>US5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17">
          <table:table-cell table:style-name="ce44" office:value-type="string">
            <text:p>US6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17">
          <table:table-cell table:style-name="ce44" office:value-type="string">
            <text:p>US7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29&quot;;&quot;D&quot;)" office:value-type="string">
            <text:p>D</text:p>
          </table:table-cell>
          <table:table-cell table:number-columns-repeated="4" table:style-name="ce43"/>
        </table:table-row>
        <table:table-row table:style-name="ro17">
          <table:table-cell table:style-name="ce44" office:value-type="string">
            <text:p>US8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0&quot;;&quot;D&quot;)" office:value-type="string">
            <text:p>D</text:p>
          </table:table-cell>
          <table:table-cell table:number-columns-repeated="4" table:style-name="ce43"/>
        </table:table-row>
        <table:table-row table:style-name="ro17">
          <table:table-cell table:style-name="ce44" office:value-type="string">
            <text:p>US9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1&quot;;&quot;D&quot;)" office:value-type="string">
            <text:p>D</text:p>
          </table:table-cell>
          <table:table-cell table:number-columns-repeated="4" table:style-name="ce43"/>
        </table:table-row>
        <table:table-row table:style-name="ro17">
          <table:table-cell table:style-name="ce44" office:value-type="string">
            <text:p>US10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2&quot;;&quot;D&quot;)" office:value-type="string">
            <text:p>D</text:p>
          </table:table-cell>
          <table:table-cell table:number-columns-repeated="4" table:style-name="ce43"/>
        </table:table-row>
        <table:table-row table:style-name="ro17">
          <table:table-cell table:style-name="ce44" office:value-type="string">
            <text:p>US11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3&quot;;&quot;D&quot;)" office:value-type="string">
            <text:p>D</text:p>
          </table:table-cell>
          <table:table-cell table:number-columns-repeated="4" table:style-name="ce43"/>
        </table:table-row>
        <table:table-row table:style-name="ro17">
          <table:table-cell table:style-name="ce44" office:value-type="string">
            <text:p>US12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4&quot;;&quot;D&quot;)" office:value-type="string">
            <text:p>D</text:p>
          </table:table-cell>
          <table:table-cell table:number-columns-repeated="4" table:style-name="ce43"/>
        </table:table-row>
        <table:table-row table:style-name="ro17">
          <table:table-cell table:style-name="ce44" office:value-type="string">
            <text:p>US13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5&quot;;&quot;D&quot;)" office:value-type="string">
            <text:p>D</text:p>
          </table:table-cell>
          <table:table-cell table:number-columns-repeated="4" table:style-name="ce43"/>
        </table:table-row>
        <table:table-row table:style-name="ro17">
          <table:table-cell table:style-name="ce44" office:value-type="string">
            <text:p>US14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6&quot;;&quot;D&quot;)" office:value-type="string">
            <text:p>D</text:p>
          </table:table-cell>
          <table:table-cell table:number-columns-repeated="4" table:style-name="ce43"/>
        </table:table-row>
        <table:table-row table:style-name="ro17">
          <table:table-cell table:style-name="ce44" office:value-type="string">
            <text:p>US15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7&quot;;&quot;D&quot;)" office:value-type="string">
            <text:p>D</text:p>
          </table:table-cell>
          <table:table-cell table:number-columns-repeated="4" table:style-name="ce43"/>
        </table:table-row>
        <table:table-row table:style-name="ro17">
          <table:table-cell table:style-name="ce44" office:value-type="string">
            <text:p>US16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38&quot;;&quot;D&quot;)" office:value-type="string">
            <text:p>D</text:p>
          </table:table-cell>
          <table:table-cell table:number-columns-repeated="4" table:style-name="ce43"/>
        </table:table-row>
        <table:table-row table:style-name="ro17">
          <table:table-cell table:style-name="ce44" office:value-type="string">
            <text:p>US17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94&quot;;&quot;D&quot;)" office:value-type="string">
            <text:p>D</text:p>
          </table:table-cell>
          <table:table-cell table:number-columns-repeated="4" table:style-name="ce43"/>
        </table:table-row>
        <table:table-row table:style-name="ro17">
          <table:table-cell table:style-name="ce44" office:value-type="string">
            <text:p>US18 - Avaliação objetiva e comprometimento</text:p>
          </table:table-cell>
          <table:table-cell table:style-name="ce42" office:value-type="string">
            <text:p>Equipe do Projeto</text:p>
          </table:table-cell>
          <table:table-cell table:style-name="ce43"/>
          <table:table-cell table:style-name="ce43" table:formula="oooc:=HYPERLINK(&quot;http://fs.inf.ufg.br/redmine/issues/595&quot;;&quot;D&quot;)" office:value-type="string">
            <text:p>D</text:p>
          </table:table-cell>
          <table:table-cell table:number-columns-repeated="4" table:style-name="ce43"/>
        </table:table-row>
        <table:table-row table:style-name="ro24">
          <table:table-cell table:style-name="ce44" office:value-type="string">
            <text:p>Backlog de estórias (Redmine) - Demais estórias constam nas tarefas de "Análise/Estudo - Avaliação e comprometimento"</text:p>
          </table:table-cell>
          <table:table-cell table:style-name="ce42" office:value-type="string">
            <text:p>Equipe do Projeto</text:p>
          </table:table-cell>
          <table:table-cell table:style-name="ce43"/>
          <table:table-cell table:style-name="ce43" table:formula="oooc:=HYPERLINK(&quot;http://fs.inf.ufg.br:3000/redmine/versions/8&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3. A rastreabilidade bidirecional entre os requisitos e os produtos de trabalho é estabelecida e mantida.                                
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number-columns-repeated="7" table:style-name="ce40"/>
        </table:table-row>
        <table:table-row table:style-name="ro27">
          <table:table-cell table:style-name="ce44" office:value-type="string">
            <text:p>Rastreabilidade requisito x código - Tickets História contém links para tickets de desenvolvimento.</text:p>
          </table:table-cell>
          <table:table-cell table:style-name="ce42" office:value-type="string">
            <text:p>Equipe de Requisitos</text:p>
          </table:table-cell>
          <table:table-cell table:style-name="ce42"/>
          <table:table-cell table:style-name="ce43" table:formula="oooc:=HYPERLINK(&quot;http://fs.inf.ufg.br:3000/redmine/projects/sgb02-2012-/issues?fixed_version_id=8&amp;set_filter=1&amp;status_id=%2A&amp;tracker_id=12&quot;;&quot;D&quot;)" office:value-type="string">
            <text:p>D</text:p>
          </table:table-cell>
          <table:table-cell table:number-columns-repeated="4" table:style-name="ce42"/>
        </table:table-row>
        <table:table-row table:style-name="ro20">
          <table:table-cell table:style-name="ce44" office:value-type="string">
            <text:p>Rastreabilidade código x requisito - ver comentário com "ref #" no google code.</text:p>
          </table:table-cell>
          <table:table-cell table:style-name="ce42" office:value-type="string">
            <text:p>Equipe de Requisitos</text:p>
          </table:table-cell>
          <table:table-cell table:style-name="ce42"/>
          <table:table-cell table:style-name="ce43" table:formula="oooc:=HYPERLINK(&quot;http://code.google.com/p/sgb-02-2012/source/list&quot;;&quot;D&quot;)" office:value-type="string">
            <text:p>D</text:p>
          </table:table-cell>
          <table:table-cell table:number-columns-repeated="4" table:style-name="ce42"/>
        </table:table-row>
        <table:table-row table:style-name="ro26">
          <table:table-cell table:style-name="ce44" office:value-type="string">
            <text:p>Rastreabilidade requisito x requisito - ver no testlink - especificação de requisitos - requisito - relacionados</text:p>
          </table:table-cell>
          <table:table-cell table:style-name="ce42" office:value-type="string">
            <text:p>Equipe de Requisitos</text:p>
          </table:table-cell>
          <table:table-cell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7">
          <table:table-cell table:style-name="ce44" office:value-type="string">
            <text:p>Rastreabilidade escopo x requisitos - Tópico "4.2. Rastreabilidae com Estórias de Usuários"</text:p>
          </table:table-cell>
          <table:table-cell table:style-name="ce42" office:value-type="string">
            <text:p>Equipe de Requisitos</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21">
          <table:table-cell table:style-name="ce44" office:value-type="string">
            <text:p>Plano de requisitos - Seção 5.9 Rastreabilidade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lw2ximw4jymp&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number-columns-repeated="5" table:style-name="ce43"/>
        </table:table-row>
        <table:table-row table:style-name="ro18">
          <table:table-cell table:style-name="ce45"/>
          <table:table-cell table:number-columns-repeated="7" table:style-name="ce43"/>
        </table:table-row>
        <table:table-row table:style-name="ro18">
          <table:table-cell table:style-name="ce93"/>
          <table:table-cell table:number-columns-repeated="2" table:style-name="ce42"/>
          <table:table-cell table:number-columns-repeated="5"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4. Revisões em planos e produtos de trabalho do projeto são realizadas visando identificar e corrigir inconsistências em relação aos requisitos.                            
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number-columns-repeated="7" table:style-name="ce40"/>
        </table:table-row>
        <table:table-row table:style-name="ro3">
          <table:table-cell table:style-name="ce44" office:value-type="string">
            <text:p>Checklists de Verificação de Inconsistências</text:p>
          </table:table-cell>
          <table:table-cell table:style-name="ce42" office:value-type="string">
            <text:p>Equipe de Requisitos</text:p>
          </table:table-cell>
          <table:table-cell table:style-name="ce42"/>
          <table:table-cell table:style-name="ce43" table:formula="oooc:=HYPERLINK(&quot;https://drive.google.com/?tab=mo&amp;authuser=0#folders/0B80VSpPQwcNzMWY3ZTVFVTBxWjQ&quot;;&quot;D&quot;)" office:value-type="string">
            <text:p>D</text:p>
          </table:table-cell>
          <table:table-cell table:number-columns-repeated="4" table:style-name="ce42"/>
        </table:table-row>
        <table:table-row table:style-name="ro20">
          <table:table-cell table:style-name="ce44" office:value-type="string">
            <text:p>Plano de gerência de requisitos - 6. Verificação da Consistência dos Produ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e2vfpr228njs&quot;;&quot;I&quot;)" office:value-type="string">
            <text:p>I</text:p>
          </table:table-cell>
          <table:table-cell table:number-columns-repeated="4" table:style-name="ce42"/>
        </table:table-row>
        <table:table-row table:style-name="ro25">
          <table:table-cell table:style-name="ce44" office:value-type="string">
            <text:p>Template de Checklist de Avaliação de Consistência</text:p>
          </table:table-cell>
          <table:table-cell table:style-name="ce42" office:value-type="string">
            <text:p>Equipe de Requisitos</text:p>
          </table:table-cell>
          <table:table-cell table:style-name="ce42"/>
          <table:table-cell table:style-name="ce43" table:formula="oooc:=HYPERLINK(&quot;https://docs.google.com/document/d/1WkJ5Yqu4LMTuXOwWHaI4Unrp_svSjcbDHYc-iDMI2rs/edit&quot;;&quot;I&quot;)" office:value-type="string">
            <text:p>I</text:p>
          </table:table-cell>
          <table:table-cell table:style-name="ce43"/>
          <table:table-cell table:number-columns-repeated="3"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5. Mudanças nos requisitos são gerenciadas ao longo do projeto.
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number-columns-repeated="7" table:style-name="ce40"/>
        </table:table-row>
        <table:table-row table:style-name="ro16">
          <table:table-cell table:style-name="ce44" office:value-type="string">
            <text:p>Padrão solicitação de mudança</text:p>
          </table:table-cell>
          <table:table-cell table:style-name="ce42" office:value-type="string">
            <text:p>Equipe de Requisitos</text:p>
          </table:table-cell>
          <table:table-cell table:style-name="ce42"/>
          <table:table-cell table:style-name="ce43" table:formula="oooc:=HYPERLINK(&quot;https://docs.google.com/document/d/1afU-mXvNS5jub6FKoOJ8VJkyxiAG2z6wO8LCtbmToBM/edit&quot;;&quot;I&quot;)" office:value-type="string">
            <text:p>I</text:p>
          </table:table-cell>
          <table:table-cell table:number-columns-repeated="4" table:style-name="ce42"/>
        </table:table-row>
        <table:table-row table:style-name="ro21">
          <table:table-cell table:style-name="ce44" office:value-type="string">
            <text:p>Template de solicitação de mudança em requisitos</text:p>
          </table:table-cell>
          <table:table-cell table:style-name="ce42" office:value-type="string">
            <text:p>Equipe de Requisitos</text:p>
          </table:table-cell>
          <table:table-cell table:style-name="ce42"/>
          <table:table-cell table:style-name="ce42" table:formula="oooc:=HYPERLINK(&quot;https://docs.google.com/spreadsheet/ccc?key=0AlYuaso833V1dG54OFdjVndIaWhCeGVDdHFCS2kxUUE#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9">
          <table:table-cell table:style-name="ce94" office:value-type="string">
            <text:p>Cronograma concepção - atividades de Engenheiros de requisitos</text:p>
          </table:table-cell>
          <table:table-cell table:number-columns-repeated="2" table:style-name="ce95"/>
          <table:table-cell table:style-name="ce96" table:formula="oooc:=HYPERLINK(&quot;https://docs.google.com/file/d/0B5WQTz2m7u3aaHlqeUQwYldHVnc/edit&quot;;&quot;D&quot;)" office:value-type="string">
            <text:p>D</text:p>
          </table:table-cell>
          <table:table-cell table:number-columns-repeated="4" table:style-name="ce95"/>
        </table:table-row>
        <table:table-row table:style-name="ro19">
          <table:table-cell table:style-name="ce94" office:value-type="string">
            <text:p>Cronograma planejamento - atividades de Engenheiros de requisitos</text:p>
          </table:table-cell>
          <table:table-cell table:number-columns-repeated="2" table:style-name="ce95"/>
          <table:table-cell table:style-name="ce96" table:formula="oooc:=HYPERLINK(&quot;https://docs.google.com/file/d/0B5WQTz2m7u3aaEl5MXNtZG55aDg/edit&quot;;&quot;D&quot;)" office:value-type="string">
            <text:p>D</text:p>
          </table:table-cell>
          <table:table-cell table:number-columns-repeated="4" table:style-name="ce95"/>
        </table:table-row>
        <table:table-row table:style-name="ro19">
          <table:table-cell table:style-name="ce94" office:value-type="string">
            <text:p>Cronograma construção 1 - atividades de Engenheiros de requisitos</text:p>
          </table:table-cell>
          <table:table-cell table:number-columns-repeated="2" table:style-name="ce95"/>
          <table:table-cell table:style-name="ce96" table:formula="oooc:=HYPERLINK(&quot;https://docs.google.com/spreadsheet/ccc?key=0AtSMVZtMNKGUdDE0NEZmY0hrX3VtN3RvX0kwTWtDT3c#gid=0&quot;;&quot;D&quot;)" office:value-type="string">
            <text:p>D</text:p>
          </table:table-cell>
          <table:table-cell table:number-columns-repeated="4" table:style-name="ce95"/>
        </table:table-row>
        <table:table-row table:style-name="ro19">
          <table:table-cell table:style-name="ce94" office:value-type="string">
            <text:p>Cronograma construção 2 - atividades de Engenheiros de requisitos</text:p>
          </table:table-cell>
          <table:table-cell table:number-columns-repeated="2" table:style-name="ce95"/>
          <table:table-cell table:style-name="ce96" table:formula="oooc:=HYPERLINK(&quot;http://fs.inf.ufg.br:3000/redmine/versions/1&quot;;&quot;D&quot;)" office:value-type="string">
            <text:p>D</text:p>
          </table:table-cell>
          <table:table-cell table:number-columns-repeated="4" table:style-name="ce95"/>
        </table:table-row>
        <table:table-row table:style-name="ro19">
          <table:table-cell table:style-name="ce94" office:value-type="string">
            <text:p>Cronograma construção 3 - atividades de Engenheiros de requisitos</text:p>
          </table:table-cell>
          <table:table-cell table:number-columns-repeated="2" table:style-name="ce95"/>
          <table:table-cell table:style-name="ce96" table:formula="oooc:=HYPERLINK(&quot;http://fs.inf.ufg.br:3000/redmine/versions/6&quot;;&quot;D&quot;)" office:value-type="string">
            <text:p>D</text:p>
          </table:table-cell>
          <table:table-cell table:number-columns-repeated="4" table:style-name="ce95"/>
        </table:table-row>
        <table:table-row table:style-name="ro19">
          <table:table-cell table:style-name="ce94" office:value-type="string">
            <text:p>Cronograma construção 4 - atividades de Engenheiros de requisitos</text:p>
          </table:table-cell>
          <table:table-cell table:number-columns-repeated="2" table:style-name="ce95"/>
          <table:table-cell table:style-name="ce96" table:formula="oooc:=HYPERLINK(&quot;http://fs.inf.ufg.br:3000/redmine/versions/7&quot;;&quot;D&quot;)" office:value-type="string">
            <text:p>D</text:p>
          </table:table-cell>
          <table:table-cell table:number-columns-repeated="4" table:style-name="ce95"/>
        </table:table-row>
        <table:table-row table:style-name="ro19">
          <table:table-cell table:style-name="ce94" office:value-type="string">
            <text:p>Cronograma construção 5 - atividades de Engenheiros de requisitos</text:p>
          </table:table-cell>
          <table:table-cell table:number-columns-repeated="2" table:style-name="ce95"/>
          <table:table-cell table:style-name="ce96" table:formula="oooc:=HYPERLINK(&quot;http://fs.inf.ufg.br:3000/redmine/versions/9&quot;;&quot;D&quot;)" office:value-type="string">
            <text:p>D</text:p>
          </table:table-cell>
          <table:table-cell table:number-columns-repeated="4" table:style-name="ce95"/>
        </table:table-row>
        <table:table-row table:style-name="ro19">
          <table:table-cell table:style-name="ce97" office:value-type="string">
            <text:p>Cronograma construção 6 - atividades de Engenheiros de requisitos</text:p>
          </table:table-cell>
          <table:table-cell table:number-columns-repeated="2" table:style-name="ce95"/>
          <table:table-cell table:style-name="ce96" table:formula="oooc:=HYPERLINK(&quot;http://fs.inf.ufg.br:3000/redmine/versions/10&quot;;&quot;D&quot;)" office:value-type="string">
            <text:p>D</text:p>
          </table:table-cell>
          <table:table-cell table:number-columns-repeated="4" table:style-name="ce95"/>
        </table:table-row>
        <table:table-row table:style-name="ro25">
          <table:table-cell table:style-name="ce94" office:value-type="string">
            <text:p>Plano de projeto - Recursos humanos - papel de Engenheiros de requisitos</text:p>
          </table:table-cell>
          <table:table-cell table:number-columns-repeated="2" table:style-name="ce95"/>
          <table:table-cell table:style-name="ce96" table:formula="oooc:=HYPERLINK(&quot;https://docs.google.com/spreadsheet/ccc?key=0ApWQTz2m7u3adDFYUnhxWDNiZWdLQ2xUN2lqZ1pFR3c&amp;pli=1#gid=0&quot;;&quot;I&quot;)" office:value-type="string">
            <text:p>I</text:p>
          </table:table-cell>
          <table:table-cell table:number-columns-repeated="4" table:style-name="ce95"/>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5">
          <table:table-cell table:style-name="ce94" office:value-type="string">
            <text:p>Plano de medição</text:p>
          </table:table-cell>
          <table:table-cell table:number-columns-repeated="2" table:style-name="ce95"/>
          <table:table-cell table:style-name="ce96" table:formula="oooc:=HYPERLINK(&quot;https://docs.google.com/document/d/1jdRR6E2sHJdn_6zq4CBKS4N55yVfPqbbUAhuUeNK-h0/edit&quot;;&quot;D&quot;)" office:value-type="string">
            <text:p>D</text:p>
          </table:table-cell>
          <table:table-cell table:number-columns-repeated="4" table:style-name="ce95"/>
        </table:table-row>
        <table:table-row table:style-name="ro16">
          <table:table-cell table:style-name="ce44" office:value-type="string">
            <text:p>Relatório Medição Construção IV</text:p>
          </table:table-cell>
          <table:table-cell table:number-columns-repeated="2" table:style-name="ce42"/>
          <table:table-cell table:style-name="ce42" table:formula="oooc:=HYPERLINK(&quot;http://goo.gl/aHQMP&quot;;&quot;D&quot;)" office:value-type="string">
            <text:p>D</text:p>
          </table:table-cell>
          <table:table-cell table:number-columns-repeated="4" table:style-name="ce42"/>
        </table:table-row>
        <table:table-row table:style-name="ro15">
          <table:table-cell table:style-name="ce44" office:value-type="string">
            <text:p>Relatório de Marco</text:p>
          </table:table-cell>
          <table:table-cell table:number-columns-repeated="2" table:style-name="ce42"/>
          <table:table-cell table:style-name="ce42" table:formula="oooc:=HYPERLINK(&quot;http://goo.gl/qm8AU&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25">
          <table:table-cell table:style-name="ce94" office:value-type="string">
            <text:p>Plano de projeto - Recursos humanos - papel de Engenheiros de requisitos</text:p>
          </table:table-cell>
          <table:table-cell table:number-columns-repeated="2" table:style-name="ce95"/>
          <table:table-cell table:style-name="ce96" table:formula="oooc:=HYPERLINK(&quot;https://docs.google.com/spreadsheet/ccc?key=0ApWQTz2m7u3adDFYUnhxWDNiZWdLQ2xUN2lqZ1pFR3c&amp;pli=1#gid=0&quot;;&quot;D&quot;)" office:value-type="string">
            <text:p>D</text:p>
          </table:table-cell>
          <table:table-cell table:number-columns-repeated="4" table:style-name="ce95"/>
        </table:table-row>
        <table:table-row table:style-name="ro15">
          <table:table-cell table:style-name="ce94" office:value-type="string">
            <text:p>Plano de projeto</text:p>
          </table:table-cell>
          <table:table-cell table:number-columns-repeated="2" table:style-name="ce95"/>
          <table:table-cell table:style-name="ce96" table:formula="oooc:=HYPERLINK(&quot;https://docs.google.com/document/d/1ED0YcZ2zsJja2w4mnMYsG7E6hLx8F1WBKybK1U_WM5c/edit&quot;;&quot;D&quot;)" office:value-type="string">
            <text:p>D</text:p>
          </table:table-cell>
          <table:table-cell table:number-columns-repeated="4" table:style-name="ce95"/>
        </table:table-row>
        <table:table-row table:style-name="ro16">
          <table:table-cell table:style-name="ce94" office:value-type="string">
            <text:p>Aquisição de ferramentas</text:p>
          </table:table-cell>
          <table:table-cell table:number-columns-repeated="2" table:style-name="ce95"/>
          <table:table-cell table:style-name="ce96" table:formula="oooc:=HYPERLINK(&quot;https://drive.google.com/?tab=mo&amp;authuser=0#folders/0B5WQTz2m7u3aZURZY1cxR21oM3M&quot;;&quot;D&quot;)" office:value-type="string">
            <text:p>D</text:p>
          </table:table-cell>
          <table:table-cell table:number-columns-repeated="4" table:style-name="ce95"/>
        </table:table-row>
        <table:table-row table:style-name="ro19">
          <table:table-cell table:style-name="ce94" office:value-type="string">
            <text:p>Plano de projeto - recursos humanos - papéis natureza gestão - ferramentas</text:p>
          </table:table-cell>
          <table:table-cell table:number-columns-repeated="2" table:style-name="ce95"/>
          <table:table-cell table:style-name="ce96" table:formula="oooc:=HYPERLINK(&quot;https://docs.google.com/document/d/1ED0YcZ2zsJja2w4mnMYsG7E6hLx8F1WBKybK1U_WM5c/edit&quot;;&quot;D&quot;)" office:value-type="string">
            <text:p>D</text:p>
          </table:table-cell>
          <table:table-cell table:number-columns-repeated="4" table:style-name="ce95"/>
        </table:table-row>
        <table:table-row table:style-name="ro22">
          <table:table-cell table:style-name="ce94" office:value-type="string">
            <text:p>Guia do conhecimento</text:p>
          </table:table-cell>
          <table:table-cell table:number-columns-repeated="2" table:style-name="ce95"/>
          <table:table-cell table:style-name="ce96" table:formula="oooc:=HYPERLINK(&quot;https://drive.google.com/?tab=mo&amp;authuser=0#folders/0B5WQTz2m7u3aZmprbVZ1T0hJWWM&quot;;&quot;D&quot;)" office:value-type="string">
            <text:p>D</text:p>
          </table:table-cell>
          <table:table-cell table:number-columns-repeated="4" table:style-name="ce95"/>
        </table:table-row>
        <table:table-row table:style-name="ro15">
          <table:table-cell table:style-name="ce94" office:value-type="string">
            <text:p>Abertura do projeto</text:p>
          </table:table-cell>
          <table:table-cell table:number-columns-repeated="2" table:style-name="ce96"/>
          <table:table-cell table:style-name="ce96" table:formula="oooc:=HYPERLINK(&quot;http://sgb-02-2012.googlecode.com/files/PlanoGeralDaF%C3%A1bricaDeSoftware-segundoSemestre2012.pdf&quot;;&quot;I&quot;)" office:value-type="string">
            <text:p>I</text:p>
          </table:table-cell>
          <table:table-cell table:number-columns-repeated="4" table:style-name="ce96"/>
        </table:table-row>
        <table:table-row table:style-name="ro18">
          <table:table-cell table:style-name="ce94"/>
          <table:table-cell table:number-columns-repeated="7" table:style-name="ce96"/>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6">
          <table:table-cell table:style-name="ce94" office:value-type="string">
            <text:p>Plano de projeto - recursos humanos - papéis natureza técnica - Engenheiro de requisitos - responsabilidades e autoridades</text:p>
          </table:table-cell>
          <table:table-cell table:number-columns-repeated="2" table:style-name="ce95"/>
          <table:table-cell table:style-name="ce96" table:formula="oooc:=HYPERLINK(&quot;https://docs.google.com/document/d/1ED0YcZ2zsJja2w4mnMYsG7E6hLx8F1WBKybK1U_WM5c/edit&quot;;&quot;D&quot;)" office:value-type="string">
            <text:p>D</text:p>
          </table:table-cell>
          <table:table-cell table:number-columns-repeated="4" table:style-name="ce95"/>
        </table:table-row>
        <table:table-row table:style-name="ro21">
          <table:table-cell table:style-name="ce94" office:value-type="string">
            <text:p>Distribuição responsabilidades e autoridades</text:p>
          </table:table-cell>
          <table:table-cell table:number-columns-repeated="2" table:style-name="ce95"/>
          <table:table-cell table:style-name="ce96" table:formula="oooc:=HYPERLINK(&quot;https://docs.google.com/spreadsheet/ccc?key=0ApWQTz2m7u3adDFYUnhxWDNiZWdLQ2xUN2lqZ1pFR3c&amp;pli=1#gid=0&quot;;&quot;D&quot;)" office:value-type="string">
            <text:p>D</text:p>
          </table:table-cell>
          <table:table-cell table:number-columns-repeated="4" table:style-name="ce95"/>
        </table:table-row>
        <table:table-row table:style-name="ro17">
          <table:table-cell table:style-name="ce94" office:value-type="string">
            <text:p>Comunicação dos papéis e responsabilidades</text:p>
          </table:table-cell>
          <table:table-cell table:number-columns-repeated="2" table:style-name="ce95"/>
          <table:table-cell table:style-name="ce96" table:formula="oooc:=HYPERLINK(&quot;https://docs.google.com/file/d/0B3-8gMhY5JT8cFhwWWZiaEM0d2M/edit&quot;;&quot;I&quot;)" office:value-type="string">
            <text:p>I</text:p>
          </table:table-cell>
          <table:table-cell table:number-columns-repeated="4" table:style-name="ce9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22">
          <table:table-cell table:style-name="ce94" office:value-type="string">
            <text:p>Capacitação da equipe</text:p>
          </table:table-cell>
          <table:table-cell table:number-columns-repeated="2" table:style-name="ce95"/>
          <table:table-cell table:style-name="ce96" table:formula="oooc:=HYPERLINK(&quot;https://docs.google.com/spreadsheet/ccc?key=0ApWQTz2m7u3adFZNZlp3a0l4STAyQVhsV0dvQS1adWc#gid=0&quot;;&quot;D&quot;)" office:value-type="string">
            <text:p>D</text:p>
          </table:table-cell>
          <table:table-cell table:number-columns-repeated="4" table:style-name="ce95"/>
        </table:table-row>
        <table:table-row table:style-name="ro21">
          <table:table-cell table:style-name="ce94" office:value-type="string">
            <text:p>Distribuição responsabilidades e autoridades</text:p>
          </table:table-cell>
          <table:table-cell table:number-columns-repeated="2" table:style-name="ce95"/>
          <table:table-cell table:style-name="ce96" table:formula="oooc:=HYPERLINK(&quot;https://docs.google.com/spreadsheet/ccc?key=0ApWQTz2m7u3adDFYUnhxWDNiZWdLQ2xUN2lqZ1pFR3c&amp;pli=1#gid=0&quot;;&quot;D&quot;)" office:value-type="string">
            <text:p>D</text:p>
          </table:table-cell>
          <table:table-cell table:number-columns-repeated="4" table:style-name="ce95"/>
        </table:table-row>
        <table:table-row table:style-name="ro16">
          <table:table-cell table:style-name="ce94" office:value-type="string">
            <text:p>Comunicação da distribuição</text:p>
          </table:table-cell>
          <table:table-cell table:number-columns-repeated="2" table:style-name="ce95"/>
          <table:table-cell table:style-name="ce96" table:formula="oooc:=HYPERLINK(&quot;https://docs.google.com/file/d/0B3-8gMhY5JT8cFhwWWZiaEM0d2M/edit&quot;;&quot;I&quot;)" office:value-type="string">
            <text:p>I</text:p>
          </table:table-cell>
          <table:table-cell table:number-columns-repeated="4" table:style-name="ce95"/>
        </table:table-row>
        <table:table-row table:style-name="ro25">
          <table:table-cell table:style-name="ce94" office:value-type="string">
            <text:p>Plano de projeto - Recursos humanos - Treinamentos planejados</text:p>
          </table:table-cell>
          <table:table-cell table:number-columns-repeated="2" table:style-name="ce95"/>
          <table:table-cell table:style-name="ce96" table:formula="oooc:=HYPERLINK(&quot;https://docs.google.com/document/d/1yBLTLpvO4hBUUjuWJ0TdIwN0jazewAsljNYhQ-x9Obo/edit&quot;;&quot;I&quot;)" office:value-type="string">
            <text:p>I</text:p>
          </table:table-cell>
          <table:table-cell table:number-columns-repeated="4" table:style-name="ce95"/>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goo.gl/f85qU&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22">
          <table:table-cell table:style-name="ce94" office:value-type="string">
            <text:p>Comunicação realizada</text:p>
          </table:table-cell>
          <table:table-cell table:number-columns-repeated="2" table:style-name="ce95"/>
          <table:table-cell table:style-name="ce96" table:formula="oooc:=HYPERLINK(&quot;https://drive.google.com/?tab=mo&amp;authuser=0#folders/0B5WQTz2m7u3aYjlSNEZlUkhrb0E&quot;;&quot;D&quot;)" office:value-type="string">
            <text:p>D</text:p>
          </table:table-cell>
          <table:table-cell table:number-columns-repeated="4" table:style-name="ce95"/>
        </table:table-row>
        <table:table-row table:style-name="ro27">
          <table:table-cell table:style-name="ce94" office:value-type="string">
            <text:p>Plano de projeto - Comunicações - Comunicações planejadas - Gerência de requisitos</text:p>
          </table:table-cell>
          <table:table-cell table:number-columns-repeated="2" table:style-name="ce95"/>
          <table:table-cell table:style-name="ce96" table:formula="oooc:=HYPERLINK(&quot;https://docs.google.com/document/d/1d8L2JlpsJ_ENK3iJ8Z1m68KewGowyWrZEt2g9v0SDg8/edit#bookmark=id.17dp8vu&quot;;&quot;I&quot;)" office:value-type="string">
            <text:p>I</text:p>
          </table:table-cell>
          <table:table-cell table:number-columns-repeated="4" table:style-name="ce9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7">
          <table:table-cell table:style-name="ce94" office:value-type="string">
            <text:p>Revisão do processo com alta gerência</text:p>
          </table:table-cell>
          <table:table-cell table:number-columns-repeated="7" table:style-name="ce42"/>
        </table:table-row>
        <table:table-row table:style-name="ro22">
          <table:table-cell table:style-name="ce94" office:value-type="string">
            <text:p>Comunicação realizad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0"/>
          <table:table-cell table:number-columns-repeated="2" table:style-name="ce6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7">
          <table:table-cell table:style-name="ce98" office:value-type="string">
            <text:p>Plano Engenharia de Requisitos</text:p>
          </table:table-cell>
          <table:table-cell table:style-name="ce42"/>
          <table:table-cell table:style-name="ce42" table:formula="oooc:=HYPERLINK(&quot;http://goo.gl/eQqp8&quot;;&quot;I&quot;)" office:value-type="string">
            <text:p>I</text:p>
          </table:table-cell>
          <table:table-cell table:number-columns-repeated="5" table:style-name="ce42"/>
        </table:table-row>
        <table:table-row table:style-name="ro16">
          <table:table-cell table:style-name="ce99" office:value-type="string">
            <text:p>Checklists de consistência</text:p>
          </table:table-cell>
          <table:table-cell table:style-name="ce42"/>
          <table:table-cell table:style-name="ce42" table:formula="oooc:=HYPERLINK(&quot;http://goo.gl/ifLNd&quot;;&quot;D&quot;)" office:value-type="string">
            <text:p>D</text:p>
          </table:table-cell>
          <table:table-cell table:number-columns-repeated="5" table:style-name="ce42"/>
        </table:table-row>
        <table:table-row table:style-name="ro22">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7">
          <table:table-cell table:style-name="ce94" office:value-type="string">
            <text:p>Dicionário da EAP - critérios de aceitação</text:p>
          </table:table-cell>
          <table:table-cell table:number-columns-repeated="2" table:style-name="ce95"/>
          <table:table-cell table:style-name="ce96" table:formula="oooc:=HYPERLINK(&quot;https://docs.google.com/document/d/1Kmz6rkOJgbW6f6bPvzosBSDwn8eYnca6uI3gvfuuFoY/edit&quot;;&quot;D&quot;)" office:value-type="string">
            <text:p>D</text:p>
          </table:table-cell>
          <table:table-cell table:number-columns-repeated="4" table:style-name="ce9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32">
          <table:table-cell table:style-name="ce94" office:value-type="string">
            <text:p>Plano de Gerência de configuração - 5.6 Lista de Itens de Configuração e 6.5 Padrões do proprietário de pastas e arquivos no Google Drive

</text:p>
          </table:table-cell>
          <table:table-cell table:number-columns-repeated="2" table:style-name="ce95"/>
          <table:table-cell table:style-name="ce96" table:formula="oooc:=HYPERLINK(&quot;https://docs.google.com/document/d/1jGcJpsKq16QQvbKZaHuzgoOlEJst8VwXYowdm7C0mRA/edit&quot;;&quot;D&quot;)" office:value-type="string">
            <text:p>D</text:p>
          </table:table-cell>
          <table:table-cell table:number-columns-repeated="4" table:style-name="ce95"/>
        </table:table-row>
        <table:table-row table:style-name="ro16">
          <table:table-cell table:style-name="ce94" office:value-type="string">
            <text:p>Comunicação de dados relevantes</text:p>
          </table:table-cell>
          <table:table-cell table:number-columns-repeated="2" table:style-name="ce95"/>
          <table:table-cell table:style-name="ce96" table:formula="oooc:=HYPERLINK(&quot;https://docs.google.com/file/d/0B3-8gMhY5JT8VkYwTnRIUUV1UFE/edit&quot;;&quot;I&quot;)" office:value-type="string">
            <text:p>I</text:p>
          </table:table-cell>
          <table:table-cell table:number-columns-repeated="4" table:style-name="ce9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24">
          <table:table-cell table:style-name="ce94" office:value-type="string">
            <text:p>Plano de Gerência de configuração - 6.5 Padrões do proprietário de pastas e arquivos no Google Drive

</text:p>
          </table:table-cell>
          <table:table-cell table:style-name="ce95" office:value-type="string">
            <text:p>Gestor de configuração</text:p>
          </table:table-cell>
          <table:table-cell table:style-name="ce95"/>
          <table:table-cell table:style-name="ce96" table:formula="oooc:=HYPERLINK(&quot;https://docs.google.com/document/d/1jGcJpsKq16QQvbKZaHuzgoOlEJst8VwXYowdm7C0mRA/edit&quot;;&quot;D&quot;)" office:value-type="string">
            <text:p>D</text:p>
          </table:table-cell>
          <table:table-cell table:number-columns-repeated="4" table:style-name="ce95"/>
        </table:table-row>
        <table:table-row table:style-name="ro22">
          <table:table-cell table:style-name="ce94" office:value-type="string">
            <text:p>Auditoria física</text:p>
          </table:table-cell>
          <table:table-cell table:style-name="ce95" office:value-type="string">
            <text:p>Gestor de configuração</text:p>
          </table:table-cell>
          <table:table-cell table:style-name="ce95"/>
          <table:table-cell table:style-name="ce96" table:formula="oooc:=HYPERLINK(&quot;https://docs.google.com/folder/d/0B5WQTz2m7u3aNGNwSGc3dDd6Qjg/edit&quot;;&quot;D&quot;)" office:value-type="string">
            <text:p>D</text:p>
          </table:table-cell>
          <table:table-cell table:number-columns-repeated="4" table:style-name="ce95"/>
        </table:table-row>
        <table:table-row table:style-name="ro22">
          <table:table-cell table:style-name="ce94" office:value-type="string">
            <text:p>Auditoria funcional</text:p>
          </table:table-cell>
          <table:table-cell table:style-name="ce95" office:value-type="string">
            <text:p>Gestor de configuração</text:p>
          </table:table-cell>
          <table:table-cell table:style-name="ce95"/>
          <table:table-cell table:style-name="ce96" table:formula="oooc:=HYPERLINK(&quot;https://docs.google.com/folder/d/0B5WQTz2m7u3aQnpjVDltOFpzX1E/edit&quot;;&quot;D&quot;)" office:value-type="string">
            <text:p>D</text:p>
          </table:table-cell>
          <table:table-cell table:number-columns-repeated="4" table:style-name="ce9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1">
          <table:table-cell table:style-name="ce94" office:value-type="string">
            <text:p>Qualidade de produto de artefatos de gerência</text:p>
          </table:table-cell>
          <table:table-cell table:number-columns-repeated="7" table:style-name="ce42"/>
        </table:table-row>
        <table:table-row table:style-name="ro15">
          <table:table-cell table:style-name="ce94" office:value-type="string">
            <text:p>Ações corretiva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CO" table:style-name="ta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9" table:default-cell-style-name="ce15" table:number-columns-repeated="248"/>
        <table:table-row table:style-name="ro37">
          <table:table-cell table:style-name="ce28" office:value-type="string">
            <text:p>Gerência de Configur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number-columns-repeated="6" table:style-name="ce39"/>
        </table:table-row>
        <table:table-row table:style-name="ro13">
          <table:table-cell table:style-name="ce37" office:value-type="string">
            <text:p>GCO 1. Um Sistema de Gerência de Configuração é estabelecido e mantido.
As evidências apresentadas para este resultado permitem assegurar: (i) que foi estabelecido um sistema de gerência de configuração? (ii) que o sistema de gerência de configuração foi mantido ao longo do tempo?</text:p>
          </table:table-cell>
          <table:table-cell table:number-columns-repeated="7" table:style-name="ce40"/>
        </table:table-row>
        <table:table-row table:style-name="ro3">
          <table:table-cell table:style-name="ce44" office:value-type="string">
            <text:p>Process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3"/>
        </table:table-row>
        <table:table-row table:style-name="ro19">
          <table:table-cell table:style-name="ce44" office:value-type="string">
            <text:p>Checklist De Auditoria De Configuração Física Baseline 0.7</text:p>
          </table:table-cell>
          <table:table-cell table:style-name="ce42" office:value-type="string">
            <text:p>Gestor de Configuração</text:p>
          </table:table-cell>
          <table:table-cell table:style-name="ce43"/>
          <table:table-cell table:style-name="ce42" table:formula="oooc:=HYPERLINK(&quot;https://docs.google.com/document/d/1z7xEcebMi5GovS9ySvnSDJsDFag8FpZKclAYPj6Vvy4/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0" table:formula="oooc:=HYPERLINK(&quot;https://docs.google.com/document/d/1NzyGEXyB5tilgi3QIuQ1cYupclcDQ3UGSOlmjHbYL_4/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3"/>
        </table:table-row>
        <table:table-row table:style-name="ro19">
          <table:table-cell table:style-name="ce45" office:value-type="string">
            <text:p>Checklist De Auditoria De Configuracao Funcional Baseline 0.7</text:p>
          </table:table-cell>
          <table:table-cell table:style-name="ce42" office:value-type="string">
            <text:p>Gestor de Configuração</text:p>
          </table:table-cell>
          <table:table-cell table:style-name="ce43"/>
          <table:table-cell table:style-name="ce43" table:formula="oooc:=HYPERLINK(&quot;https://docs.google.com/document/d/1BJuHsS89UBsK1AngSe4l2a42dy0urLA0xKK73DKrGmg/edit&quot;;&quot;D&quot;)" office:value-type="string">
            <text:p>D</text:p>
          </table:table-cell>
          <table:table-cell table:number-columns-repeated="4" table:style-name="ce43"/>
        </table:table-row>
        <table:table-row table:style-name="ro3">
          <table:table-cell table:style-name="ce45" office:value-type="string">
            <text:p>Estrutura do diretório implementado no SVN</text:p>
          </table:table-cell>
          <table:table-cell table:style-name="ce42" office:value-type="string">
            <text:p>Gestor de Configuração</text:p>
          </table:table-cell>
          <table:table-cell table:style-name="ce43"/>
          <table:table-cell table:style-name="ce43" table:formula="oooc:=HYPERLINK(&quot;http://code.google.com/p/sgb-02-2012/source/browse/#svn%2Ftrunk&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2. Os itens de configuração são identificados com base em critérios estabelecidos.
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number-columns-repeated="7" table:style-name="ce40"/>
        </table:table-row>
        <table:table-row table:style-name="ro28">
          <table:table-cell table:style-name="ce44" office:value-type="string">
            <text:p>Plano de Gerência de Configuração - ver Critérios de Identificação - item "5.1 Itens de Configuração" </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0">
          <table:table-cell table:style-name="ce44" office:value-type="string">
            <text:p>Relatorio De Estabelecimento De Baseline 0.5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20">
          <table:table-cell table:style-name="ce44" office:value-type="string">
            <text:p>Relatorio De Estabelecimento De Baseline 0.6 - ver Controle de Acesso dos itens</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Evidência Controle de Acesso (Permissões)</text:p>
          </table:table-cell>
          <table:table-cell table:style-name="ce42" office:value-type="string">
            <text:p>Gestor de Configuração</text:p>
          </table:table-cell>
          <table:table-cell table:style-name="ce42"/>
          <table:table-cell table:style-name="ce42" table:formula="oooc:=HYPERLINK(&quot;http://goo.gl/uyZ1F&quot;;&quot;D&quot;)" office:value-type="string">
            <text:p>D</text:p>
          </table:table-cell>
          <table:table-cell table:number-columns-repeated="4" table:style-name="ce42"/>
        </table:table-row>
        <table:table-row table:style-name="ro38">
          <table:table-cell table:style-name="ce94" office:value-type="string">
            <text:p>Controle de Acesso - Para visualizar as permissões: selecione a pasta ou documento e clique no ícone do olho (Preview), no tópico "Sharing" é possível verificar o controle de acesso, para mais detalhes, clique no ícone de um lápis (Edit) ao lado da palavra "Sharing".</text:p>
          </table:table-cell>
          <table:table-cell table:style-name="ce95" office:value-type="string">
            <text:p>Gestor de Configuração</text:p>
          </table:table-cell>
          <table:table-cell table:style-name="ce95"/>
          <table:table-cell table:style-name="ce95"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3. Os itens de configuração sujeitos a um controle formal são colocados sob baseline.
As evidências apresentadas para este resultado permitem assegurar que os itens de configuração sujeitos a um controle formal foram colocados sob baseline?</text:p>
          </table:table-cell>
          <table:table-cell table:number-columns-repeated="7" table:style-name="ce40"/>
        </table:table-row>
        <table:table-row table:style-name="ro20">
          <table:table-cell table:style-name="ce44" office:value-type="string">
            <text:p>Plano de Gerência de Configuração - ver Item "7.3 Geração de Baselines".</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4. A situação dos itens de configuração e das baselines é registrada ao longo do tempo e disponibilizada.
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number-columns-repeated="7" table:style-name="ce40"/>
        </table:table-row>
        <table:table-row table:style-name="ro20">
          <table:table-cell table:style-name="ce44" office:value-type="string">
            <text:p>Plano de Gerência de Configuração - ver Item "6.2 Padrões para versionament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20">
          <table:table-cell table:style-name="ce44" office:value-type="string">
            <text:p>O versionamento de cada item está dentro dos próprios documentos.</text:p>
          </table:table-cell>
          <table:table-cell table:style-name="ce42" office:value-type="string">
            <text:p>Gestor de Configuração</text:p>
          </table:table-cell>
          <table:table-cell table:style-name="ce42"/>
          <table:table-cell table:style-name="ce42"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5. Modificações em itens de configuração são controladas.
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number-columns-repeated="7" table:style-name="ce40"/>
        </table:table-row>
        <table:table-row table:style-name="ro39">
          <table:table-cell table:style-name="ce44" office:value-type="string">
            <text:p>Plano de Gerência de Configuração - ver itens "7.5 Analisar Solicitação de Mudança em Baseline", " 7.6 Planejar Mudança em Baseline" e "7.7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Processo de Gerência de Configuração - ver item "8.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21">
          <table:table-cell table:style-name="ce44" office:value-type="string">
            <text:p>Resultado Solicitação de Mudanca de Configuração</text:p>
          </table:table-cell>
          <table:table-cell table:style-name="ce42" office:value-type="string">
            <text:p>Gestor de Configuração</text:p>
          </table:table-cell>
          <table:table-cell table:style-name="ce42"/>
          <table:table-cell table:style-name="ce42" table:formula="oooc:=HYPERLINK(&quot;https://docs.google.com/spreadsheet/ccc?key=0AkNtP8qkvQhJdDVNMU4wclRZbFhnYnRYZFBlc0RVcWc#gid=0&quot;;&quot;I&quot;)" office:value-type="string">
            <text:p>I</text:p>
          </table:table-cell>
          <table:table-cell table:number-columns-repeated="4" table:style-name="ce42"/>
        </table:table-row>
        <table:table-row table:style-name="ro19">
          <table:table-cell table:style-name="ce94" office:value-type="string">
            <text:p>Evolução de um item de configuração - MER (Modelo Entidade-Relacionamento)</text:p>
          </table:table-cell>
          <table:table-cell table:style-name="ce42" office:value-type="string">
            <text:p>Gestor de Configuração</text:p>
          </table:table-cell>
          <table:table-cell table:style-name="ce42"/>
          <table:table-cell table:style-name="ce42" table:formula="oooc:=HYPERLINK(&quot;http://goo.gl/mXawD&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6. O armazenamento, o manuseio e a liberação de itens de configuração e baselines são controlados.
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number-columns-repeated="7" table:style-name="ce40"/>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3">
          <table:table-cell table:style-name="ce44" office:value-type="string">
            <text:p>Relatorio De Estabelecimento De Baseline 0.7</text:p>
          </table:table-cell>
          <table:table-cell table:style-name="ce42" office:value-type="string">
            <text:p>Gestor de Configuração</text:p>
          </table:table-cell>
          <table:table-cell table:style-name="ce42"/>
          <table:table-cell table:style-name="ce42" table:formula="oooc:=HYPERLINK(&quot;https://docs.google.com/document/d/1V6m4YvfBi0UGG-x3-59fFfGltiXbL5_MukAYCUQP9Z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7. Auditorias de configuração são realizadas objetivamente para assegurar que as baselines e os itens de configuração estejam íntegros, completos e consistentes.
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number-columns-repeated="7" table:style-name="ce40"/>
        </table:table-row>
        <table:table-row table:style-name="ro20">
          <table:table-cell table:style-name="ce44" office:value-type="string">
            <text:p>Plano de Gerência de Configuração - ver item "7.4 Auditoria da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7</text:p>
          </table:table-cell>
          <table:table-cell table:style-name="ce42" office:value-type="string">
            <text:p>Gestor de Configuração</text:p>
          </table:table-cell>
          <table:table-cell table:style-name="ce43"/>
          <table:table-cell table:style-name="ce42" table:formula="oooc:=HYPERLINK(&quot;https://docs.google.com/document/d/1z7xEcebMi5GovS9ySvnSDJsDFag8FpZKclAYPj6Vvy4/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0" table:formula="oooc:=HYPERLINK(&quot;https://docs.google.com/document/d/1NzyGEXyB5tilgi3QIuQ1cYupclcDQ3UGSOlmjHbYL_4/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2"/>
        </table:table-row>
        <table:table-row table:style-name="ro19">
          <table:table-cell table:style-name="ce45" office:value-type="string">
            <text:p>Checklist De Auditoria De Configuracao Funcional Baseline 0.7</text:p>
          </table:table-cell>
          <table:table-cell table:style-name="ce42" office:value-type="string">
            <text:p>Gestor de Configuração</text:p>
          </table:table-cell>
          <table:table-cell table:style-name="ce43"/>
          <table:table-cell table:style-name="ce43" table:formula="oooc:=HYPERLINK(&quot;https://docs.google.com/document/d/1BJuHsS89UBsK1AngSe4l2a42dy0urLA0xKK73DKrGmg/edit&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0">
          <table:table-cell table:style-name="ce44" office:value-type="string">
            <text:p>Cronograma Concepçã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0">
          <table:table-cell table:style-name="ce44" office:value-type="string">
            <text:p>Cronograma Planejament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0">
          <table:table-cell table:style-name="ce44" office:value-type="string">
            <text:p>Cronograma Construção 1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0">
          <table:table-cell table:style-name="ce44" office:value-type="string">
            <text:p>Cronograma Construção 2 - atividades de Gerência de Configura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0">
          <table:table-cell table:style-name="ce44" office:value-type="string">
            <text:p>Cronograma Construção 3 - atividades de Gerência de Configuração.</text:p>
          </table:table-cell>
          <table:table-cell table:style-name="ce43" office:value-type="string">
            <text:p>Gestores de Escopo 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18">
          <table:table-cell table:style-name="ce44"/>
          <table:table-cell table:number-columns-repeated="7" table:style-name="ce43"/>
        </table:table-row>
        <table:table-row table:style-name="ro18">
          <table:table-cell table:style-name="ce44"/>
          <table:table-cell table:number-columns-repeated="7"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25">
          <table:table-cell table:style-name="ce44" office:value-type="string">
            <text:p>Plano de Medição - Métricas para Gerência de Configura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style-name="ce45"/>
          <table:table-cell table:number-columns-repeated="3"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22">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23">
          <table:table-cell table:style-name="ce44" office:value-type="string">
            <text:p>Dicionário da EAP - Critérios de aceitação para produtos de Gerência da Configura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0">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0">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QU" table:style-name="ta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0" table:default-cell-style-name="ce15" table:number-columns-repeated="248"/>
        <table:table-row table:style-name="ro41">
          <table:table-cell table:style-name="ce28" office:value-type="string">
            <text:p>Aquis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quisição é gerenciar a aquisição de produtos que satisfaçam às necessidades expressas pelo adquirente.
(No contexto do MR-MPS considera-se que o termo produto pode incluir também serviços, desde que estes sejam entregues como parte do produto final ao cliente.)</text:p>
          </table:table-cell>
          <table:table-cell table:style-name="ce38"/>
          <table:table-cell table:number-columns-repeated="6" table:style-name="ce39"/>
        </table:table-row>
        <table:table-row table:style-name="ro13">
          <table:table-cell table:style-name="ce37" office:value-type="string">
            <text:p>AQU 1. As necessidades de aquisição, as metas, os critérios de aceitação do produto, os tipos e a estratégia de aquisição são definidos.
As evidências apresentadas para este resultado permitem assegurar que foram especificadas: (i) as necessidades que motivam a aquisição? (ii) as metas desta aquisição? (iii)  os critérios de aceitação dos produtos resultantes da aquisição? (iv) os tipos de aquisição (por exemplo, pacote, terceirização de serviço) e as estratégias a serem adotada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AQU 2. Os critérios de seleção do fornecedor são estabelecidos e usados para avaliar os potenciais fornecedores.                  
As evidências apresentadas para este resultado permitem assegurar: (i)  que os critérios de seleção do fornecedor foram definidos? (ii) que estes critérios foram usados para avaliar os potenciais fornecedore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2" office:value-type="string">
            <text:p>AQU 3. O fornecedor é selecionado com base na avaliação das propostas e dos critérios estabelecidos.        
As evidências apresentadas para este resultado permitem assegurar: (i) que o fornecedor foi selecionado a partir do conjunto de potenciais fornecedores? (ii)  que a seleção baseou-se na avaliação das propostas e nos critérios de seleção de fornecedores previamente estabelecidos?</text:p>
          </table:table-cell>
          <table:table-cell table:number-columns-repeated="7" table:style-name="ce103"/>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2" office:value-type="string">
            <text:p>AQU 4. Um acordo  que expresse claramente as expectativas, responsabilidades e obrigações de ambas as partes (cliente e fornecedor) é estabelecido e negociado entre elas.                                                  
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4" office:value-type="string">
            <text:p>AQU 5. Um produto que satisfaça a necessidade expressa pelo cliente é adquirido baseado na análise dos potenciais candidatos.
As evidências apresentadas para este resultado permitem assegurar que  o produto foi adquirido a partir da análise dos potenciais produtos candidato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104" office:value-type="string">
            <text:p>AQU 6. A aquisição é monitorada de forma que as condições especificadas sejam atendidas, tais como custo, cronograma e qualidade, gerando ações corretivas quando necessário.          
As evidências apresentadas para este resultado permitem assegurar: (i) que as atividades para monitoração do fornecedor foram conduzidas? (ii) que, quando necessário, ações corretivas foram registradas e acompanhadas até a sua conclusã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5"/>
        </table:table-row>
        <table:table-row table:style-name="ro13">
          <table:table-cell table:style-name="ce37" office:value-type="string">
            <text:p>AQU 7. O produto é entregue e avaliado em relação ao acordado e os resultados são documentados.                           
As evidências apresentadas para este resultado permitem assegurar: (i) que  o produto foi entregue, avaliado em relação aos critérios de aceitação e demais termos do acordo estabelecido, para, então, ser efetivamente aceito? (ii) que os resultados da avaliação para a aceitação foram documentados?</text:p>
          </table:table-cell>
          <table:table-cell table:number-columns-repeated="6" table:style-name="ce40"/>
          <table:table-cell table:style-name="ce103"/>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5"/>
        </table:table-row>
        <table:table-row table:style-name="ro42">
          <table:table-cell table:style-name="ce37" office:value-type="string">
            <text:p>AQU 8. O produto adquirido é incorporado ao projeto, caso pertinente. 
As evidências apresentadas para este resultado permitem assegurar que, caso pertinente, houve a incorporação do produto ao projeto? </text:p>
          </table:table-cell>
          <table:table-cell table:style-name="ce40"/>
          <table:table-cell table:number-columns-repeated="5" table:style-name="ce106"/>
          <table:table-cell table:style-name="ce103"/>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105"/>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QA" table:style-name="ta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1" table:default-cell-style-name="ce15" table:number-columns-repeated="248"/>
        <table:table-row table:style-name="ro35">
          <table:table-cell table:style-name="ce28" office:value-type="string">
            <text:p>Garantia da Qualidade</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4">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107"/>
          <table:table-cell table:number-columns-repeated="6" table:style-name="ce39"/>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
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108"/>
          <table:table-cell table:number-columns-repeated="6" table:style-name="ce40"/>
        </table:table-row>
        <table:table-row table:style-name="ro21">
          <table:table-cell table:style-name="ce44" office:value-type="string">
            <text:p>Checklist Verificação Qualidade Do Produto
</text:p>
          </table:table-cell>
          <table:table-cell table:style-name="ce42" office:value-type="string">
            <text:p>Gestor de Qualidade do Produto</text:p>
          </table:table-cell>
          <table:table-cell table:style-name="ce42"/>
          <table:table-cell table:style-name="ce42" table:formula="oooc:=HYPERLINK(&quot;https://docs.google.com/document/d/1N85PzbZnBZcHCCEVGRzqLq1hOcxA4UZeXRgWszZt_Ss/edit&quot;;&quot;I&quot;)" office:value-type="string">
            <text:p>I</text:p>
          </table:table-cell>
          <table:table-cell table:number-columns-repeated="4" table:style-name="ce42"/>
        </table:table-row>
        <table:table-row table:style-name="ro21">
          <table:table-cell table:style-name="ce109" office:value-type="string">
            <text:p>Criterios Para Avaliacao Da Qualidade Do Produto</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7">
          <table:table-cell table:style-name="ce110" office:value-type="string">
            <text:p>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2P1gV8wxBSQOx37xIl3Zzw-K9sN7ybaByexTklZJxEA/edit&quot;;&quot;I&quot;)" office:value-type="string">
            <text:p>I</text:p>
          </table:table-cell>
          <table:table-cell table:number-columns-repeated="4" table:style-name="ce42"/>
        </table:table-row>
        <table:table-row table:style-name="ro3">
          <table:table-cell table:style-name="ce110" office:value-type="string">
            <text:p>Checklist 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E0x33LhwHf-AIQq47QVOM44Uvjm8G4RKg9O7b_xo1fk/edit&quot;;&quot;I&quot;)" office:value-type="string">
            <text:p>I</text:p>
          </table:table-cell>
          <table:table-cell table:number-columns-repeated="4" table:style-name="ce42"/>
        </table:table-row>
        <table:table-row table:style-name="ro17">
          <table:table-cell table:style-name="ce111" office:value-type="string">
            <text:p>Aplicação dos checklists nas iterações</text:p>
          </table:table-cell>
          <table:table-cell table:style-name="ce42" office:value-type="string">
            <text:p>Gestor de Qualidade do Produto</text:p>
          </table:table-cell>
          <table:table-cell table:style-name="ce43"/>
          <table:table-cell table:style-name="ce43" table:formula="oooc:=HYPERLINK(&quot;https://drive.google.com/?tab=mo&amp;authuser=0#folders/0B90foN2nkleIaWJJbHNhaXhrSWc&quot;;&quot;D&quot;)" office:value-type="string">
            <text:p>D</text:p>
          </table:table-cell>
          <table:table-cell table:number-columns-repeated="4" table:style-name="ce43"/>
        </table:table-row>
        <table:table-row table:style-name="ro18">
          <table:table-cell table:style-name="ce111"/>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2. A aderência dos processos executados às descrições de processo, padrões e procedimentos é avaliada objetivamente.
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108"/>
          <table:table-cell table:number-columns-repeated="6" table:style-name="ce40"/>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9">
          <table:table-cell table:style-name="ce44" office:value-type="string">
            <text:p>Execução da Checklist De Verificação Do Termo De Abertura
</text:p>
          </table:table-cell>
          <table:table-cell table:style-name="ce42" office:value-type="string">
            <text:p>Gestor de Qualidade do Produto</text:p>
          </table:table-cell>
          <table:table-cell table:style-name="ce42"/>
          <table:table-cell table:style-name="ce42" table:formula="oooc:=HYPERLINK(&quot;https://docs.google.com/document/d/1FxXoBej1WmRIYi6Jn9kTFd80ua3eifiivF9ozSieV2o/edit&quot;;&quot;D&quot;)" office:value-type="string">
            <text:p>D</text:p>
          </table:table-cell>
          <table:table-cell table:number-columns-repeated="4" table:style-name="ce42"/>
        </table:table-row>
        <table:table-row table:style-name="ro25">
          <table:table-cell table:style-name="ce45" office:value-type="string">
            <text:p>Planilhas de Verificação dos processos ao longo das iterações</text:p>
          </table:table-cell>
          <table:table-cell table:style-name="ce42" office:value-type="string">
            <text:p>Gestor de Qualidade</text:p>
          </table:table-cell>
          <table:table-cell table:style-name="ce43"/>
          <table:table-cell table:style-name="ce42" table:formula="oooc:=HYPERLINK(&quot;https://drive.google.com/?tab=mo&amp;authuser=0#folders/0B5WQTz2m7u3ab3lqa21PZE1xUk0&quot;;&quot;D&quot;)" office:value-type="string">
            <text:p>D</text:p>
          </table:table-cell>
          <table:table-cell table:number-columns-repeated="4" table:style-name="ce43"/>
        </table:table-row>
        <table:table-row table:style-name="ro45">
          <table:table-cell table:style-name="ce45" office:value-type="string">
            <text:p>Verificação da Qualidade quanto ao padrão MPS.br - ver Plano de Gerência de Qualidade do Processo "4 Metodologia de Verificação da Qualidade"</text:p>
          </table:table-cell>
          <table:table-cell table:style-name="ce42" office:value-type="string">
            <text:p>Gestor de Qualidade</text:p>
          </table:table-cell>
          <table:table-cell table:style-name="ce43"/>
          <table:table-cell table:style-name="ce42" table:formula="oooc:=HYPERLINK(&quot;https://docs.google.com/document/d/1r7dx8oUM9UPu5irupqltCpCn36d1MxrJHjncO2TRxRM/edit&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3. Os problemas e as não-conformidades são identificados, registrados e comunicados. 
As evidências apresentadas para este resultado permitem assegurar que  há registros dos problemas e das não-conformidades identificadas nas avaliações e que estes são comunicados aos responsáveis pelos produtos/processos aplicáveis?</text:p>
          </table:table-cell>
          <table:table-cell table:style-name="ce108"/>
          <table:table-cell table:number-columns-repeated="6" table:style-name="ce40"/>
        </table:table-row>
        <table:table-row table:style-name="ro3">
          <table:table-cell table:style-name="ce44" office:value-type="string">
            <text:p>Análise De Recorrência De Não Conformidade</text:p>
          </table:table-cell>
          <table:table-cell table:style-name="ce42" office:value-type="string">
            <text:p>Gestor de Qualidade</text:p>
          </table:table-cell>
          <table:table-cell table:style-name="ce42"/>
          <table:table-cell table:style-name="ce42" table:formula="oooc:=HYPERLINK(&quot;https://docs.google.com/document/d/1jjEu_Ne01mR3dN3eJ7YS47X8CNe_yxzhL3Hj7BpTv-I/edit&quot;;&quot;I&quot;)" office:value-type="string">
            <text:p>I</text:p>
          </table:table-cell>
          <table:table-cell table:number-columns-repeated="4" table:style-name="ce42"/>
        </table:table-row>
        <table:table-row table:style-name="ro16">
          <table:table-cell table:style-name="ce44" office:value-type="string">
            <text:p>Relatório De Nao Conformidade</text:p>
          </table:table-cell>
          <table:table-cell table:style-name="ce42" office:value-type="string">
            <text:p>Gestor de Qualidade</text:p>
          </table:table-cell>
          <table:table-cell table:style-name="ce42"/>
          <table:table-cell table:style-name="ce42" table:formula="oooc:=HYPERLINK(&quot;https://docs.google.com/document/d/1R1dpWOjOOz6V94OtoxzXIWjT6ihKLYRwxrFXgg_PjHk/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
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108"/>
          <table:table-cell table:number-columns-repeated="6" table:style-name="ce40"/>
        </table:table-row>
        <table:table-row table:style-name="ro21">
          <table:table-cell table:style-name="ce44" office:value-type="string">
            <text:p>Checklist De Acompanhamento Das Ações Corretivas</text:p>
          </table:table-cell>
          <table:table-cell table:style-name="ce42" office:value-type="string">
            <text:p>Gestor de Qualidade</text:p>
          </table:table-cell>
          <table:table-cell table:style-name="ce42"/>
          <table:table-cell table:style-name="ce42" table:formula="oooc:=HYPERLINK(&quot;https://docs.google.com/document/d/1qR46Zi797BmSUHR9NEP7sY7vzwyuv_367dYuH6igkDc/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6" table:style-name="ce42"/>
          <table:table-cell table:style-name="ce43"/>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7">
          <table:table-cell table:style-name="ce44" office:value-type="string">
            <text:p>Processo De Gerencia De Qualidade</text:p>
          </table:table-cell>
          <table:table-cell table:style-name="ce42" office:value-type="string">
            <text:p>Gestor de Qualidade do Processo</text:p>
          </table:table-cell>
          <table:table-cell table:style-name="ce42"/>
          <table:table-cell table:style-name="ce43" table:formula="oooc:=HYPERLINK(&quot;https://docs.google.com/document/d/1LfmGNefNj7WA1v4ZliDg1NEK9ltlW5uloH83i7qLA5s/edit&quot;;&quot;I&quot;)" office:value-type="string">
            <text:p>I</text:p>
          </table:table-cell>
          <table:table-cell table:number-columns-repeated="4" table:style-name="ce42"/>
        </table:table-row>
        <table:table-row table:style-name="ro3">
          <table:table-cell table:style-name="ce44" office:value-type="string">
            <text:p>Plano Da Garantia Da Qualidade De Processo </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quot;;&quot;I&quot;)" office:value-type="string">
            <text:p>I</text:p>
          </table:table-cell>
          <table:table-cell table:number-columns-repeated="4" table:style-name="ce42"/>
        </table:table-row>
        <table:table-row table:style-name="ro20">
          <table:table-cell table:style-name="ce44" office:value-type="string">
            <text:p>Cronograma Concepçã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0">
          <table:table-cell table:style-name="ce44" office:value-type="string">
            <text:p>Cronograma Planejament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0">
          <table:table-cell table:style-name="ce44" office:value-type="string">
            <text:p>Cronograma Construção 1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0">
          <table:table-cell table:style-name="ce44" office:value-type="string">
            <text:p>Cronograma Construção 2 - atividades de Garantia da Qualidade.</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0">
          <table:table-cell table:style-name="ce44" office:value-type="string">
            <text:p>Cronograma Construção 3 - atividades de Garantia da Qualidade.</text:p>
          </table:table-cell>
          <table:table-cell table:style-name="ce43" office:value-type="string">
            <text:p>Gestores de Escopo e Tempo</text:p>
          </table:table-cell>
          <table:table-cell table:style-name="ce43"/>
          <table:table-cell table:style-name="ce43" table:formula="oooc:=HYPERLINK(&quot;http://goo.gl/O0KKL&quot;;&quot;D&quot;)" office:value-type="string">
            <text:p>D</text:p>
          </table:table-cell>
          <table:table-cell table:number-columns-repeated="4" table:style-name="ce42"/>
        </table:table-row>
        <table:table-row table:style-name="ro20">
          <table:table-cell table:style-name="ce44" office:value-type="string">
            <text:p>Cronograma Construção 4 - atividades de Garantia da Qualidade.</text:p>
          </table:table-cell>
          <table:table-cell table:style-name="ce43" office:value-type="string">
            <text:p>Gestores de Escopo e Tempo</text:p>
          </table:table-cell>
          <table:table-cell table:style-name="ce43"/>
          <table:table-cell table:style-name="ce43" table:formula="oooc:=HYPERLINK(&quot;http://goo.gl/Mx0Or&quot;;&quot;D&quot;)" office:value-type="string">
            <text:p>D</text:p>
          </table:table-cell>
          <table:table-cell table:number-columns-repeated="4" table:style-name="ce43"/>
        </table:table-row>
        <table:table-row table:style-name="ro20">
          <table:table-cell table:style-name="ce44" office:value-type="string">
            <text:p>Cronograma Construção 5 - atividades de Garantia da Qualidade.</text:p>
          </table:table-cell>
          <table:table-cell table:style-name="ce43" office:value-type="string">
            <text:p>Gestores de Escopo e Tempo</text:p>
          </table:table-cell>
          <table:table-cell table:style-name="ce43"/>
          <table:table-cell table:style-name="ce43" office:value-type="string">
            <text:p>=HYPERLINK("http://fs.inf.ufg.br:3000/redmine/projects/sgb02-2012-/issues?utf8=%E2%9C%93&amp;set_filter=1&amp;f%5B%5D=status_id&amp;op%5Bstatus_id%5D=*&amp;f%5B%5D=category_id&amp;op%5Bcategory_id%5D=%3D&amp;v%5Bcategory_id%5D%5B%5D=12&amp;f%5B%5D=fixed_version_id&amp;op%5Bfixed_version_id%5D=%3D&amp;v%5Bfixed_version_id%5D%5B%5D=9&amp;f%5B%5D=&amp;c%5B%5D=tracker&amp;c%5B%5D=status&amp;c%5B%5D=priority&amp;c%5B%5D=subject&amp;c%5B%5D=assigned_to&amp;c%5B%5D=updated_on&amp;group_by=", "D")</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21">
          <table:table-cell table:style-name="ce44" office:value-type="string">
            <text:p>Plano de Medição - Métricas para Garantia da Qualidade</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16">
          <table:table-cell table:style-name="ce44" office:value-type="string">
            <text:p>Plano de Garantia da Qualidade</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7">
          <table:table-cell table:style-name="ce44" office:value-type="string">
            <text:p>Comunicados da fase de Construção 4</text:p>
          </table:table-cell>
          <table:table-cell table:style-name="ce42" office:value-type="string">
            <text:p>Gestor de Comunicação</text:p>
          </table:table-cell>
          <table:table-cell table:style-name="ce42"/>
          <table:table-cell table:style-name="ce43" table:formula="oooc:=HYPERLINK(&quot;https://drive.google.com/?tab=wo&amp;authuser=0#folders/0B1Yuaso833V1N0tOYmI5VncwU1k&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21">
          <table:table-cell table:style-name="ce44" office:value-type="string">
            <text:p>Ata De Reuniao Patrocinador Resultados dos Processo</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22">
          <table:table-cell table:style-name="ce71" office:value-type="string">
            <text:p>Plano x Executado</text:p>
          </table:table-cell>
          <table:table-cell table:number-columns-repeated="7" table:style-name="ce72"/>
        </table:table-row>
        <table:table-row table:style-name="ro3">
          <table:table-cell table:style-name="ce44" office:value-type="string">
            <text:p>Registro de não conformidades encontradas</text:p>
          </table:table-cell>
          <table:table-cell table:style-name="ce42"/>
          <table:table-cell table:style-name="ce42" table:formula="oooc:=HYPERLINK(&quot;http://fs.inf.ufg.br:3000/redmine/versions/5&quot;;&quot;D&quot;)" office:value-type="string">
            <text:p>D</text:p>
          </table:table-cell>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7">
          <table:table-cell table:style-name="ce44" office:value-type="string">
            <text:p>Dicionário da EAP - critérios de aceitação</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Relatorio De Estabelecimento De Baseline 0.4 - ver Controle de Acesso</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19">
          <table:table-cell table:style-name="ce44" office:value-type="string">
            <text:p>Relatorio De Estabelecimento De Baseline 0.5 - ver Controle de Acesso</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0">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0">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PP" table:style-name="ta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2" table:default-cell-style-name="ce15" table:number-columns-repeated="248"/>
        <table:table-row table:style-name="ro47">
          <table:table-cell table:style-name="ce28" office:value-type="string">
            <text:p>Gerência de Portfólio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107"/>
          <table:table-cell table:number-columns-repeated="6" table:style-name="ce39"/>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
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number-columns-repeated="7" table:style-name="ce40"/>
        </table:table-row>
        <table:table-row table:style-name="ro17">
          <table:table-cell table:style-name="ce44" office:value-type="string">
            <text:p>Decisão do Patrocinador - Ver Nota #3</text:p>
          </table:table-cell>
          <table:table-cell table:style-name="ce42" office:value-type="string">
            <text:p>Patrocinador</text:p>
          </table:table-cell>
          <table:table-cell table:style-name="ce42"/>
          <table:table-cell table:style-name="ce42" table:formula="oooc:=HYPERLINK(&quot;http://fs.inf.ufg.br/redmine/issues/48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110"/>
          <table:table-cell table:number-columns-repeated="7" table:style-name="ce42"/>
        </table:table-row>
        <table:table-row table:style-name="ro18">
          <table:table-cell table:style-name="ce110"/>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2. Os recursos e orçamentos para cada projeto são identificados e alocados.
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108"/>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0">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Previsão Orçamentária e Custos do Projeto</text:p>
          </table:table-cell>
          <table:table-cell table:style-name="ce42" office:value-type="string">
            <text:p>Gestor de Custo</text:p>
          </table:table-cell>
          <table:table-cell table:style-name="ce42"/>
          <table:table-cell table:style-name="ce42"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3. A responsabilidade e autoridade pelo gerenciamento dos projetos são estabelecidas.
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108"/>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0">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4. O portfólio é monitorado em relação aos critérios que foram utilizados para a priorização.
As evidências apresentadas para este resultado permitem assegurar que: (i) houve monitoração do portfólio? (ii) são considerados os critérios utilizados para a priorização, conforme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
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6. Os conflitos sobre recursos entre projetos são tratados e resolvidos, de acordo com os critérios utilizados para a priorização.
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number-columns-repeated="7" table:style-name="ce40"/>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7. Projetos que atendem aos acordos e requisitos que levaram à sua aprovação são mantidos, e os que não atendem são redirecionados ou cancelados.
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23">
          <table:table-cell table:style-name="ce44" office:value-type="string">
            <text:p>Ata De Reuniao Gestao 014 (01/02/2012) - Reunião de Apresentação de Processos visando melhoria</text:p>
          </table:table-cell>
          <table:table-cell table:number-columns-repeated="2" table:style-name="ce42"/>
          <table:table-cell table:style-name="ce42" table:formula="oooc:=HYPERLINK(&quot;https://docs.google.com/document/d/1WT9L46KluFBKFOtxpJCb4QFhDKtWgWNxqps__VEKzI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112"/>
        </table:table-row>
        <table:table-row table:style-name="ro13">
          <table:table-cell table:style-name="ce37" office:value-type="string">
            <text:p>GPP 8. A situação do portfólio de projetos é comunicada para as partes interessadas, com periodicidade definida ou quando o portfólio for alterado.
As evidências apresentadas para este resultado permitem assegurar que houve comunicação da situação do portfólio de projetos aos interessados?</text:p>
          </table:table-cell>
          <table:table-cell table:style-name="ce40"/>
          <table:table-cell table:number-columns-repeated="6" table:style-name="ce113"/>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24">
          <table:table-cell table:style-name="ce44" office:value-type="string">
            <text:p>Cronograma Concepção - atividades relacionadas a Gerência de Portfólio como "Analisar viabilidade preliminar"</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Atividade da Fase de Construção 2 - Pertinente a avaliação da viabilidade do projeto juntamente com patrocinador através de checklist.</text:p>
          </table:table-cell>
          <table:table-cell table:style-name="ce42" office:value-type="string">
            <text:p>Gestores de Escopo e Tempo</text:p>
          </table:table-cell>
          <table:table-cell table:style-name="ce42"/>
          <table:table-cell table:style-name="ce43" table:formula="oooc:=HYPERLINK(&quot;http://fs.inf.ufg.br:3000/redmine/issues/56&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3">
          <table:table-cell table:style-name="ce44" office:value-type="string">
            <text:p>Plano de Medição - Métricas para Gerência de Projet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26">
          <table:table-cell table:style-name="ce44" office:value-type="string">
            <text:p>Plano de Comunicação - ver planejamento para comunicações de Portfóli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22">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24">
          <table:table-cell table:style-name="ce44" office:value-type="string">
            <text:p>Dicionário da EAP - Critérios de aceitação para produtos de Portfólio (Checklist de Viabilidade com o Patrocinador)</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0">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9">
          <table:table-cell table:style-name="ce44" office:value-type="string">
            <text:p>Checklist De Verificação Da Gerência De Portfólio De Projetos</text:p>
          </table:table-cell>
          <table:table-cell table:style-name="ce42" office:value-type="string">
            <text:p>Gestor de Qualidade do Process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MED" table:style-name="ta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3" table:default-cell-style-name="ce15" table:number-columns-repeated="248"/>
        <table:table-row table:style-name="ro49">
          <table:table-cell table:style-name="ce28" office:value-type="string">
            <text:p>Med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number-columns-repeated="7" table:style-name="ce39"/>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
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number-columns-repeated="7" table:style-name="ce40"/>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2. Um conjunto adequado de medidas, orientado pelos objetivos de medição, é identificado e definido, priorizado, documentado, revisado e, quando pertinente, atualizado. 
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number-columns-repeated="7" table:style-name="ce40"/>
        </table:table-row>
        <table:table-row table:style-name="ro17">
          <table:table-cell table:style-name="ce44" office:value-type="string">
            <text:p>Plano de Medição - Objetivo em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3. Os procedimentos para a coleta e o armazenamento de medidas são especificados.
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number-columns-repeated="7" table:style-name="ce40"/>
        </table:table-row>
        <table:table-row table:style-name="ro15">
          <table:table-cell table:style-name="ce44" office:value-type="string">
            <text:p>Plano de Medição </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2">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4. Os procedimentos para a análise das medidas são especificados.
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number-columns-repeated="7" table:style-name="ce40"/>
        </table:table-row>
        <table:table-row table:style-name="ro20">
          <table:table-cell table:style-name="ce44" office:value-type="string">
            <text:p>Plano de Medição - ver "Análise de Dados"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2">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42">
          <table:table-cell table:style-name="ce37" office:value-type="string">
            <text:p>MED 5. Os dados requeridos são coletados e analisados.
Evidências deste resultado permitem avaliar se os dados de medições foram efetivamente coletados e analisados pelos responsáveis, conforme definido?</text:p>
          </table:table-cell>
          <table:table-cell table:number-columns-repeated="7" table:style-name="ce40"/>
        </table:table-row>
        <table:table-row table:style-name="ro20">
          <table:table-cell table:style-name="ce44" office:value-type="string">
            <text:p>Plano de Medição - ver item Coleta de Dados - Análise -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7">
          <table:table-cell table:style-name="ce44" office:value-type="string">
            <text:p>Relatório de Medição - Construção 6</text:p>
          </table:table-cell>
          <table:table-cell table:style-name="ce42" office:value-type="string">
            <text:p>Gestor de Medição</text:p>
          </table:table-cell>
          <table:table-cell table:style-name="ce42"/>
          <table:table-cell table:style-name="ce42" table:formula="oooc:=HYPERLINK(&quot;https://docs.google.com/document/d/1FsYzY-FqyKVRRRla6TnPg8mH9rkP5K_CFspgs75oFW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6. Os dados e os resultados das análises são armazenados.
Evidências deste resultado permitem avaliar se os dados e os resultados de análises foram registrados e armazenados conforme especificado, juntamente com informações de contexto suficientes para sua interpretação?</text:p>
          </table:table-cell>
          <table:table-cell table:number-columns-repeated="7" table:style-name="ce40"/>
        </table:table-row>
        <table:table-row table:style-name="ro15">
          <table:table-cell table:style-name="ce44" office:value-type="string">
            <text:p>Plano de Medição </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22">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D&quot;)" office:value-type="string">
            <text:p>D</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7. Os dados e os resultados das análises são comunicados aos interessados e são utilizados para apoiar decisões.
Evidências deste resultado permitem avaliar se os resultados da medição foram comunicados aos interessados de forma a apoiar decisões na organização e nos projetos, conforme pertinente?</text:p>
          </table:table-cell>
          <table:table-cell table:number-columns-repeated="7" table:style-name="ce40"/>
        </table:table-row>
        <table:table-row table:style-name="ro21">
          <table:table-cell table:style-name="ce44" office:value-type="string">
            <text:p>Plano de Medição -  ver item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21">
          <table:table-cell table:style-name="ce44" office:value-type="string">
            <text:p>Cronograma Concepçã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1">
          <table:table-cell table:style-name="ce44" office:value-type="string">
            <text:p>Cronograma Planejament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1">
          <table:table-cell table:style-name="ce44" office:value-type="string">
            <text:p>Cronograma Construção 1 - atividades de Medi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1">
          <table:table-cell table:style-name="ce44" office:value-type="string">
            <text:p>Cronograma Construção 2 - atividades de Medi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1">
          <table:table-cell table:style-name="ce44" office:value-type="string">
            <text:p>Cronograma construção 3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6&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21">
          <table:table-cell table:style-name="ce44" office:value-type="string">
            <text:p>Cronograma construção 4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7&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21">
          <table:table-cell table:style-name="ce44" office:value-type="string">
            <text:p>Cronograma construção 5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9&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7">
          <table:table-cell table:style-name="ce44" office:value-type="string">
            <text:p>Plano de Medição - Métricas para Medição</text:p>
          </table:table-cell>
          <table:table-cell table:number-columns-repeated="2"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0"/>
          <table:table-cell table:number-columns-repeated="2" table:style-name="ce6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26">
          <table:table-cell table:style-name="ce44" office:value-type="string">
            <text:p>Plano de Comunicação - ver planejamento para comunicações de Medi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9">
          <table:table-cell table:style-name="ce44" office:value-type="string">
            <text:p>Dicionário da EAP - Critérios de aceitação para produtos de Medi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9">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19">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19">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20">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9">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MP" table:style-name="ta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4" table:default-cell-style-name="ce15" table:number-columns-repeated="248"/>
        <table:table-row table:style-name="ro13">
          <table:table-cell table:style-name="ce28" office:value-type="string">
            <text:p>Avaliação e Melhoria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number-columns-repeated="6" table:style-name="ce39"/>
        </table:table-row>
        <table:table-row table:style-name="ro13">
          <table:table-cell table:style-name="ce37" office:value-type="string">
            <text:p>AMP 1. A descrição das necessidades e os objetivos dos processos da organização são estabelecidos e mantidos.
As evidências apresentadas para este resultado permitem assegurar que os objetivos dos processos padrão da organização e suas necessidades foram descritos e são atualizados, quando pertin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2. As informações e os dados relacionados ao uso dos processos padrão para projetos específicos existem e são mantidos.
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3. Avaliações dos processos padrão da organização são realizadas para identificar seus pontos fortes, pontos fracos e oportunidades de melhoria.
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4. Registros das avaliações realizadas são mantidos acessíveis.
As evidências apresentadas para este resultado permitem assegurar que há registros ou relatórios de avaliações dos processos padrão da organização e se estes estão acessíveis aos interes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5. Os objetivos de melhoria dos processos são identificados e priorizados.
As evidências apresentadas para este resultado permitem assegurar que foram identificados e priorizados os objetivos de melhoria dos processos e ativos de processo organizacional?</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6.  Um plano de implementação de melhorias nos processos é definido e executado, e os efeitos desta implementação são monitorados e confirmados com base nos objetivos de melhoria.
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7. Ativos de processo organizacional são implantados na organização.
As evidências apresentadas para este resultado permitem assegurar que a implantação dos ativos de processo organizacional e suas alterações é realizada de forma planejada e controlada, considerando sua adequ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8. Os processos padrão da organização são utilizados em projetos a serem iniciados e, se pertinente, em projetos em andamento.
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number-columns-repeated="7" table:style-name="ce10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9. A implementação dos processos padrão da organização e o uso dos ativos de processo organizacional nos projetos são monitorados.
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number-columns-repeated="7" table:style-name="ce10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10. Experiências relacionadas aos processos são incorporadas aos ativos de processo organizacional.
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number-columns-repeated="7" table:style-name="ce10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number-columns-repeated="7"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FP" table:style-name="ta1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5" table:default-cell-style-name="ce15" table:number-columns-repeated="248"/>
        <table:table-row table:style-name="ro13">
          <table:table-cell table:style-name="ce28" office:value-type="string">
            <text:p>Definição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number-columns-repeated="6" table:style-name="ce39"/>
        </table:table-row>
        <table:table-row table:style-name="ro13">
          <table:table-cell table:style-name="ce37" office:value-type="string">
            <text:p>DFP 1. Um conjunto definido de processos padrão é estabelecido e mantido, juntamente com a indicação da aplicabilidade de cada processo.
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2. Uma biblioteca de ativos de processo organizacional é estabelecida e mantida.
As evidências apresentadas para este resultado permitem assegurar que existe uma biblioteca de ativos na organização na qual são mantidos os processos padrão definidos e que esta é atualizada,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3. Tarefas, atividades, papéis e produtos de trabalho associados aos processos padrão são identificados e detalhados, juntamente com o desempenho esperado do processo.
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4. As descrições dos modelos de ciclo de vida a serem utilizados nos projetos da organização são estabelecidas e mantidas.
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5. Uma estratégia para adaptação do processo padrão é desenvolvida considerando as necessidades dos projetos.
As evidências apresentadas para este resultado permitem assegurar que existem critérios e guias para adaptação do processo padrão da organização de forma a atender às necessidades específicas de um proje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6. O repositório de medidas da organização é estabelecido e mantido.
As evidências apresentadas para este resultado permitem assegurar que foi estabelecido um repositório de medidas para a organização e que este foi mant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7. Os ambientes padrão de trabalho da organização são estabelecidos e mantidos.
As evidências apresentadas para este resultado permitem assegurar que foram estabelecidos ambientes padrão de trabalho da organização e que estes foram mant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8. Regras e diretrizes para a estruturação, formação e atuação de equipes são estabelecidas e mantidas.
As evidências apresentadas para este resultado permitem assegurar que foram estabelecidas regras e diretrizes para a estruturação, formação e atuação das equipes na organização e que estas foram manti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H" table:style-name="ta11"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6" table:default-cell-style-name="ce15" table:number-columns-repeated="248"/>
        <table:table-row table:style-name="ro53">
          <table:table-cell table:style-name="ce28" office:value-type="string">
            <text:p>Gerência de Recursos Human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number-columns-repeated="6" table:style-name="ce39"/>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2. Indivíduos com as habilidades e competências requeridas são identificados e recrutados.
As evidências apresentadas para este resultado permitem assegurar que a força de trabalho é constituída por indivíduos identificados e recrutados com base nas habilidades e competências requeridas pel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3. As necessidades de treinamento que são responsabilidade da organização são identificadas.
As evidências apresentadas para este resultado permitem assegurar que a organização identificou dentre as suas necessidades estratégicas de treinamento, as que estarão sob sua responsabilidad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4. Uma estratégia de treinamento é definida, com o objetivo de atender às necessidades de treinamento dos projetos e da organização.
As evidências apresentadas para este resultado permitem assegurar que a organização possui uma estratégia de treinamento alinhada aos seus objetivos que contempla as necessidades de treinamento dos projetos e da própri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5. Um plano tático de treinamento é definido, com o objetivo de implementar a estratégia de treinamento.
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6. Os treinamentos identificados como sendo responsabilidade da organização são conduzidos e registrados.
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number-columns-repeated="7" table:style-name="ce40"/>
        </table:table-row>
        <table:table-row table:style-name="ro31">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GRH 7. A efetividade do treinamento é avaliada.
As evidências apresentadas para este resultado permitem assegurar que a efetividade do treinamento foi avaliada em relação aos objetivos pelos quais o treinamento foi realiza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
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9. Uma estratégia apropriada de gerência de conhecimento é planejada, estabelecida e mantida para compartilhar informações na organização.
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0. Uma rede de especialistas na organização é estabelecida e um mecanismo de apoio à troca de informações entre os especialistas e os projetos é implementado.
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1. O conhecimento é disponibilizado e compartilhado na organização.
As evidências apresentadas para este resultado permitem assegurar que o conhecimento foi disponibilizado e compartilhado entre os membros d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U" table:style-name="ta1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7" table:default-cell-style-name="ce15" table:number-columns-repeated="248"/>
        <table:table-row table:style-name="ro37">
          <table:table-cell table:style-name="ce28" office:value-type="string">
            <text:p>Gerência de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24">
          <table:table-cell table:style-name="ce37" office:value-type="string">
            <text:p>O propósito do processo Gerência de Reutilização é gerenciar o ciclo de vida dos ativos reutilizáveis.</text:p>
          </table:table-cell>
          <table:table-cell table:number-columns-repeated="7" table:style-name="ce39"/>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
As evidências apresentadas para este resultado permitem assegurar: (i) que a organização definiu as necessidades inerentes à adoção de um processo de gerência de reutilização, bem como sua utilização? (ii) que os critérios foram especificados, documentados e  revisados com os responsáveis, na organização, pela gerência de ativos reutilizáveis?</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2" table:style-name="ce42"/>
          <table:table-cell table:number-columns-repeated="5" table:style-name="ce114"/>
        </table:table-row>
        <table:table-row table:style-name="ro18">
          <table:table-cell table:style-name="ce44"/>
          <table:table-cell table:number-columns-repeated="2" table:style-name="ce42"/>
          <table:table-cell table:number-columns-repeated="5" table:style-name="ce114"/>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2. Um mecanismo de armazenamento e recuperação de ativos reutilizáveis é implantado.
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7" table:style-name="ce115"/>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37" office:value-type="string">
            <text:p>GRU 3. Os dados de utilização dos ativos reutilizáveis são registrados.
As evidências apresentadas para este resultado permitem assegurar que existe registro dos dados sobre a reutilização de ativos a partir da biblioteca de ativos reutilizávei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4. Os ativos reutilizáveis são periodicamente mantidos, segundo os critérios definidos, e suas modificações são controladas ao longo do seu ciclo de vida.
As evidências apresentadas para este resultado permitem assegurar que existem estratégias de manutenção e de gerência de configuração de ativos reutilizáveis, bem como a adoção destas na organização?</text:p>
          </table:table-cell>
          <table:table-cell table:number-columns-repeated="7" table:style-name="ce40"/>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110"/>
          <table:table-cell table:number-columns-repeated="7" table:style-name="ce77"/>
        </table:table-row>
        <table:table-row table:style-name="ro18">
          <table:table-cell table:style-name="ce110"/>
          <table:table-cell table:number-columns-repeated="7" table:style-name="ce77"/>
        </table:table-row>
        <table:table-row table:style-name="ro18">
          <table:table-cell table:style-name="ce110"/>
          <table:table-cell table:style-name="ce47" office:value-type="string">
            <text:p>(T,L,P,N,NA)</text:p>
          </table:table-cell>
          <table:table-cell table:number-columns-repeated="6" table:style-name="ce48"/>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
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number-columns-repeated="7" table:style-name="ce40"/>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110"/>
          <table:table-cell table:number-columns-repeated="5" table:style-name="ce42"/>
          <table:table-cell table:number-columns-repeated="2" table:style-name="ce77"/>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E" table:style-name="ta1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8" table:default-cell-style-name="ce15" table:number-columns-repeated="248"/>
        <table:table-row table:style-name="ro53">
          <table:table-cell table:style-name="ce28" office:value-type="string">
            <text:p>Desenvolvimento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116"/>
          <table:table-cell table:number-columns-repeated="6" table:style-name="ce39"/>
        </table:table-row>
        <table:table-row table:style-name="ro13">
          <table:table-cell table:style-name="ce37" office:value-type="string">
            <text:p>DRE 1. As necessidades, expectativas e restrições do cliente, tanto do produto quanto de suas interfaces, são identificadas.
As evidências apresentadas para este resultado permitem assegurar que foram identificadas as necessidades, expectativas e restrições do cliente, tanto do produto quanto de suas interfaces?</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2. Um conjunto definido de requisitos do cliente é especificado e priorizado a partir das necessidades, expectativas e restrições identificadas.
As evidências apresentadas para este resultado permitem assegurar que as necessidades, expectativas e restrições identificadas foram transformadas em um conjunto de requisitos do cliente?</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
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number-columns-repeated="7" table:style-name="ce40"/>
        </table:table-row>
        <table:table-row table:style-name="ro18">
          <table:table-cell table:style-name="ce41"/>
          <table:table-cell table:style-name="ce47"/>
          <table:table-cell table:number-columns-repeated="6" table:style-name="ce114"/>
        </table:table-row>
        <table:table-row table:style-name="ro18">
          <table:table-cell table:style-name="ce41"/>
          <table:table-cell table:style-name="ce47"/>
          <table:table-cell table:number-columns-repeated="6"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4. Os requisitos funcionais e não-funcionais de cada componente do produto são refinados, elaborados e alocados.
As evidências apresentadas para este resultado permitem assegurar que os requisitos funcionais e não-funcionais foram refinados, elaborados e alocados a um componente do produto?</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5. Interfaces internas e externas do produto e de cada componente do produto são definidas.
As evidências apresentadas para este resultado permitem assegurar que foram definidas interfaces internas e externas do produto e de cada componente do produto?</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DRE 6. Conceitos operacionais e cenários são desenvolvidos.
As evidências apresentadas para este resultado permitem assegurar que foram definidos cenários (sequência de eventos) possíveis de ocorrer no uso do produto?</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7. Os requisitos são analisados, usando critérios definidos, para balancear as necessidades dos interessados com as restrições existentes.
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number-columns-repeated="7" table:style-name="ce40"/>
        </table:table-row>
        <table:table-row table:style-name="ro18">
          <table:table-cell table:style-name="ce41"/>
          <table:table-cell table:style-name="ce47"/>
          <table:table-cell table:style-name="ce114"/>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8">
          <table:table-cell table:style-name="ce37" office:value-type="string">
            <text:p>DRE 8. Os requisitos são validados.  
As evidências apresentadas para este resultado permitem assegurar que os requisitos foram validados?</text:p>
          </table:table-cell>
          <table:table-cell table:number-columns-repeated="7" table:style-name="ce40"/>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style-name="ce114"/>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ITP" table:style-name="ta1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9" table:default-cell-style-name="ce15" table:number-columns-repeated="248"/>
        <table:table-row table:style-name="ro37">
          <table:table-cell table:style-name="ce28" office:value-type="string">
            <text:p> Integra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116"/>
          <table:table-cell table:number-columns-repeated="6" table:style-name="ce39"/>
        </table:table-row>
        <table:table-row table:style-name="ro13">
          <table:table-cell table:style-name="ce37" office:value-type="string">
            <text:p>ITP 1. Uma estratégia de integração, consistente com o projeto (design) e com os requisitos do produto, é desenvolvida e mantida para os componentes do produto.
As evidências apresentadas para este resultado permitem assegurar que foi definida uma estratégia para conduzir a integração dos componentes do produto de forma consistente com o projeto (design) e com os requisitos do produto?</text:p>
          </table:table-cell>
          <table:table-cell table:number-columns-repeated="7" table:style-name="ce40"/>
        </table:table-row>
        <table:table-row table:style-name="ro56">
          <table:table-cell table:style-name="ce77"/>
          <table:table-cell table:style-name="ce47"/>
          <table:table-cell table:style-name="ce117"/>
          <table:table-cell table:number-columns-repeated="4" table:style-name="ce114"/>
          <table:table-cell table:style-name="ce42"/>
        </table:table-row>
        <table:table-row table:style-name="ro18">
          <table:table-cell table:style-name="ce77"/>
          <table:table-cell table:style-name="ce47"/>
          <table:table-cell table:style-name="ce114"/>
          <table:table-cell table:number-columns-repeated="4" table:style-name="ce47"/>
          <table:table-cell table:style-name="ce42"/>
        </table:table-row>
        <table:table-row table:style-name="ro18">
          <table:table-cell table:style-name="ce77"/>
          <table:table-cell table:style-name="ce47"/>
          <table:table-cell table:style-name="ce114"/>
          <table:table-cell table:number-columns-repeated="4" table:style-name="ce47"/>
          <table:table-cell table:style-name="ce42"/>
        </table:table-row>
        <table:table-row table:style-name="ro18">
          <table:table-cell table:style-name="ce77"/>
          <table:table-cell table:number-columns-repeated="6" table:style-name="ce47"/>
          <table:table-cell table:style-name="ce42"/>
        </table:table-row>
        <table:table-row table:style-name="ro18">
          <table:table-cell table:style-name="ce77"/>
          <table:table-cell table:number-columns-repeated="7" table:style-name="ce42"/>
        </table:table-row>
        <table:table-row table:style-name="ro18">
          <table:table-cell table:style-name="ce118"/>
          <table:table-cell table:style-name="ce47" office:value-type="string">
            <text:p>(T,L,P,N,NA)</text:p>
          </table:table-cell>
          <table:table-cell table:number-columns-repeated="6" table:style-name="ce48"/>
        </table:table-row>
        <table:table-row table:style-name="ro13">
          <table:table-cell table:style-name="ce37" office:value-type="string">
            <text:p>ITP 2. Um ambiente para integração dos componentes do produto é estabelecido e mantido.
As evidências apresentadas para este resultado permitem assegurar que foi definido o ambiente para integração dos componentes do produto e que este foi mantido, conforme necessário?</text:p>
          </table:table-cell>
          <table:table-cell table:number-columns-repeated="7" table:style-name="ce40"/>
        </table:table-row>
        <table:table-row table:style-name="ro56">
          <table:table-cell table:style-name="ce41"/>
          <table:table-cell table:style-name="ce47"/>
          <table:table-cell table:style-name="ce117"/>
          <table:table-cell table:number-columns-repeated="4" table:style-name="ce114"/>
          <table:table-cell table:style-name="ce42"/>
        </table:table-row>
        <table:table-row table:style-name="ro56">
          <table:table-cell table:style-name="ce41"/>
          <table:table-cell table:style-name="ce47"/>
          <table:table-cell table:style-name="ce117"/>
          <table:table-cell table:number-columns-repeated="4" table:style-name="ce114"/>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3. A compatibilidade das interfaces internas e externas dos componentes do produto é assegurada.
As evidências apresentadas para este resultado permitem assegurar que as interfaces internas e externas dos componentes do produto foram revistas para assegurar a compatibilidade?</text:p>
          </table:table-cell>
          <table:table-cell table:number-columns-repeated="7" table:style-name="ce40"/>
        </table:table-row>
        <table:table-row table:style-name="ro18">
          <table:table-cell table:style-name="ce41"/>
          <table:table-cell table:style-name="ce47"/>
          <table:table-cell table:style-name="ce114"/>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4. As definições, o projeto (design) e as mudanças nas interfaces internas e externas são gerenciados para o produto e para os componentes do produto.
As evidências apresentadas para este resultado permitem assegurar que as definições, o projeto (design) e as mudanças nas interfaces internas e externas do produto e dos componentes do produto foram gerenciados?</text:p>
          </table:table-cell>
          <table:table-cell table:number-columns-repeated="7" table:style-name="ce40"/>
        </table:table-row>
        <table:table-row table:style-name="ro18">
          <table:table-cell table:style-name="ce41"/>
          <table:table-cell table:style-name="ce47"/>
          <table:table-cell table:style-name="ce114"/>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5. Cada componente do produto é verificado, utilizando-se critérios definidos, para confirmar que estes estão prontos para a integração.
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6. Os componentes do produto são integrados, de acordo com a estratégia determinada e seguindo os procedimentos e critérios para integração.
As evidências apresentadas para este resultado permitem assegurar que os componentes do produto foram integrados de acordo com a sequência estabelecida e seguindo os procedimentos e critérios para integr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7. Os componentes do produto integrados são avaliados e os resultados da integração são registrados.
As evidências apresentadas para este resultado permitem assegurar que os componentes do produto foram avaliados e os resultados da avaliação foram document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
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9. O produto e a documentação relacionada são preparados e entregues ao cliente.
As evidências apresentadas para este resultado permitem assegurar que o produto e a documentação foram organizados em uma mídia adequada para entrega ao cli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PCP" table:style-name="ta1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0" table:default-cell-style-name="ce15" table:number-columns-repeated="248"/>
        <table:table-row table:style-name="ro47">
          <table:table-cell table:style-name="ce28" office:value-type="string">
            <text:p>Projeto e Constru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5">
          <table:table-cell table:style-name="ce37" office:value-type="string">
            <text:p>O propósito do processo Projeto e Construção do Produto é projetar, desenvolver e implementar soluções para atender aos requisitos. </text:p>
          </table:table-cell>
          <table:table-cell table:style-name="ce116"/>
          <table:table-cell table:number-columns-repeated="6" table:style-name="ce39"/>
        </table:table-row>
        <table:table-row table:style-name="ro13">
          <table:table-cell table:style-name="ce37" office:value-type="string">
            <text:p>PCP 1. Alternativas de solução e critérios de seleção são desenvolvidos para atender aos requisitos definidos de produto e componentes de produto.
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number-columns-repeated="7" table:style-name="ce40"/>
        </table:table-row>
        <table:table-row table:style-name="ro56">
          <table:table-cell table:style-name="ce41" office:value-type="string">
            <text:p>      </text:p>
          </table:table-cell>
          <table:table-cell table:style-name="ce47"/>
          <table:table-cell table:style-name="ce117"/>
          <table:table-cell table:number-columns-repeated="5" table:style-name="ce114"/>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office:value-type="string">
            <text:p> </text:p>
          </table:table-cell>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2. Soluções são selecionadas para o produto ou componentes do produto, com base em cenários definidos e em critérios identificados.
As evidências apresentadas para este resultado permitem assegurar que as soluções para o produto ou componentes do produto foram selecionadas considerando os cenários definidos e os critérios identificados?</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38">
          <table:table-cell table:style-name="ce37" office:value-type="string">
            <text:p>PCP 3. O produto e/ou componente do produto é projetado e documentado.
As evidências apresentadas para este resultado permitem assegurar que o produto e/ou componente do produto foi projetado e documentado?</text:p>
          </table:table-cell>
          <table:table-cell table:number-columns-repeated="7" table:style-name="ce40"/>
        </table:table-row>
        <table:table-row table:style-name="ro56">
          <table:table-cell table:style-name="ce41"/>
          <table:table-cell table:style-name="ce47"/>
          <table:table-cell table:style-name="ce117"/>
          <table:table-cell table:number-columns-repeated="5" table:style-name="ce114"/>
        </table:table-row>
        <table:table-row table:style-name="ro56">
          <table:table-cell table:style-name="ce41"/>
          <table:table-cell table:style-name="ce47"/>
          <table:table-cell table:style-name="ce117"/>
          <table:table-cell table:number-columns-repeated="5" table:style-name="ce114"/>
        </table:table-row>
        <table:table-row table:style-name="ro18">
          <table:table-cell table:style-name="ce41"/>
          <table:table-cell table:style-name="ce47"/>
          <table:table-cell table:style-name="ce114"/>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4. As interfaces entre os componentes do produto são projetadas com base em critérios predefinidos.
As evidências apresentadas para este resultado permitem assegurar que as interfaces entre os componentes do produto foram projetadas com base em critérios previamente definidos?</text:p>
          </table:table-cell>
          <table:table-cell table:number-columns-repeated="7" table:style-name="ce40"/>
        </table:table-row>
        <table:table-row table:style-name="ro18">
          <table:table-cell table:style-name="ce119"/>
          <table:table-cell table:style-name="ce47"/>
          <table:table-cell table:style-name="ce114"/>
          <table:table-cell table:number-columns-repeated="5" table:style-name="ce42"/>
        </table:table-row>
        <table:table-row table:style-name="ro18">
          <table:table-cell table:style-name="ce119"/>
          <table:table-cell table:style-name="ce47"/>
          <table:table-cell table:style-name="ce114"/>
          <table:table-cell table:number-columns-repeated="5" table:style-name="ce42"/>
        </table:table-row>
        <table:table-row table:style-name="ro18">
          <table:table-cell table:style-name="ce119"/>
          <table:table-cell table:style-name="ce47"/>
          <table:table-cell table:style-name="ce114"/>
          <table:table-cell table:number-columns-repeated="5" table:style-name="ce42"/>
        </table:table-row>
        <table:table-row table:style-name="ro18">
          <table:table-cell table:style-name="ce119"/>
          <table:table-cell table:style-name="ce47"/>
          <table:table-cell table:style-name="ce114"/>
          <table:table-cell table:number-columns-repeated="5" table:style-name="ce42"/>
        </table:table-row>
        <table:table-row table:style-name="ro18">
          <table:table-cell table:style-name="ce101"/>
          <table:table-cell table:number-columns-repeated="7" table:style-name="ce42"/>
        </table:table-row>
        <table:table-row table:style-name="ro18">
          <table:table-cell table:style-name="ce101"/>
          <table:table-cell table:style-name="ce47" office:value-type="string">
            <text:p>(T,L,P,N,NA)</text:p>
          </table:table-cell>
          <table:table-cell table:number-columns-repeated="6" table:style-name="ce48"/>
        </table:table-row>
        <table:table-row table:style-name="ro13">
          <table:table-cell table:style-name="ce37" office:value-type="string">
            <text:p>PCP 5. Uma análise dos componentes do produto é conduzida para decidir sobre sua construção, compra ou reutilização.
As evidências apresentadas para este resultado permitem assegurar que foi feita uma análise sobre construir, comprar ou reutilizar componentes do produto?</text:p>
          </table:table-cell>
          <table:table-cell table:number-columns-repeated="7" table:style-name="ce40"/>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01"/>
          <table:table-cell table:number-columns-repeated="7" table:style-name="ce42"/>
        </table:table-row>
        <table:table-row table:style-name="ro18">
          <table:table-cell table:style-name="ce120"/>
          <table:table-cell table:style-name="ce47" office:value-type="string">
            <text:p>(T,L,P,N,NA)</text:p>
          </table:table-cell>
          <table:table-cell table:number-columns-repeated="6" table:style-name="ce48"/>
        </table:table-row>
        <table:table-row table:style-name="ro13">
          <table:table-cell table:style-name="ce37" office:value-type="string">
            <text:p>PCP 6. Os componentes do produto são implementados e verificados de acordo com o que foi projetado.
As evidências apresentadas para este resultado permitem assegurar que os componentes do produto foram implementados e verificados de acordo com o que foi planejado?</text:p>
          </table:table-cell>
          <table:table-cell table:number-columns-repeated="7" table:style-name="ce40"/>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01"/>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120"/>
          <table:table-cell table:style-name="ce47" office:value-type="string">
            <text:p>(T,L,P,N,NA)</text:p>
          </table:table-cell>
          <table:table-cell table:number-columns-repeated="6" table:style-name="ce48"/>
        </table:table-row>
        <table:table-row table:style-name="ro13">
          <table:table-cell table:style-name="ce37" office:value-type="string">
            <text:p>PCP 7. A documentação é identificada, desenvolvida e disponibilizada de acordo com os padrões estabelecidos.
As evidências apresentadas para este resultado permitem assegurar que a documentação foi identificada, desenvolvida e disponibilizada para os interessados de acordo com os padrões estabelecidos?</text:p>
          </table:table-cell>
          <table:table-cell table:number-columns-repeated="7" table:style-name="ce40"/>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19"/>
          <table:table-cell table:style-name="ce47"/>
          <table:table-cell table:style-name="ce114"/>
          <table:table-cell table:number-columns-repeated="5" table:style-name="ce47"/>
        </table:table-row>
        <table:table-row table:style-name="ro18">
          <table:table-cell table:style-name="ce101"/>
          <table:table-cell table:number-columns-repeated="7" table:style-name="ce42"/>
        </table:table-row>
        <table:table-row table:style-name="ro18">
          <table:table-cell table:style-name="ce101"/>
          <table:table-cell table:number-columns-repeated="7" table:style-name="ce42"/>
        </table:table-row>
        <table:table-row table:style-name="ro18">
          <table:table-cell table:style-name="ce120"/>
          <table:table-cell table:style-name="ce47" office:value-type="string">
            <text:p>(T,L,P,N,NA)</text:p>
          </table:table-cell>
          <table:table-cell table:number-columns-repeated="6" table:style-name="ce48"/>
        </table:table-row>
        <table:table-row table:style-name="ro42">
          <table:table-cell table:style-name="ce37" office:value-type="string">
            <text:p>PCP 8. A documentação é mantida de acordo com os critérios definidos.
As evidências apresentadas para este resultado permitem assegurar que a documentação foi mantida de acordo com os critérios definidos?</text:p>
          </table:table-cell>
          <table:table-cell table:number-columns-repeated="7" table:style-name="ce40"/>
        </table:table-row>
        <table:table-row table:style-name="ro18">
          <table:table-cell table:style-name="ce101"/>
          <table:table-cell table:number-columns-repeated="7" table:style-name="ce115"/>
        </table:table-row>
        <table:table-row table:style-name="ro18">
          <table:table-cell table:style-name="ce101"/>
          <table:table-cell table:number-columns-repeated="7" table:style-name="ce115"/>
        </table:table-row>
        <table:table-row table:style-name="ro18">
          <table:table-cell table:style-name="ce101"/>
          <table:table-cell table:number-columns-repeated="7" table:style-name="ce115"/>
        </table:table-row>
        <table:table-row table:style-name="ro18">
          <table:table-cell table:style-name="ce101"/>
          <table:table-cell table:number-columns-repeated="7" table:style-name="ce115"/>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AL" table:style-name="ta1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1" table:default-cell-style-name="ce15" table:number-columns-repeated="248"/>
        <table:table-row table:style-name="ro41">
          <table:table-cell table:style-name="ce28" office:value-type="string">
            <text:p>Valid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90"/>
          <table:table-cell table:number-columns-repeated="6" table:style-name="ce39"/>
        </table:table-row>
        <table:table-row table:style-name="ro44">
          <table:table-cell table:style-name="ce37" office:value-type="string">
            <text:p>VAL 1. Produtos de trabalho a serem validados são identificados.
As evidências apresentadas para este resultado permitem assegurar que foram identificados os produtos de trabalho a serem validados?</text:p>
          </table:table-cell>
          <table:table-cell table:number-columns-repeated="7" table:style-name="ce40"/>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
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AL 3. Critérios e procedimentos para validação dos produtos de trabalho a serem validados são identificados e um ambiente para validação é estabelecido.
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AL 4. Atividades de validação são executadas para garantir que o produto esteja pronto para uso no ambiente operacional pretendido.
As evidências apresentadas para este resultado permitem assegurar que as atividades de validação foram executadas para garantir que o produto esteja pronto para uso no ambiente operacional pretendid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42">
          <table:table-cell table:style-name="ce37" office:value-type="string">
            <text:p>VAL 5. Problemas são identificados e registrados.
As evidências apresentadas para este resultado permitem assegurar que os problemas identificados durante as atividades de validação foram registrados?</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AL 6. Resultados de atividades de validação são analisados e disponibilizados para as partes interessadas.
As evidências apresentadas para este resultado permitem assegurar que os resultados das atividades de validação foram analisados e disponibilizados para as partes interessadas?</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5"/>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AL 7. Evidências de que os produtos de software desenvolvidos estão prontos para o uso pretendido são fornecidas.
As evidências apresentadas para este resultado permitem assegurar que os produtos de software desenvolvidos estavam prontos para o uso pretendid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ER" table:style-name="ta1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2" table:default-cell-style-name="ce15" table:number-columns-repeated="248"/>
        <table:table-row table:style-name="ro41">
          <table:table-cell table:style-name="ce28" office:value-type="string">
            <text:p>Verific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90"/>
          <table:table-cell table:number-columns-repeated="6" table:style-name="ce39"/>
        </table:table-row>
        <table:table-row table:style-name="ro44">
          <table:table-cell table:style-name="ce37" office:value-type="string">
            <text:p>VER 1. Produtos de trabalho a serem verificados são identificados.
As evidências apresentadas para este resultado permitem assegurar que os produtos de trabalho sujeitos à verificação foram identificados?</text:p>
          </table:table-cell>
          <table:table-cell table:number-columns-repeated="7" table:style-name="ce40"/>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60">
          <table:table-cell table:style-name="ce101"/>
          <table:table-cell table:style-name="ce121"/>
          <table:table-cell table:number-columns-repeated="6" table:style-name="ce122"/>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
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ER 3. Critérios e procedimentos para verificação dos produtos de trabalho a serem verificados são identificados e um ambiente para verificação é estabelecido.
As evidências apresentadas para este resultado permitem assegurar que: (i) critérios e procedimentos a serem utilizados para a verificação foram identificados?; (ii) foi estabelecido um ambiente para verificaçã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ER 4. Atividades de verificação, incluindo testes e revisões por pares, são executadas.
As evidências apresentadas para este resultado permitem assegurar que as atividades de verificação, incluindo tanto testes quanto revisão por pares, foram executadas de acordo com o planejado?</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62">
          <table:table-cell table:style-name="ce37" office:value-type="string">
            <text:p>VER 5. Defeitos são identificados e registrados.
As evidências apresentadas para este resultado permitem assegurar que os defeitos identificados durante as atividades de verificação foram identificados e registrados?</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13">
          <table:table-cell table:style-name="ce37" office:value-type="string">
            <text:p>VER 6. Resultados de atividades de verificação são analisados e disponibilizados para as partes interessadas.
As evidências apresentadas para este resultado permitem assegurar que os resultados das atividades de verificação foram (i) analisados? (ii) foram adotados procedimentos para disponibilização dos resultados para as partes interessadas?</text:p>
          </table:table-cell>
          <table:table-cell table:number-columns-repeated="7" table:style-name="ce40"/>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93"/>
          <table:table-cell table:style-name="ce47"/>
          <table:table-cell table:number-columns-repeated="6" table:style-name="ce117"/>
        </table:table-row>
        <table:table-row table:style-name="ro56">
          <table:table-cell table:style-name="ce123"/>
          <table:table-cell table:style-name="ce47"/>
          <table:table-cell table:number-columns-repeated="6" table:style-name="ce117"/>
        </table:table-row>
        <table:table-row table:style-name="ro56">
          <table:table-cell table:style-name="ce123"/>
          <table:table-cell table:style-name="ce47" office:value-type="string">
            <text:p>(T,L,P,N,NA)</text:p>
          </table:table-cell>
          <table:table-cell table:number-columns-repeated="6" table:style-name="ce124"/>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U" table:style-name="ta1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3" table:default-cell-style-name="ce15" table:number-columns-repeated="248"/>
        <table:table-row table:style-name="ro13">
          <table:table-cell table:style-name="ce28" office:value-type="string">
            <text:p>Desenvolvimento para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number-columns-repeated="7" table:style-name="ce39"/>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
As evidências apresentadas para este resultado permitem assegurar que houve uma análise dos domínios de aplicação, visando identificar oportunidades de reutilização?</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2" table:style-name="ce42"/>
          <table:table-cell table:number-columns-repeated="5" table:style-name="ce114"/>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U 2. A capacidade de reutilização sistemática da organização é avaliada e ações corretivas são tomadas, caso necessário.
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
As evidências apresentadas para este resultado permitem assegurar que foi elaborado um plano para a adoção de um programa de reutilização contemplando propósito, escopo, metas e objetivos?</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7" table:style-name="ce115"/>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37" office:value-type="string">
            <text:p>DRU 4. O programa de reutilização é implantado, monitorado e avaliado.
As evidências apresentadas para este resultado permitem assegurar que: (i) o programa de reutilização foi implantado na organização; (ii) o programa de reutilização foi monitorado? (iii) o programa de reutilização foi avaliado?</text:p>
          </table:table-cell>
          <table:table-cell table:number-columns-repeated="7" table:style-name="ce40"/>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style-name="ce42"/>
          <table:table-cell table:style-name="ce114"/>
          <table:table-cell table:number-columns-repeated="5" table:style-name="ce42"/>
        </table:table-row>
        <table:table-row table:style-name="ro18">
          <table:table-cell table:style-name="ce44"/>
          <table:table-cell table:number-columns-repeated="7" table:style-name="ce115"/>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5. Propostas de reutilização são avaliadas de forma a garantir que o resultado da reutilização seja apropriado para a aplicação alvo.
As evidências apresentadas para este resultado permitem assegurar que as propostas de reutilização apresentadas foram avaliadas para determinar se eram adequadas para a aplicação alvo?</text:p>
          </table:table-cell>
          <table:table-cell table:number-columns-repeated="7" table:style-name="ce40"/>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77"/>
        </table:table-row>
        <table:table-row table:style-name="ro18">
          <table:table-cell table:style-name="ce44"/>
          <table:table-cell table:number-columns-repeated="7" table:style-name="ce115"/>
        </table:table-row>
        <table:table-row table:style-name="ro18">
          <table:table-cell table:style-name="ce110"/>
          <table:table-cell table:style-name="ce42"/>
          <table:table-cell table:style-name="ce114"/>
          <table:table-cell table:number-columns-repeated="5"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6. Formas de representação para modelos de domínio e arquiteturas de domínio são selecionadas.
As evidências apresentadas para este resultado permitem assegurar que foram selecionadas notações para representação dos modelos de domínio e arquitetura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7" table:style-name="ce47"/>
        </table:table-row>
        <table:table-row table:style-name="ro18">
          <table:table-cell table:style-name="ce110"/>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8. Uma arquitetura de domínio descrevendo uma família de aplicações para o domínio é desenvolvida e mantida por todo o seu ciclo de vida.
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110"/>
          <table:table-cell table:number-columns-repeated="7" table:style-name="ce7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9. Ativos do domínio são especificados; adquiridos ou desenvolvidos, e mantidos por todo o seu ciclo de vida.
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44"/>
          <table:table-cell table:number-columns-repeated="5" table:style-name="ce42"/>
          <table:table-cell table:number-columns-repeated="2" table:style-name="ce77"/>
        </table:table-row>
        <table:table-row table:style-name="ro18">
          <table:table-cell table:style-name="ce110"/>
          <table:table-cell table:number-columns-repeated="7" table:style-name="ce77"/>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DE" table:style-name="ta1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4" table:default-cell-style-name="ce15" table:number-columns-repeated="248"/>
        <table:table-row table:style-name="ro35">
          <table:table-cell table:style-name="ce28" office:value-type="string">
            <text:p>Gerência de Decisõe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90"/>
          <table:table-cell table:number-columns-repeated="6" table:style-name="ce39"/>
        </table:table-row>
        <table:table-row table:style-name="ro13">
          <table:table-cell table:style-name="ce37" office:value-type="string">
            <text:p>GDE 1. Guias organizacionais para a gerência de decisões são estabelecidos e mantidos.
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2. O problema ou questão a ser objeto de um processo formal de tomada de decisão é definido.
As evidências apresentadas para este resultado permitem assegurar que o problema ou questão a ser objeto de um processo formal de tomada de decisão foi defin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
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4. Alternativas de solução aceitáveis para o problema ou questão são identificadas.
As evidências apresentadas para este resultado permitem assegurar que foram identificadas soluções alternativas aceitáveis para o problema ou questões especifica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5. Os métodos de avaliação das alternativas de solução são selecionados de acordo com sua viabilidade de aplicação.
As evidências apresentadas para este resultado permitem assegurar que foram selecionados métodos para avaliar as soluções alternativas, considerando a viabilidade de sua aplic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6. Soluções alternativas são avaliadas usando os critérios e métodos estabelecidos.
As evidências apresentadas para este resultado permitem assegurar que a avaliação das alternativas de solução foi realizada utilizando os critérios e os métodos defin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7. Decisões são tomadas com base na avaliação das alternativas utilizando os critérios de avaliação estabelecidos.
As evidências apresentadas para este resultado permitem assegurar que as soluções foram selecionadas considerando os resultados da avaliação das alternativas, usando como base os critérios e métodos estabelec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I" table:style-name="ta2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5" table:default-cell-style-name="ce15" table:number-columns-repeated="248"/>
        <table:table-row table:style-name="ro10">
          <table:table-cell table:style-name="ce28" office:value-type="string">
            <text:p>Gerência de Risc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90"/>
          <table:table-cell table:number-columns-repeated="6" table:style-name="ce39"/>
        </table:table-row>
        <table:table-row table:style-name="ro13">
          <table:table-cell table:style-name="ce37" office:value-type="string">
            <text:p>GRI 1. O escopo da gerência de riscos é determinado.
As evidências apresentadas para este resultado permitem assegurar que o escopo da gerência de riscos foi determinado seja dentro do âmbito dos projetos, ou relativo a atividades organizacionais?</text:p>
          </table:table-cell>
          <table:table-cell table:number-columns-repeated="7" table:style-name="ce40"/>
        </table:table-row>
        <table:table-row table:style-name="ro56">
          <table:table-cell table:style-name="ce41"/>
          <table:table-cell table:style-name="ce47"/>
          <table:table-cell table:number-columns-repeated="6" table:style-name="ce117"/>
        </table:table-row>
        <table:table-row table:style-name="ro56">
          <table:table-cell table:style-name="ce41"/>
          <table:table-cell table:style-name="ce47"/>
          <table:table-cell table:number-columns-repeated="6" table:style-name="ce117"/>
        </table:table-row>
        <table:table-row table:style-name="ro56">
          <table:table-cell table:style-name="ce101"/>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118"/>
          <table:table-cell table:style-name="ce47" office:value-type="string">
            <text:p>(T,L,P,N,NA)</text:p>
          </table:table-cell>
          <table:table-cell table:number-columns-repeated="6" table:style-name="ce124"/>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
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13">
          <table:table-cell table:style-name="ce37" office:value-type="string">
            <text:p>GRI 3. As estratégias apropriadas para a gerência de riscos são definidas e implementadas.
As evidências apresentadas para este resultado permitem assegurar que foram definidas estratégias para a gerência de riscos e se estas foram implementadas?</text:p>
          </table:table-cell>
          <table:table-cell table:number-columns-repeated="7" table:style-name="ce40"/>
        </table:table-row>
        <table:table-row table:style-name="ro56">
          <table:table-cell table:style-name="ce41"/>
          <table:table-cell table:style-name="ce47"/>
          <table:table-cell table:number-columns-repeated="6" table:style-name="ce117"/>
        </table:table-row>
        <table:table-row table:style-name="ro56">
          <table:table-cell table:style-name="ce41"/>
          <table:table-cell table:style-name="ce47"/>
          <table:table-cell table:number-columns-repeated="6" table:style-name="ce117"/>
        </table:table-row>
        <table:table-row table:style-name="ro56">
          <table:table-cell table:style-name="ce101"/>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118"/>
          <table:table-cell table:style-name="ce47" office:value-type="string">
            <text:p>(T,L,P,N,NA)</text:p>
          </table:table-cell>
          <table:table-cell table:number-columns-repeated="6" table:style-name="ce124"/>
        </table:table-row>
        <table:table-row table:style-name="ro13">
          <table:table-cell table:style-name="ce37" office:value-type="string">
            <text:p>GRI 4. Os riscos do projeto são identificados e documentados, incluindo seu contexto, condições e possíveis consequências para o projeto e as partes interessadas.
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13">
          <table:table-cell table:style-name="ce37" office:value-type="string">
            <text:p>GRI 5. Os riscos são priorizados, estimados e classificados de acordo com as categorias e os parâmetros definidos.
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67">
          <table:table-cell table:style-name="ce37" office:value-type="string">
            <text:p>GRI 6. Planos para a mitigação de riscos são desenvolvidos.
As evidências apresentadas para este resultado permitem assegurar que foram desenvolvidos planos para a mitigação dos riscos?</text:p>
          </table:table-cell>
          <table:table-cell table:number-columns-repeated="7" table:style-name="ce40"/>
        </table:table-row>
        <table:table-row table:style-name="ro56">
          <table:table-cell table:style-name="ce41"/>
          <table:table-cell table:style-name="ce47"/>
          <table:table-cell table:number-columns-repeated="6" table:style-name="ce117"/>
        </table:table-row>
        <table:table-row table:style-name="ro56">
          <table:table-cell table:style-name="ce41"/>
          <table:table-cell table:style-name="ce47"/>
          <table:table-cell table:number-columns-repeated="6" table:style-name="ce117"/>
        </table:table-row>
        <table:table-row table:style-name="ro56">
          <table:table-cell table:style-name="ce101"/>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46"/>
          <table:table-cell table:style-name="ce47"/>
          <table:table-cell table:number-columns-repeated="6" table:style-name="ce117"/>
        </table:table-row>
        <table:table-row table:style-name="ro56">
          <table:table-cell table:style-name="ce118"/>
          <table:table-cell table:style-name="ce47" office:value-type="string">
            <text:p>(T,L,P,N,NA)</text:p>
          </table:table-cell>
          <table:table-cell table:number-columns-repeated="6" table:style-name="ce124"/>
        </table:table-row>
        <table:table-row table:style-name="ro13">
          <table:table-cell table:style-name="ce37" office:value-type="string">
            <text:p>GRI 7. Os riscos são analisados e a prioridade de aplicação dos recursos para o monitoramento desses riscos é determinada.
As evidências apresentadas para este resultado permitem assegurar que os riscos foram analisados e que foi determinada a prioridade de alocação dos recursos para o monitoramento?</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13">
          <table:table-cell table:style-name="ce37" office:value-type="string">
            <text:p>GRI 8. Os riscos são avaliados e monitorados para determinar mudanças em sua situação e no progresso das atividades para seu tratamento.
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
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number-columns-repeated="7" table:style-name="ce40"/>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41"/>
          <table:table-cell table:style-name="ce47"/>
          <table:table-cell table:number-columns-repeated="5" table:style-name="ce117"/>
          <table:table-cell table:style-name="ce115"/>
        </table:table-row>
        <table:table-row table:style-name="ro56">
          <table:table-cell table:style-name="ce101"/>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table:table-cell table:number-columns-repeated="5" table:style-name="ce117"/>
          <table:table-cell table:style-name="ce115"/>
        </table:table-row>
        <table:table-row table:style-name="ro56">
          <table:table-cell table:style-name="ce46"/>
          <table:table-cell table:style-name="ce47" office:value-type="string">
            <text:p>(T,L,P,N,NA)</text:p>
          </table:table-cell>
          <table:table-cell table:number-columns-repeated="6" table:style-name="ce124"/>
        </table:table-row>
        <table:table-row table:style-name="ro29">
          <table:table-cell table:style-name="ce54"/>
          <table:table-cell table:number-columns-repeated="7" table:style-name="ce40"/>
        </table:table-row>
        <table:table-row table:style-name="ro30">
          <table:table-cell table:style-name="ce55" office:value-type="string">
            <text:p>Atributos de Processo</text:p>
          </table:table-cell>
          <table:table-cell table:number-columns-repeated="5" table:style-name="ce56"/>
          <table:table-cell table:number-columns-repeated="2" table:style-name="ce57"/>
        </table:table-row>
        <table:table-row table:style-name="ro12">
          <table:table-cell table:style-name="ce35" office:value-type="string">
            <text:p>Resultado esperado / evidências</text:p>
          </table:table-cell>
          <table:table-cell table:number-columns-repeated="5" table:style-name="ce58"/>
          <table:table-cell table:number-columns-repeated="2" table:style-name="ce57"/>
        </table:table-row>
        <table:table-row table:style-name="ro17">
          <table:table-cell table:style-name="ce59" office:value-type="string">
            <text:p>AP 1.1 O processo é executado</text:p>
          </table:table-cell>
          <table:table-cell table:style-name="ce60"/>
          <table:table-cell table:number-columns-repeated="4" table:style-name="ce61"/>
          <table:table-cell table:number-columns-repeated="2" table:style-name="ce62"/>
        </table:table-row>
        <table:table-row table:style-name="ro13">
          <table:table-cell table:style-name="ce59"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0"/>
          <table:table-cell table:number-columns-repeated="4" table:style-name="ce61"/>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63" office:value-type="string">
            <text:p>AP 2.1 O processo é gerenciado</text:p>
          </table:table-cell>
          <table:table-cell table:style-name="ce64"/>
          <table:table-cell table:number-columns-repeated="4" table:style-name="ce65"/>
          <table:table-cell table:number-columns-repeated="2" table:style-name="ce62"/>
        </table:table-row>
        <table:table-row table:style-name="ro13">
          <table:table-cell table:style-name="ce66"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7"/>
          <table:table-cell table:number-columns-repeated="4" table:style-name="ce68"/>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6" office:value-type="string">
            <text:p>RAP 3. A execução do processo é planejada.
As evidências apresentadas para este resultado permitem assegurar que existe um plano para a execução do processo?                                                   </text:p>
          </table:table-cell>
          <table:table-cell table:style-name="ce69"/>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0"/>
          <table:table-cell table:number-columns-repeated="4"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6"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0"/>
          <table:table-cell table:number-columns-repeated="2" table:style-name="ce6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2.2 Os produtos de trabalho do processo são gerenciados</text:p>
          </table:table-cell>
          <table:table-cell table:number-columns-repeated="7" table:style-name="ce74"/>
        </table:table-row>
        <table:table-row table:style-name="ro13">
          <table:table-cell table:style-name="ce75"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5"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9" office:value-type="string">
            <text:p>AP 3.1. O processo é definido</text:p>
          </table:table-cell>
          <table:table-cell table:style-name="ce80"/>
          <table:table-cell table:number-columns-repeated="6" table:style-name="ce81"/>
        </table:table-row>
        <table:table-row table:style-name="ro13">
          <table:table-cell table:style-name="ce79"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82" office:value-type="string">
            <text:p>AP 3.2 O processo está implementado</text:p>
          </table:table-cell>
          <table:table-cell table:style-name="ce80"/>
          <table:table-cell table:number-columns-repeated="6" table:style-name="ce81"/>
        </table:table-row>
        <table:table-row table:style-name="ro13">
          <table:table-cell table:style-name="ce79"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9"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0"/>
          <table:table-cell table:number-columns-repeated="6" table:style-name="ce81"/>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83" office:value-type="string">
            <text:p>AP 4.1 O processo é medido</text:p>
          </table:table-cell>
          <table:table-cell table:style-name="ce84"/>
          <table:table-cell table:number-columns-repeated="6" table:style-name="ce85"/>
        </table:table-row>
        <table:table-row table:style-name="ro13">
          <table:table-cell table:style-name="ce83"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83"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86"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83"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83" office:value-type="string">
            <text:p>AP 4.2 O processo é controlado</text:p>
          </table:table-cell>
          <table:table-cell table:style-name="ce84"/>
          <table:table-cell table:number-columns-repeated="6" table:style-name="ce85"/>
        </table:table-row>
        <table:table-row table:style-name="ro13">
          <table:table-cell table:style-name="ce83"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3"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4"/>
          <table:table-cell table:number-columns-repeated="6" table:style-name="ce85"/>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0">
          <table:table-cell table:style-name="ce87" office:value-type="string">
            <text:p>AP 5.1 O processo é objeto de melhorias incrementais e inovações</text:p>
          </table:table-cell>
          <table:table-cell table:number-columns-repeated="7" table:style-name="ce88"/>
        </table:table-row>
        <table:table-row table:style-name="ro13">
          <table:table-cell table:style-name="ce87"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1">
          <table:table-cell table:style-name="ce87" office:value-type="string">
            <text:p>AP 5.2 O processo é otimizado continuamente</text:p>
          </table:table-cell>
          <table:table-cell table:style-name="ce89"/>
          <table:table-cell table:number-columns-repeated="6" table:style-name="ce88"/>
        </table:table-row>
        <table:table-row table:style-name="ro13">
          <table:table-cell table:style-name="ce87"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9"/>
          <table:table-cell table:number-columns-repeated="6"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87"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8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named-expressions>
        <table:named-expression table:name="yhw75hxg1x6y" table:base-cell-address="$GPR.$A$1" table:expression="[GPR.$H$164]"/>
        <table:named-expression table:name="oaop1ze8g87y" table:base-cell-address="$GPR.$A$1" table:expression="[GPR.$H$179]"/>
        <table:named-expression table:name="y50jbde2aku8" table:base-cell-address="$GPR.$A$1" table:expression="[GPR.$H$134]"/>
        <table:named-expression table:name="oc3y8wlxm7k" table:base-cell-address="$GPR.$A$1" table:expression="[GPR.$H$102]"/>
        <table:named-expression table:name="wecm4fga9h59" table:base-cell-address="$GPR.$A$1" table:expression="[GPR.$H$22]"/>
        <table:named-expression table:name="qprls5sgcg5u" table:base-cell-address="$GPR.$A$1" table:expression="[GPR.$H$200]"/>
        <table:named-expression table:name="gw9myfp0x7i8" table:base-cell-address="$GPR.$A$1" table:expression="[GPR.$H$406]"/>
        <table:named-expression table:name="v3e2psf163bd" table:base-cell-address="$GQA.$A$1" table:expression="[GQA.$H$16]"/>
        <table:named-expression table:name="do1qs7g1wf6t" table:base-cell-address="$MED.$A$1" table:expression="[MED.$H$6]"/>
        <table:named-expression table:name="ik9bcyw87rqw" table:base-cell-address="$MED.$A$1" table:expression="[MED.$H$6]"/>
        <table:named-expression table:name="iodqcuu91bug" table:base-cell-address="$MED.$A$1" table:expression="[MED.$H$20]"/>
        <table:named-expression table:name="vrl5b9226esq" table:base-cell-address="$MED.$A$1" table:expression="[MED.$H$26]"/>
        <table:named-expression table:name="f6iri8kvz0k0" table:base-cell-address="$MED.$A$1" table:expression="[MED.$H$46]"/>
        <table:named-expression table:name="cj6tvkis28ma" table:base-cell-address="$MED.$A$1" table:expression="[MED.$H$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number:percentage-style style:name="N178">
      <number:number number:min-integer-digits="1" number:decimal-places="2"/>
      <number:text>%</number:text>
    </number:percentage-style>
    <number:number-style style:name="N179">
      <number:text>$</number:text>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struções para preenchimento" style:display-name="PageStyle_Instruções para preenchimento" style:page-layout-name="pm1">
      <style:header style:display="false"/>
      <style:header-left style:display="false"/>
      <style:footer style:display="false"/>
      <style:footer-left style:display="false"/>
    </style:master-page>
    <style:master-page style:name="PageStyle_5f_GPR" style:display-name="PageStyle_GPR" style:page-layout-name="pm2">
      <style:header style:display="false"/>
      <style:header-left style:display="false"/>
      <style:footer style:display="false"/>
      <style:footer-left style:display="false"/>
    </style:master-page>
    <style:master-page style:name="PageStyle_5f_GRE" style:display-name="PageStyle_GRE" style:page-layout-name="pm3">
      <style:header style:display="false"/>
      <style:header-left style:display="false"/>
      <style:footer style:display="false"/>
      <style:footer-left style:display="false"/>
    </style:master-page>
    <style:master-page style:name="PageStyle_5f_GCO" style:display-name="PageStyle_GCO" style:page-layout-name="pm4">
      <style:header style:display="false"/>
      <style:header-left style:display="false"/>
      <style:footer style:display="false"/>
      <style:footer-left style:display="false"/>
    </style:master-page>
    <style:master-page style:name="PageStyle_5f_AQU" style:display-name="PageStyle_AQU" style:page-layout-name="pm5">
      <style:header style:display="false"/>
      <style:header-left style:display="false"/>
      <style:footer style:display="false"/>
      <style:footer-left style:display="false"/>
    </style:master-page>
    <style:master-page style:name="PageStyle_5f_GQA" style:display-name="PageStyle_GQA" style:page-layout-name="pm6">
      <style:header style:display="false"/>
      <style:header-left style:display="false"/>
      <style:footer style:display="false"/>
      <style:footer-left style:display="false"/>
    </style:master-page>
    <style:master-page style:name="PageStyle_5f_GPP" style:display-name="PageStyle_GPP" style:page-layout-name="pm7">
      <style:header style:display="false"/>
      <style:header-left style:display="false"/>
      <style:footer style:display="false"/>
      <style:footer-left style:display="false"/>
    </style:master-page>
    <style:master-page style:name="PageStyle_5f_MED" style:display-name="PageStyle_MED" style:page-layout-name="pm8">
      <style:header style:display="false"/>
      <style:header-left style:display="false"/>
      <style:footer style:display="false"/>
      <style:footer-left style:display="false"/>
    </style:master-page>
    <style:master-page style:name="PageStyle_5f_AMP" style:display-name="PageStyle_AMP" style:page-layout-name="pm9">
      <style:header style:display="false"/>
      <style:header-left style:display="false"/>
      <style:footer style:display="false"/>
      <style:footer-left style:display="false"/>
    </style:master-page>
    <style:master-page style:name="PageStyle_5f_DFP" style:display-name="PageStyle_DFP" style:page-layout-name="pm10">
      <style:header style:display="false"/>
      <style:header-left style:display="false"/>
      <style:footer style:display="false"/>
      <style:footer-left style:display="false"/>
    </style:master-page>
    <style:master-page style:name="PageStyle_5f_GRH" style:display-name="PageStyle_GRH" style:page-layout-name="pm11">
      <style:header style:display="false"/>
      <style:header-left style:display="false"/>
      <style:footer style:display="false"/>
      <style:footer-left style:display="false"/>
    </style:master-page>
    <style:master-page style:name="PageStyle_5f_GRU" style:display-name="PageStyle_GRU" style:page-layout-name="pm12">
      <style:header style:display="false"/>
      <style:header-left style:display="false"/>
      <style:footer style:display="false"/>
      <style:footer-left style:display="false"/>
    </style:master-page>
    <style:master-page style:name="PageStyle_5f_DRE" style:display-name="PageStyle_DRE" style:page-layout-name="pm13">
      <style:header style:display="false"/>
      <style:header-left style:display="false"/>
      <style:footer style:display="false"/>
      <style:footer-left style:display="false"/>
    </style:master-page>
    <style:master-page style:name="PageStyle_5f_ITP" style:display-name="PageStyle_ITP" style:page-layout-name="pm14">
      <style:header style:display="false"/>
      <style:header-left style:display="false"/>
      <style:footer style:display="false"/>
      <style:footer-left style:display="false"/>
    </style:master-page>
    <style:master-page style:name="PageStyle_5f_PCP" style:display-name="PageStyle_PCP" style:page-layout-name="pm15">
      <style:header style:display="false"/>
      <style:header-left style:display="false"/>
      <style:footer style:display="false"/>
      <style:footer-left style:display="false"/>
    </style:master-page>
    <style:master-page style:name="PageStyle_5f_VAL" style:display-name="PageStyle_VAL" style:page-layout-name="pm16">
      <style:header style:display="false"/>
      <style:header-left style:display="false"/>
      <style:footer style:display="false"/>
      <style:footer-left style:display="false"/>
    </style:master-page>
    <style:master-page style:name="PageStyle_5f_VER" style:display-name="PageStyle_VER" style:page-layout-name="pm17">
      <style:header style:display="false"/>
      <style:header-left style:display="false"/>
      <style:footer style:display="false"/>
      <style:footer-left style:display="false"/>
    </style:master-page>
    <style:master-page style:name="PageStyle_5f_DRU" style:display-name="PageStyle_DRU" style:page-layout-name="pm18">
      <style:header style:display="false"/>
      <style:header-left style:display="false"/>
      <style:footer style:display="false"/>
      <style:footer-left style:display="false"/>
    </style:master-page>
    <style:master-page style:name="PageStyle_5f_GDE" style:display-name="PageStyle_GDE" style:page-layout-name="pm19">
      <style:header style:display="false"/>
      <style:header-left style:display="false"/>
      <style:footer style:display="false"/>
      <style:footer-left style:display="false"/>
    </style:master-page>
    <style:master-page style:name="PageStyle_5f_GRI" style:display-name="PageStyle_GRI" style:page-layout-name="pm20">
      <style:header style:display="false"/>
      <style:header-left style:display="false"/>
      <style:footer style:display="false"/>
      <style:footer-left style:display="false"/>
    </style:master-page>
  </office:master-styles>
</office:document-styles>
</file>